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DAC00000DAC16C9D0C269E714AF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2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/>
    <style:font-face style:name="DejaVu Sans1" svg:font-family="'DejaVu Sans'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automatic-styles>
    <style:style style:name="LITD" style:family="table">
      <style:table-properties style:width="17.59cm" table:align="margins"/>
    </style:style>
    <style:style style:name="LITD.A" style:family="table-column">
      <style:table-column-properties style:column-width="8.795cm" style:rel-column-width="32767*"/>
    </style:style>
    <style:style style:name="LITD.B" style:family="table-column">
      <style:table-column-properties style:column-width="8.795cm" style:rel-column-width="32768*"/>
    </style:style>
    <style:style style:name="LITD.A1" style:family="table-cell">
      <style:table-cell-properties style:border-line-width="0.012cm 0.012cm 0.012cm" fo:padding="0.049cm" fo:border="1.05pt double #000000" style:writing-mode="page"/>
    </style:style>
    <style:style style:name="LITD.A2" style:family="table-cell">
      <style:table-cell-properties style:border-line-width-left="0.012cm 0.012cm 0.012cm" style:border-line-width-bottom="0.012cm 0.012cm 0.012cm" fo:padding="0.049cm" fo:border-left="1.05pt double #000000" fo:border-right="none" fo:border-top="none" fo:border-bottom="1.05pt double #000000" style:writing-mode="page"/>
    </style:style>
    <style:style style:name="LITD.B2" style:family="table-cell">
      <style:table-cell-properties style:border-line-width-left="0.012cm 0.012cm 0.012cm" style:border-line-width-right="0.012cm 0.012cm 0.012cm" style:border-line-width-bottom="0.012cm 0.012cm 0.012cm" fo:padding="0.049cm" fo:border-left="1.05pt double #000000" fo:border-right="1.05pt double #000000" fo:border-top="none" fo:border-bottom="1.05pt double #000000" style:writing-mode="page"/>
    </style:style>
    <style:style style:name="LICA" style:family="table">
      <style:table-properties style:width="17.59cm" table:align="margins"/>
    </style:style>
    <style:style style:name="LICA.A" style:family="table-column">
      <style:table-column-properties style:column-width="8.795cm" style:rel-column-width="32767*"/>
    </style:style>
    <style:style style:name="LICA.B" style:family="table-column">
      <style:table-column-properties style:column-width="8.795cm" style:rel-column-width="32768*"/>
    </style:style>
    <style:style style:name="LICA.A1" style:family="table-cell">
      <style:table-cell-properties style:border-line-width="0.012cm 0.012cm 0.012cm" fo:padding="0.049cm" fo:border="1.05pt double #000000" style:writing-mode="page"/>
    </style:style>
    <style:style style:name="LICA.A2" style:family="table-cell">
      <style:table-cell-properties style:border-line-width-left="0.012cm 0.012cm 0.012cm" style:border-line-width-bottom="0.012cm 0.012cm 0.012cm" fo:padding="0.049cm" fo:border-left="1.05pt double #000000" fo:border-right="none" fo:border-top="none" fo:border-bottom="1.05pt double #000000" style:writing-mode="page"/>
    </style:style>
    <style:style style:name="LICA.B2" style:family="table-cell">
      <style:table-cell-properties style:border-line-width-left="0.012cm 0.012cm 0.012cm" style:border-line-width-right="0.012cm 0.012cm 0.012cm" style:border-line-width-bottom="0.012cm 0.012cm 0.012cm" fo:padding="0.049cm" fo:border-left="1.05pt double #000000" fo:border-right="1.05pt double #000000" fo:border-top="none" fo:border-bottom="1.05pt double #000000" style:writing-mode="page"/>
    </style:style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B" style:family="table-column">
      <style:table-column-properties style:column-width="8.795cm" style:rel-column-width="32768*"/>
    </style:style>
    <style:style style:name="Tabla1.A1" style:family="table-cell">
      <style:table-cell-properties style:border-line-width="0.012cm 0.012cm 0.012cm" fo:padding="0.049cm" fo:border="1.05pt double #000000" style:writing-mode="page"/>
    </style:style>
    <style:style style:name="Tabla1.A2" style:family="table-cell">
      <style:table-cell-properties style:border-line-width-left="0.012cm 0.012cm 0.012cm" style:border-line-width-bottom="0.012cm 0.012cm 0.012cm" fo:padding="0.049cm" fo:border-left="1.05pt double #000000" fo:border-right="none" fo:border-top="none" fo:border-bottom="1.05pt double #000000" style:writing-mode="page"/>
    </style:style>
    <style:style style:name="Tabla1.B2" style:family="table-cell">
      <style:table-cell-properties style:border-line-width-left="0.012cm 0.012cm 0.012cm" style:border-line-width-right="0.012cm 0.012cm 0.012cm" style:border-line-width-bottom="0.012cm 0.012cm 0.012cm" fo:padding="0.049cm" fo:border-left="1.05pt double #000000" fo:border-right="1.05pt double #000000" fo:border-top="none" fo:border-bottom="1.05pt double #000000" style:writing-mode="page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8.795cm" style:rel-column-width="32767*"/>
    </style:style>
    <style:style style:name="Tabla3.B" style:family="table-column">
      <style:table-column-properties style:column-width="8.795cm" style:rel-column-width="32768*"/>
    </style:style>
    <style:style style:name="Tabla3.A1" style:family="table-cell">
      <style:table-cell-properties style:border-line-width="0.012cm 0.012cm 0.012cm" fo:padding="0.049cm" fo:border="1.05pt double #000000" style:writing-mode="page"/>
    </style:style>
    <style:style style:name="Tabla3.A2" style:family="table-cell">
      <style:table-cell-properties style:border-line-width-left="0.012cm 0.012cm 0.012cm" style:border-line-width-bottom="0.012cm 0.012cm 0.012cm" fo:padding="0.049cm" fo:border-left="1.05pt double #000000" fo:border-right="none" fo:border-top="none" fo:border-bottom="1.05pt double #000000" style:writing-mode="page"/>
    </style:style>
    <style:style style:name="Tabla3.B2" style:family="table-cell">
      <style:table-cell-properties style:border-line-width-left="0.012cm 0.012cm 0.012cm" style:border-line-width-right="0.012cm 0.012cm 0.012cm" style:border-line-width-bottom="0.012cm 0.012cm 0.012cm" fo:padding="0.049cm" fo:border-left="1.05pt double #000000" fo:border-right="1.05pt double #000000" fo:border-top="none" fo:border-bottom="1.05pt double #000000" style:writing-mode="page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8.793cm" style:rel-column-width="32760*"/>
    </style:style>
    <style:style style:name="Tabla2.B" style:family="table-column">
      <style:table-column-properties style:column-width="8.797cm" style:rel-column-width="32775*"/>
    </style:style>
    <style:style style:name="Tabla2.A1" style:family="table-cell">
      <style:table-cell-properties style:border-line-width="0.012cm 0.012cm 0.012cm" fo:padding="0.049cm" fo:border="1.05pt double #000000" style:writing-mode="page"/>
    </style:style>
    <style:style style:name="Tabla2.A2" style:family="table-cell">
      <style:table-cell-properties style:border-line-width-left="0.012cm 0.012cm 0.012cm" style:border-line-width-bottom="0.012cm 0.012cm 0.012cm" fo:padding="0.049cm" fo:border-left="1.05pt double #000000" fo:border-right="none" fo:border-top="none" fo:border-bottom="1.05pt double #000000" style:writing-mode="page"/>
    </style:style>
    <style:style style:name="Tabla2.B2" style:family="table-cell">
      <style:table-cell-properties style:border-line-width-left="0.012cm 0.012cm 0.012cm" style:border-line-width-right="0.012cm 0.012cm 0.012cm" style:border-line-width-bottom="0.012cm 0.012cm 0.012cm" fo:padding="0.049cm" fo:border-left="1.05pt double #000000" fo:border-right="1.05pt double #000000" fo:border-top="none" fo:border-bottom="1.05pt double #000000" style:writing-mode="page"/>
    </style:style>
    <style:style style:name="Tabla6" style:family="table">
      <style:table-properties style:width="17.59cm" table:align="margins"/>
    </style:style>
    <style:style style:name="Tabla6.A" style:family="table-column">
      <style:table-column-properties style:column-width="8.795cm" style:rel-column-width="32767*"/>
    </style:style>
    <style:style style:name="Tabla6.B" style:family="table-column">
      <style:table-column-properties style:column-width="8.795cm" style:rel-column-width="32768*"/>
    </style:style>
    <style:style style:name="Tabla6.A1" style:family="table-cell">
      <style:table-cell-properties style:border-line-width="0.012cm 0.012cm 0.012cm" fo:padding="0.049cm" fo:border="1.05pt double #000000" style:writing-mode="page"/>
    </style:style>
    <style:style style:name="Tabla6.A2" style:family="table-cell">
      <style:table-cell-properties style:border-line-width-left="0.012cm 0.012cm 0.012cm" style:border-line-width-bottom="0.012cm 0.012cm 0.012cm" fo:padding="0.049cm" fo:border-left="1.05pt double #000000" fo:border-right="none" fo:border-top="none" fo:border-bottom="1.05pt double #000000" style:writing-mode="page"/>
    </style:style>
    <style:style style:name="Tabla6.B2" style:family="table-cell">
      <style:table-cell-properties style:border-line-width-right="0.012cm 0.012cm 0.012cm" style:border-line-width-bottom="0.012cm 0.012cm 0.012cm" fo:padding="0.049cm" fo:border-left="none" fo:border-right="1.05pt double #000000" fo:border-top="none" fo:border-bottom="1.05pt double #000000" style:writing-mode="page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8.795cm" style:rel-column-width="32767*"/>
    </style:style>
    <style:style style:name="Tabla4.B" style:family="table-column">
      <style:table-column-properties style:column-width="8.795cm" style:rel-column-width="32768*"/>
    </style:style>
    <style:style style:name="Tabla4.1" style:family="table-row">
      <style:table-row-properties style:min-row-height="0.935cm"/>
    </style:style>
    <style:style style:name="Tabla4.A1" style:family="table-cell">
      <style:table-cell-properties style:border-line-width="0.012cm 0.012cm 0.012cm" fo:padding="0.049cm" fo:border="1.05pt double #000000" style:writing-mode="page"/>
    </style:style>
    <style:style style:name="Tabla4.A2" style:family="table-cell">
      <style:table-cell-properties style:border-line-width-left="0.012cm 0.012cm 0.012cm" style:border-line-width-bottom="0.012cm 0.012cm 0.012cm" fo:padding="0.049cm" fo:border-left="1.05pt double #000000" fo:border-right="none" fo:border-top="none" fo:border-bottom="1.05pt double #000000" style:writing-mode="page"/>
    </style:style>
    <style:style style:name="Tabla4.B2" style:family="table-cell">
      <style:table-cell-properties style:border-line-width-right="0.012cm 0.012cm 0.012cm" style:border-line-width-bottom="0.012cm 0.012cm 0.012cm" fo:padding="0.049cm" fo:border-left="none" fo:border-right="1.05pt double #000000" fo:border-top="none" fo:border-bottom="1.05pt double #000000" style:writing-mode="page"/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8.795cm" style:rel-column-width="32767*"/>
    </style:style>
    <style:style style:name="Tabla5.B" style:family="table-column">
      <style:table-column-properties style:column-width="8.795cm" style:rel-column-width="32768*"/>
    </style:style>
    <style:style style:name="Tabla5.A1" style:family="table-cell">
      <style:table-cell-properties style:border-line-width="0.012cm 0.012cm 0.012cm" fo:padding="0.049cm" fo:border="1.05pt double #000000" style:writing-mode="page"/>
    </style:style>
    <style:style style:name="Tabla5.A2" style:family="table-cell">
      <style:table-cell-properties style:border-line-width-left="0.012cm 0.012cm 0.012cm" style:border-line-width-bottom="0.012cm 0.012cm 0.012cm" fo:padding="0.049cm" fo:border-left="1.05pt double #000000" fo:border-right="none" fo:border-top="none" fo:border-bottom="1.05pt double #000000" style:writing-mode="page"/>
    </style:style>
    <style:style style:name="Tabla5.B2" style:family="table-cell">
      <style:table-cell-properties style:border-line-width-left="0.012cm 0.012cm 0.012cm" style:border-line-width-right="0.012cm 0.012cm 0.012cm" style:border-line-width-bottom="0.012cm 0.012cm 0.012cm" fo:padding="0.049cm" fo:border-left="1.05pt double #000000" fo:border-right="1.05pt double #000000" fo:border-top="none" fo:border-bottom="1.05pt double #000000" style:writing-mode="page"/>
    </style:style>
    <style:style style:name="Tabla7" style:family="table">
      <style:table-properties style:width="17.59cm" table:align="margins" fo:background-color="transparent">
        <style:background-image/>
      </style:table-properties>
    </style:style>
    <style:style style:name="Tabla7.A" style:family="table-column">
      <style:table-column-properties style:column-width="8.795cm" style:rel-column-width="32767*"/>
    </style:style>
    <style:style style:name="Tabla7.B" style:family="table-column">
      <style:table-column-properties style:column-width="8.795cm" style:rel-column-width="32768*"/>
    </style:style>
    <style:style style:name="Tabla7.A1" style:family="table-cell">
      <style:table-cell-properties style:border-line-width="0.012cm 0.012cm 0.012cm" fo:padding="0.049cm" fo:border="1.05pt double #000000" style:writing-mode="page"/>
    </style:style>
    <style:style style:name="Tabla7.2" style:family="table-row">
      <style:table-row-properties fo:background-color="transparent">
        <style:background-image/>
      </style:table-row-properties>
    </style:style>
    <style:style style:name="Tabla7.A2" style:family="table-cell">
      <style:table-cell-properties style:border-line-width-left="0.012cm 0.012cm 0.012cm" style:border-line-width-bottom="0.012cm 0.012cm 0.012cm" fo:padding="0.049cm" fo:border-left="1.05pt double #000000" fo:border-right="none" fo:border-top="none" fo:border-bottom="1.05pt double #000000" style:writing-mode="page"/>
    </style:style>
    <style:style style:name="Tabla7.B2" style:family="table-cell">
      <style:table-cell-properties style:border-line-width-right="0.012cm 0.012cm 0.012cm" style:border-line-width-bottom="0.012cm 0.012cm 0.012cm" fo:padding="0.049cm" fo:border-left="none" fo:border-right="1.05pt double #000000" fo:border-top="none" fo:border-bottom="1.05pt double #000000" style:writing-mode="page"/>
    </style:style>
    <style:style style:name="P1" style:family="paragraph" style:parent-style-name="Standard">
      <style:paragraph-properties fo:line-height="150%" fo:text-align="center" style:justify-single-word="false"/>
      <style:text-properties fo:color="#ffffff" loext:opacity="100%" style:font-name="Times New Roman" fo:font-size="9.5pt" fo:font-weight="bold" fo:background-color="#ff7f00" style:font-size-asian="9.5pt" style:font-weight-asian="bold" style:font-size-complex="9.5pt" style:font-weight-complex="bold"/>
    </style:style>
    <style:style style:name="P2" style:family="paragraph" style:parent-style-name="Standard">
      <style:paragraph-properties fo:line-height="150%" fo:text-align="center" style:justify-single-word="false" fo:break-before="page"/>
      <style:text-properties fo:color="#ffffff" loext:opacity="100%" style:font-name="Times New Roman" fo:font-size="9.5pt" fo:font-weight="bold" officeooo:paragraph-rsid="00f5bd61" fo:background-color="#ff7f00" style:font-size-asian="9.5pt" style:font-weight-asian="bold" style:font-size-complex="9.5pt" style:font-weight-complex="bold"/>
    </style:style>
    <style:style style:name="P3" style:family="paragraph" style:parent-style-name="Standard">
      <style:paragraph-properties fo:line-height="150%" fo:text-align="center" style:justify-single-word="false" fo:break-before="page"/>
      <style:text-properties fo:color="#ffffff" loext:opacity="100%" style:font-name="Times New Roman" fo:font-size="9.5pt" fo:font-weight="bold" officeooo:paragraph-rsid="00d6c923" fo:background-color="#ff7f00" style:font-size-asian="9.5pt" style:font-weight-asian="bold" style:font-size-complex="9.5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fo:color="#ffffff" loext:opacity="100%" style:font-name="Times New Roman" fo:font-size="9.5pt" fo:font-weight="bold" officeooo:rsid="00d6c923" officeooo:paragraph-rsid="00d6c923" fo:background-color="#ff7f00" style:font-size-asian="9.5pt" style:font-weight-asian="bold" style:font-size-complex="9.5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fo:color="#ffffff" loext:opacity="100%" style:font-name="Times New Roman" fo:font-size="9.5pt" fo:font-weight="bold" officeooo:rsid="00d6c923" officeooo:paragraph-rsid="00f5bd61" fo:background-color="#ff7f00" style:font-size-asian="9.5pt" style:font-weight-asian="bold" style:font-size-complex="9.5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fo:color="#ffffff" loext:opacity="100%" style:font-name="Times New Roman" fo:font-size="9.5pt" fo:font-weight="bold" officeooo:rsid="00c0a5a2" officeooo:paragraph-rsid="00d6c923" fo:background-color="#ff7f00" style:font-size-asian="9.5pt" style:font-weight-asian="bold" style:font-size-complex="9.5pt" style:font-weight-complex="bold"/>
    </style:style>
    <style:style style:name="P7" style:family="paragraph" style:parent-style-name="Standard">
      <style:paragraph-properties fo:line-height="150%" fo:text-align="start" style:justify-single-word="false"/>
      <style:text-properties style:use-window-font-color="true" loext:opacity="0%" style:font-name="Times New Roman" fo:font-size="9.5pt" fo:font-weight="normal" officeooo:rsid="00f5bd61" officeooo:paragraph-rsid="00f5bd61" fo:background-color="transparent" style:font-size-asian="9.5pt" style:font-weight-asian="normal" style:font-size-complex="9.5pt" style:font-weight-complex="normal"/>
    </style:style>
    <style:style style:name="P8" style:family="paragraph" style:parent-style-name="Standard">
      <style:paragraph-properties fo:line-height="150%"/>
      <style:text-properties style:font-name="Times New Roman" fo:font-size="9.5pt" style:font-size-asian="9.5pt" style:font-size-complex="9.5pt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font-size="9.5pt" officeooo:paragraph-rsid="0154675d" style:font-size-asian="9.5pt" style:font-size-complex="9.5pt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fo:font-size="9.5pt" officeooo:paragraph-rsid="00eda3e4" style:font-size-asian="9.5pt" style:font-size-complex="9.5pt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9.5pt" officeooo:paragraph-rsid="01f2ff0a" style:font-size-asian="9.5pt" style:font-size-complex="9.5pt"/>
    </style:style>
    <style:style style:name="P12" style:family="paragraph" style:parent-style-name="Standard">
      <style:paragraph-properties fo:line-height="150%"/>
      <style:text-properties style:font-name="Times New Roman" fo:font-size="9.5pt" officeooo:paragraph-rsid="00eda3e4" style:font-size-asian="9.5pt" style:font-size-complex="9.5pt"/>
    </style:style>
    <style:style style:name="P13" style:family="paragraph" style:parent-style-name="Standard">
      <style:paragraph-properties fo:line-height="150%"/>
      <style:text-properties style:font-name="Times New Roman" fo:font-size="9.5pt" officeooo:paragraph-rsid="00eda92c" style:font-size-asian="9.5pt" style:font-size-complex="9.5pt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fo:font-size="9.5pt" officeooo:rsid="00f26609" officeooo:paragraph-rsid="00eda3e4" style:font-size-asian="9.5pt" style:font-size-complex="9.5pt"/>
    </style:style>
    <style:style style:name="P15" style:family="paragraph" style:parent-style-name="Standard">
      <style:paragraph-properties fo:line-height="150%"/>
      <style:text-properties style:font-name="Times New Roman" fo:font-size="9.5pt" officeooo:rsid="00d0a4bf" officeooo:paragraph-rsid="00d0a4bf" style:font-size-asian="9.5pt" style:font-size-complex="9.5pt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Times New Roman" fo:font-size="9.5pt" officeooo:rsid="0050c5b9" officeooo:paragraph-rsid="005684c8" style:font-size-asian="9.5pt" style:font-size-complex="9.5pt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Times New Roman" fo:font-size="9.5pt" officeooo:rsid="0044cfe5" officeooo:paragraph-rsid="00eda92c" style:font-size-asian="9.5pt" style:font-size-complex="9.5pt"/>
    </style:style>
    <style:style style:name="P18" style:family="paragraph" style:parent-style-name="Standard">
      <style:paragraph-properties fo:line-height="150%" fo:text-align="center" style:justify-single-word="false"/>
      <style:text-properties style:font-name="Times New Roman" fo:font-size="9.5pt" officeooo:rsid="00ffddab" officeooo:paragraph-rsid="019133d5" style:font-size-asian="9.5pt" style:font-size-complex="9.5pt"/>
    </style:style>
    <style:style style:name="P19" style:family="paragraph" style:parent-style-name="Standard">
      <style:paragraph-properties fo:line-height="150%" fo:text-align="center" style:justify-single-word="false"/>
      <style:text-properties style:font-name="Times New Roman" fo:font-size="9.5pt" officeooo:rsid="005b901a" officeooo:paragraph-rsid="01d3f0e0" style:font-size-asian="9.5pt" style:font-size-complex="9.5pt"/>
    </style:style>
    <style:style style:name="P20" style:family="paragraph" style:parent-style-name="Standard">
      <style:paragraph-properties fo:line-height="150%" fo:text-align="center" style:justify-single-word="false" fo:break-before="page"/>
      <style:text-properties style:font-name="Times New Roman" fo:font-size="9.5pt" officeooo:rsid="015e8186" officeooo:paragraph-rsid="015e8186" style:font-size-asian="9.5pt" style:font-size-complex="9.5pt"/>
    </style:style>
    <style:style style:name="P21" style:family="paragraph" style:parent-style-name="Text_20_body">
      <style:paragraph-properties fo:break-before="page"/>
      <style:text-properties style:font-name="Times New Roman" fo:font-size="9.5pt" style:font-size-asian="9.5pt" style:font-size-complex="9.5pt"/>
    </style:style>
    <style:style style:name="P22" style:family="paragraph" style:parent-style-name="Text_20_body">
      <style:text-properties style:font-name="Times New Roman" fo:font-size="9.5pt" style:font-size-asian="9.5pt" style:font-size-complex="9.5pt"/>
    </style:style>
    <style:style style:name="P23" style:family="paragraph" style:parent-style-name="Standard">
      <style:paragraph-properties fo:line-height="150%" fo:text-align="justify" style:justify-single-word="false"/>
    </style:style>
    <style:style style:name="P24" style:family="paragraph" style:parent-style-name="Standard">
      <style:paragraph-properties fo:line-height="150%" fo:text-align="justify" style:justify-single-word="false"/>
      <style:text-properties officeooo:paragraph-rsid="00f5e15f"/>
    </style:style>
    <style:style style:name="P25" style:family="paragraph" style:parent-style-name="Standard">
      <style:paragraph-properties fo:line-height="150%" fo:text-align="justify" style:justify-single-word="false"/>
      <style:text-properties officeooo:paragraph-rsid="019133d5"/>
    </style:style>
    <style:style style:name="P26" style:family="paragraph" style:parent-style-name="Standard">
      <style:paragraph-properties fo:line-height="150%" fo:text-align="justify" style:justify-single-word="false"/>
      <style:text-properties officeooo:paragraph-rsid="01d54986"/>
    </style:style>
    <style:style style:name="P27" style:family="paragraph" style:parent-style-name="Standard">
      <style:paragraph-properties fo:line-height="150%" fo:text-align="justify" style:justify-single-word="false"/>
      <style:text-properties officeooo:paragraph-rsid="00870dc1"/>
    </style:style>
    <style:style style:name="P28" style:family="paragraph" style:parent-style-name="Standard">
      <style:paragraph-properties fo:line-height="150%" fo:text-align="justify" style:justify-single-word="false"/>
      <style:text-properties officeooo:paragraph-rsid="0250bcf2"/>
    </style:style>
    <style:style style:name="P29" style:family="paragraph" style:parent-style-name="Standard">
      <style:paragraph-properties fo:line-height="150%"/>
      <style:text-properties officeooo:paragraph-rsid="00eda3e4"/>
    </style:style>
    <style:style style:name="P30" style:family="paragraph" style:parent-style-name="Standard">
      <style:paragraph-properties fo:line-height="150%"/>
      <style:text-properties officeooo:paragraph-rsid="0039c426"/>
    </style:style>
    <style:style style:name="P31" style:family="paragraph" style:parent-style-name="Standard" style:list-style-name="L9">
      <style:paragraph-properties fo:line-height="150%"/>
      <style:text-properties style:font-name="Times New Roman" fo:font-size="9.5pt" officeooo:paragraph-rsid="0005618f" style:font-size-asian="9.5pt" style:font-size-complex="9.5pt"/>
    </style:style>
    <style:style style:name="P32" style:family="paragraph" style:parent-style-name="Standard" style:list-style-name="L9">
      <style:paragraph-properties fo:line-height="150%"/>
      <style:text-properties style:font-name="Times New Roman" fo:font-size="9.5pt" officeooo:paragraph-rsid="025daeab" style:font-size-asian="9.5pt" style:font-size-complex="9.5pt"/>
    </style:style>
    <style:style style:name="P33" style:family="paragraph" style:parent-style-name="Standard" style:list-style-name="L9">
      <style:paragraph-properties fo:line-height="150%"/>
      <style:text-properties style:font-name="Times New Roman" fo:font-size="9.5pt" officeooo:paragraph-rsid="007d2f68" style:font-size-asian="9.5pt" style:font-size-complex="9.5pt"/>
    </style:style>
    <style:style style:name="P34" style:family="paragraph" style:parent-style-name="Standard" style:list-style-name="L9">
      <style:paragraph-properties fo:line-height="150%"/>
      <style:text-properties style:font-name="Times New Roman" fo:font-size="9.5pt" officeooo:paragraph-rsid="00404304" style:font-size-asian="9.5pt" style:font-size-complex="9.5pt"/>
    </style:style>
    <style:style style:name="P35" style:family="paragraph" style:parent-style-name="Standard" style:list-style-name="L9">
      <style:paragraph-properties fo:line-height="150%"/>
      <style:text-properties style:font-name="Times New Roman" fo:font-size="9.5pt" officeooo:paragraph-rsid="00420e3f" style:font-size-asian="9.5pt" style:font-size-complex="9.5pt"/>
    </style:style>
    <style:style style:name="P36" style:family="paragraph" style:parent-style-name="Standard" style:list-style-name="L9">
      <style:paragraph-properties fo:line-height="150%"/>
      <style:text-properties style:font-name="Times New Roman" fo:font-size="9.5pt" officeooo:paragraph-rsid="00bd1285" style:font-size-asian="9.5pt" style:font-size-complex="9.5pt"/>
    </style:style>
    <style:style style:name="P37" style:family="paragraph" style:parent-style-name="Standard" style:list-style-name="L9">
      <style:paragraph-properties fo:line-height="150%"/>
      <style:text-properties style:font-name="Times New Roman" fo:font-size="9.5pt" officeooo:paragraph-rsid="00a748df" style:font-size-asian="9.5pt" style:font-size-complex="9.5pt"/>
    </style:style>
    <style:style style:name="P38" style:family="paragraph" style:parent-style-name="Standard" style:list-style-name="L10">
      <style:paragraph-properties fo:line-height="150%"/>
      <style:text-properties style:font-name="Times New Roman" fo:font-size="9.5pt" style:font-size-asian="9.5pt" style:font-size-complex="9.5pt"/>
    </style:style>
    <style:style style:name="P39" style:family="paragraph" style:parent-style-name="Standard" style:list-style-name="L10">
      <style:paragraph-properties fo:line-height="150%"/>
      <style:text-properties style:font-name="Times New Roman" fo:font-size="9.5pt" officeooo:paragraph-rsid="00b97f7b" style:font-size-asian="9.5pt" style:font-size-complex="9.5pt"/>
    </style:style>
    <style:style style:name="P40" style:family="paragraph" style:parent-style-name="Standard" style:list-style-name="L10">
      <style:paragraph-properties fo:line-height="150%"/>
      <style:text-properties style:font-name="Times New Roman" fo:font-size="9.5pt" officeooo:paragraph-rsid="005684c8" style:font-size-asian="9.5pt" style:font-size-complex="9.5pt"/>
    </style:style>
    <style:style style:name="P41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081c0a" style:font-size-asian="9.5pt" style:font-size-complex="9.5pt"/>
    </style:style>
    <style:style style:name="P42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0b20be" style:font-size-asian="9.5pt" style:font-size-complex="9.5pt"/>
    </style:style>
    <style:style style:name="P43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0d8f20" style:font-size-asian="9.5pt" style:font-size-complex="9.5pt"/>
    </style:style>
    <style:style style:name="P44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eda3e4" style:font-size-asian="9.5pt" style:font-size-complex="9.5pt"/>
    </style:style>
    <style:style style:name="P45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1173cc" style:font-size-asian="9.5pt" style:font-size-complex="9.5pt"/>
    </style:style>
    <style:style style:name="P46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81071a" style:font-size-asian="9.5pt" style:font-size-complex="9.5pt"/>
    </style:style>
    <style:style style:name="P47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d26b52" style:font-size-asian="9.5pt" style:font-size-complex="9.5pt"/>
    </style:style>
    <style:style style:name="P48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7b37b5" style:font-size-asian="9.5pt" style:font-size-complex="9.5pt"/>
    </style:style>
    <style:style style:name="P49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2c2d67" style:font-size-asian="9.5pt" style:font-size-complex="9.5pt"/>
    </style:style>
    <style:style style:name="P50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49a323" style:font-size-asian="9.5pt" style:font-size-complex="9.5pt"/>
    </style:style>
    <style:style style:name="P51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2ee22d" style:font-size-asian="9.5pt" style:font-size-complex="9.5pt"/>
    </style:style>
    <style:style style:name="P52" style:family="paragraph" style:parent-style-name="Standard" style:list-style-name="L2">
      <style:paragraph-properties fo:line-height="150%" fo:text-align="start" style:justify-single-word="false"/>
      <style:text-properties style:font-name="Times New Roman" fo:font-size="9.5pt" officeooo:paragraph-rsid="00081c0a" style:font-size-asian="9.5pt" style:font-size-complex="9.5pt"/>
    </style:style>
    <style:style style:name="P53" style:family="paragraph" style:parent-style-name="Standard" style:list-style-name="L3">
      <style:paragraph-properties fo:line-height="150%" fo:text-align="start" style:justify-single-word="false"/>
      <style:text-properties style:font-name="Times New Roman" fo:font-size="9.5pt" officeooo:paragraph-rsid="000b20be" style:font-size-asian="9.5pt" style:font-size-complex="9.5pt"/>
    </style:style>
    <style:style style:name="P54" style:family="paragraph" style:parent-style-name="Standard" style:list-style-name="L4">
      <style:paragraph-properties fo:line-height="150%" fo:text-align="start" style:justify-single-word="false"/>
      <style:text-properties style:font-name="Times New Roman" fo:font-size="9.5pt" officeooo:paragraph-rsid="000d8f20" style:font-size-asian="9.5pt" style:font-size-complex="9.5pt"/>
    </style:style>
    <style:style style:name="P55" style:family="paragraph" style:parent-style-name="Standard" style:list-style-name="L5">
      <style:paragraph-properties fo:line-height="150%" fo:text-align="start" style:justify-single-word="false"/>
      <style:text-properties style:font-name="Times New Roman" fo:font-size="9.5pt" officeooo:paragraph-rsid="00eda3e4" style:font-size-asian="9.5pt" style:font-size-complex="9.5pt"/>
    </style:style>
    <style:style style:name="P56" style:family="paragraph" style:parent-style-name="Standard" style:list-style-name="L6">
      <style:paragraph-properties fo:line-height="150%" fo:text-align="start" style:justify-single-word="false"/>
      <style:text-properties style:font-name="Times New Roman" fo:font-size="9.5pt" officeooo:paragraph-rsid="001173cc" style:font-size-asian="9.5pt" style:font-size-complex="9.5pt"/>
    </style:style>
    <style:style style:name="P57" style:family="paragraph" style:parent-style-name="Standard" style:list-style-name="L7">
      <style:paragraph-properties fo:line-height="150%" fo:text-align="start" style:justify-single-word="false"/>
      <style:text-properties style:font-name="Times New Roman" fo:font-size="9.5pt" officeooo:paragraph-rsid="00eda3e4" style:font-size-asian="9.5pt" style:font-size-complex="9.5pt"/>
    </style:style>
    <style:style style:name="P58" style:family="paragraph" style:parent-style-name="Standard" style:list-style-name="L7">
      <style:paragraph-properties fo:line-height="150%" fo:text-align="start" style:justify-single-word="false"/>
      <style:text-properties style:font-name="Times New Roman" fo:font-size="9.5pt" officeooo:paragraph-rsid="00eda92c" style:font-size-asian="9.5pt" style:font-size-complex="9.5pt"/>
    </style:style>
    <style:style style:name="P59" style:family="paragraph" style:parent-style-name="Standard" style:list-style-name="L8">
      <style:paragraph-properties fo:line-height="150%" fo:text-align="start" style:justify-single-word="false"/>
      <style:text-properties style:font-name="Times New Roman" fo:font-size="9.5pt" officeooo:paragraph-rsid="002ee22d" style:font-size-asian="9.5pt" style:font-size-complex="9.5pt"/>
    </style:style>
    <style:style style:name="P60" style:family="paragraph" style:parent-style-name="Standard" style:list-style-name="L10">
      <style:paragraph-properties fo:line-height="150%" fo:text-align="justify" style:justify-single-word="false"/>
      <style:text-properties style:font-name="Times New Roman" fo:font-size="9.5pt" officeooo:paragraph-rsid="005684c8" style:font-size-asian="9.5pt" style:font-size-complex="9.5pt"/>
    </style:style>
    <style:style style:name="P61" style:family="paragraph" style:parent-style-name="Standard" style:master-page-name="Landscape">
      <style:paragraph-properties fo:line-height="150%" fo:text-align="center" style:justify-single-word="false" style:page-number="auto"/>
      <style:text-properties style:font-name="Times New Roman" fo:font-size="9.5pt" officeooo:rsid="005b901a" officeooo:paragraph-rsid="0154675d" style:font-size-asian="9.5pt" style:font-size-complex="9.5pt"/>
    </style:style>
    <style:style style:name="P62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rsid="00eda3e4" officeooo:paragraph-rsid="00eda3e4" style:font-size-asian="9.5pt" style:font-size-complex="9.5pt"/>
    </style:style>
    <style:style style:name="P63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rsid="009a6d15" officeooo:paragraph-rsid="00d26b52" style:font-size-asian="9.5pt" style:font-size-complex="9.5pt"/>
    </style:style>
    <style:style style:name="P64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rsid="009a6d15" officeooo:paragraph-rsid="02237287" style:font-size-asian="9.5pt" style:font-size-complex="9.5pt"/>
    </style:style>
    <style:style style:name="P65" style:family="paragraph" style:parent-style-name="Standard" style:list-style-name="L7">
      <style:paragraph-properties fo:line-height="150%" fo:text-align="start" style:justify-single-word="false"/>
      <style:text-properties style:font-name="Times New Roman" fo:font-size="9.5pt" officeooo:rsid="00f7d3a7" officeooo:paragraph-rsid="00eda3e4" style:font-size-asian="9.5pt" style:font-size-complex="9.5pt"/>
    </style:style>
    <style:style style:name="P66" style:family="paragraph" style:parent-style-name="Standard" style:list-style-name="L7">
      <style:paragraph-properties fo:line-height="150%" fo:text-align="start" style:justify-single-word="false"/>
      <style:text-properties style:font-name="Times New Roman" fo:font-size="9.5pt" officeooo:rsid="020773da" officeooo:paragraph-rsid="020773da" style:font-size-asian="9.5pt" style:font-size-complex="9.5pt"/>
    </style:style>
    <style:style style:name="P67" style:family="paragraph" style:parent-style-name="Standard" style:list-style-name="L7">
      <style:paragraph-properties fo:line-height="150%" fo:text-align="start" style:justify-single-word="false"/>
      <style:text-properties style:font-name="Times New Roman" fo:font-size="9.5pt" officeooo:rsid="00f8221d" officeooo:paragraph-rsid="014689ac" style:font-size-asian="9.5pt" style:font-size-complex="9.5pt"/>
    </style:style>
    <style:style style:name="P68" style:family="paragraph" style:parent-style-name="Standard" style:list-style-name="L7">
      <style:paragraph-properties fo:line-height="150%" fo:text-align="start" style:justify-single-word="false"/>
      <style:text-properties style:font-name="Times New Roman" fo:font-size="9.5pt" officeooo:rsid="00f8221d" officeooo:paragraph-rsid="00eda3e4" style:font-size-asian="9.5pt" style:font-size-complex="9.5pt"/>
    </style:style>
    <style:style style:name="P69" style:family="paragraph" style:parent-style-name="Standard" style:list-style-name="L7">
      <style:paragraph-properties fo:line-height="150%" fo:text-align="start" style:justify-single-word="false"/>
      <style:text-properties style:font-name="Times New Roman" fo:font-size="9.5pt" officeooo:rsid="00f8221d" officeooo:paragraph-rsid="0215a09d" style:font-size-asian="9.5pt" style:font-size-complex="9.5pt"/>
    </style:style>
    <style:style style:name="P70" style:family="paragraph" style:parent-style-name="Standard" style:list-style-name="L7">
      <style:paragraph-properties fo:line-height="150%" fo:text-align="start" style:justify-single-word="false"/>
      <style:text-properties style:font-name="Times New Roman" fo:font-size="9.5pt" officeooo:rsid="02222863" officeooo:paragraph-rsid="02222863" style:font-size-asian="9.5pt" style:font-size-complex="9.5pt"/>
    </style:style>
    <style:style style:name="P71" style:family="paragraph" style:parent-style-name="Standard" style:list-style-name="L9">
      <style:paragraph-properties fo:line-height="150%"/>
      <style:text-properties style:font-name="Times New Roman" fo:font-size="9.5pt" officeooo:rsid="0075a11c" officeooo:paragraph-rsid="00779bef" style:font-size-asian="9.5pt" style:font-size-complex="9.5pt"/>
    </style:style>
    <style:style style:name="P72" style:family="paragraph" style:parent-style-name="Standard" style:list-style-name="L9">
      <style:paragraph-properties fo:line-height="150%"/>
      <style:text-properties style:font-name="Times New Roman" fo:font-size="9.5pt" officeooo:rsid="00a748df" officeooo:paragraph-rsid="00a748df" style:font-size-asian="9.5pt" style:font-size-complex="9.5pt"/>
    </style:style>
    <style:style style:name="P73" style:family="paragraph" style:parent-style-name="Standard" style:list-style-name="L10">
      <style:paragraph-properties fo:line-height="150%"/>
      <style:text-properties style:font-name="Times New Roman" fo:font-size="9.5pt" officeooo:rsid="0050c5b9" officeooo:paragraph-rsid="005684c8" style:font-size-asian="9.5pt" style:font-size-complex="9.5pt"/>
    </style:style>
    <style:style style:name="P74" style:family="paragraph" style:parent-style-name="Standard" style:list-style-name="L10">
      <style:paragraph-properties fo:line-height="150%" fo:text-align="justify" style:justify-single-word="false"/>
      <style:text-properties style:font-name="Times New Roman" fo:font-size="9.5pt" officeooo:rsid="00aa1028" officeooo:paragraph-rsid="00aa1028" style:font-size-asian="9.5pt" style:font-size-complex="9.5pt"/>
    </style:style>
    <style:style style:name="P75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rsid="00ce5858" officeooo:paragraph-rsid="02237287" style:font-size-asian="9.5pt" style:font-size-complex="9.5pt"/>
    </style:style>
    <style:style style:name="P76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rsid="00a0099f" officeooo:paragraph-rsid="02280f1d" style:font-size-asian="9.5pt" style:font-size-complex="9.5pt"/>
    </style:style>
    <style:style style:name="P77" style:family="paragraph" style:parent-style-name="Standard" style:list-style-name="L8">
      <style:paragraph-properties fo:line-height="150%" fo:text-align="start" style:justify-single-word="false"/>
      <style:text-properties style:font-name="Times New Roman" fo:font-size="9.5pt" officeooo:rsid="0049a323" officeooo:paragraph-rsid="0049a323" style:font-size-asian="9.5pt" style:font-size-complex="9.5pt"/>
    </style:style>
    <style:style style:name="P78" style:family="paragraph" style:parent-style-name="Standard" style:list-style-name="L7">
      <style:paragraph-properties fo:line-height="150%" fo:text-align="start" style:justify-single-word="false"/>
      <style:text-properties style:font-name="Times New Roman" fo:font-size="9.5pt" officeooo:rsid="0101bf83" officeooo:paragraph-rsid="00eda92c" style:font-size-asian="9.5pt" style:font-size-complex="9.5pt"/>
    </style:style>
    <style:style style:name="P79" style:family="paragraph" style:parent-style-name="Standard" style:list-style-name="L7">
      <style:paragraph-properties fo:line-height="150%" fo:text-align="start" style:justify-single-word="false"/>
      <style:text-properties style:font-name="Times New Roman" fo:font-size="9.5pt" officeooo:rsid="0101bf83" officeooo:paragraph-rsid="0213631f" style:font-size-asian="9.5pt" style:font-size-complex="9.5pt"/>
    </style:style>
    <style:style style:name="P80" style:family="paragraph" style:parent-style-name="Standard" style:list-style-name="L7">
      <style:paragraph-properties fo:line-height="150%" fo:text-align="start" style:justify-single-word="false"/>
      <style:text-properties style:font-name="Times New Roman" fo:font-size="9.5pt" officeooo:rsid="0215a09d" officeooo:paragraph-rsid="0215a09d" style:font-size-asian="9.5pt" style:font-size-complex="9.5pt"/>
    </style:style>
    <style:style style:name="P81" style:family="paragraph" style:parent-style-name="Standard" style:list-style-name="L7">
      <style:paragraph-properties fo:line-height="150%" fo:text-align="start" style:justify-single-word="false"/>
      <style:text-properties style:font-name="Times New Roman" fo:font-size="9.5pt" officeooo:rsid="02189f4e" officeooo:paragraph-rsid="02189f4e" style:font-size-asian="9.5pt" style:font-size-complex="9.5pt"/>
    </style:style>
    <style:style style:name="P82" style:family="paragraph" style:parent-style-name="Standard" style:list-style-name="L9">
      <style:paragraph-properties fo:line-height="150%" fo:text-align="justify" style:justify-single-word="false"/>
      <style:text-properties style:font-name="Times New Roman" fo:font-size="9.5pt" fo:font-weight="bold" officeooo:paragraph-rsid="00f5e15f" style:font-size-asian="9.5pt" style:font-weight-asian="bold" style:font-size-complex="9.5pt" style:font-weight-complex="bold"/>
    </style:style>
    <style:style style:name="P83" style:family="paragraph" style:parent-style-name="Standard" style:list-style-name="L9">
      <style:paragraph-properties fo:line-height="150%" fo:text-align="justify" style:justify-single-word="false"/>
      <style:text-properties style:font-name="Times New Roman" fo:font-size="9.5pt" fo:font-weight="bold" officeooo:paragraph-rsid="00f78da4" style:font-size-asian="9.5pt" style:font-weight-asian="bold" style:font-size-complex="9.5pt" style:font-weight-complex="bold"/>
    </style:style>
    <style:style style:name="P84" style:family="paragraph" style:parent-style-name="Standard" style:list-style-name="L9">
      <style:paragraph-properties fo:line-height="150%" fo:text-align="justify" style:justify-single-word="false"/>
      <style:text-properties style:font-name="Times New Roman" fo:font-size="9.5pt" fo:font-weight="bold" officeooo:paragraph-rsid="019133d5" style:font-size-asian="9.5pt" style:font-weight-asian="bold" style:font-size-complex="9.5pt" style:font-weight-complex="bold"/>
    </style:style>
    <style:style style:name="P85" style:family="paragraph" style:parent-style-name="Standard" style:list-style-name="L9">
      <style:paragraph-properties fo:line-height="150%" fo:text-align="justify" style:justify-single-word="false"/>
      <style:text-properties style:font-name="Times New Roman" fo:font-size="9.5pt" fo:font-weight="bold" officeooo:rsid="00a748df" officeooo:paragraph-rsid="01949632" style:font-size-asian="9.5pt" style:font-weight-asian="bold" style:font-size-complex="9.5pt" style:font-weight-complex="bold"/>
    </style:style>
    <style:style style:name="P86" style:family="paragraph" style:parent-style-name="Standard">
      <style:paragraph-properties fo:line-height="150%" fo:text-align="center" style:justify-single-word="false"/>
      <style:text-properties style:font-name="Times New Roman" fo:font-size="9.5pt" officeooo:paragraph-rsid="00eda3e4" fo:background-color="#ffffff" style:font-size-asian="9.5pt" style:font-size-complex="9.5pt"/>
    </style:style>
    <style:style style:name="P87" style:family="paragraph" style:parent-style-name="Standard" style:list-style-name="L9">
      <style:paragraph-properties fo:line-height="150%"/>
      <style:text-properties officeooo:paragraph-rsid="0005618f"/>
    </style:style>
    <style:style style:name="P88" style:family="paragraph" style:parent-style-name="Standard" style:list-style-name="L9">
      <style:paragraph-properties fo:line-height="150%" fo:text-align="justify" style:justify-single-word="false"/>
      <style:text-properties officeooo:paragraph-rsid="00f5e15f"/>
    </style:style>
    <style:style style:name="P89" style:family="paragraph" style:parent-style-name="Standard" style:list-style-name="L9">
      <style:paragraph-properties fo:line-height="150%" fo:text-align="justify" style:justify-single-word="false"/>
      <style:text-properties officeooo:paragraph-rsid="01ef0a18"/>
    </style:style>
    <style:style style:name="P90" style:family="paragraph" style:parent-style-name="Standard" style:list-style-name="L9">
      <style:paragraph-properties fo:line-height="150%" fo:text-align="justify" style:justify-single-word="false"/>
      <style:text-properties officeooo:paragraph-rsid="019133d5"/>
    </style:style>
    <style:style style:name="P91" style:family="paragraph" style:parent-style-name="Standard" style:list-style-name="L9">
      <style:paragraph-properties fo:line-height="150%" fo:text-align="justify" style:justify-single-word="false"/>
      <style:text-properties officeooo:paragraph-rsid="01949632"/>
    </style:style>
    <style:style style:name="P92" style:family="paragraph" style:parent-style-name="Standard" style:master-page-name="Standard">
      <style:paragraph-properties fo:line-height="150%" fo:text-align="justify" style:justify-single-word="false" style:page-number="auto"/>
      <style:text-properties officeooo:paragraph-rsid="01420bdf"/>
    </style:style>
    <style:style style:name="P93" style:family="paragraph" style:parent-style-name="Standard" style:master-page-name="Standard">
      <style:paragraph-properties fo:line-height="150%" fo:text-align="justify" style:justify-single-word="false" style:page-number="auto"/>
      <style:text-properties officeooo:paragraph-rsid="028496e5"/>
    </style:style>
    <style:style style:name="P94" style:family="paragraph" style:parent-style-name="Standard" style:list-style-name="L1">
      <style:paragraph-properties fo:line-height="150%" fo:text-align="start" style:justify-single-word="false"/>
      <style:text-properties officeooo:paragraph-rsid="0105e900"/>
    </style:style>
    <style:style style:name="P95" style:family="paragraph" style:parent-style-name="Standard" style:list-style-name="L10">
      <style:paragraph-properties fo:line-height="150%"/>
      <style:text-properties officeooo:paragraph-rsid="005684c8"/>
    </style:style>
    <style:style style:name="P96" style:family="paragraph" style:parent-style-name="Standard" style:master-page-name="Landscape">
      <style:paragraph-properties fo:line-height="150%" fo:text-align="center" style:justify-single-word="false" style:page-number="auto"/>
      <style:text-properties officeooo:paragraph-rsid="01d3f0e0"/>
    </style:style>
    <style:style style:name="P97" style:family="paragraph" style:parent-style-name="Standard">
      <style:paragraph-properties fo:line-height="150%" fo:text-align="center" style:justify-single-word="false"/>
      <style:text-properties fo:color="#ff00ff" loext:opacity="100%" style:font-name="Times New Roman" fo:font-size="9.5pt" fo:font-weight="bold" officeooo:rsid="00081c0a" officeooo:paragraph-rsid="00081c0a" fo:background-color="#000000" style:font-size-asian="9.5pt" style:font-weight-asian="bold" style:font-size-complex="9.5pt" style:font-weight-complex="bold"/>
    </style:style>
    <style:style style:name="P98" style:family="paragraph" style:parent-style-name="Standard" style:list-style-name="L1">
      <style:paragraph-properties fo:line-height="150%" fo:text-align="start" style:justify-single-word="false"/>
      <style:text-properties fo:color="#ff00ff" loext:opacity="100%" style:font-name="Times New Roman" fo:font-size="9.5pt" fo:font-weight="bold" officeooo:paragraph-rsid="00081c0a" fo:background-color="#000000" style:font-size-asian="9.5pt" style:font-weight-asian="bold" style:font-size-complex="9.5pt" style:font-weight-complex="bold"/>
    </style:style>
    <style:style style:name="P99" style:family="paragraph" style:parent-style-name="Standard" style:list-style-name="L2">
      <style:paragraph-properties fo:line-height="150%" fo:text-align="start" style:justify-single-word="false"/>
      <style:text-properties fo:color="#ff00ff" loext:opacity="100%" style:font-name="Times New Roman" fo:font-size="9.5pt" fo:font-weight="bold" officeooo:paragraph-rsid="00081c0a" fo:background-color="#000000" style:font-size-asian="9.5pt" style:font-weight-asian="bold" style:font-size-complex="9.5pt" style:font-weight-complex="bold"/>
    </style:style>
    <style:style style:name="P100" style:family="paragraph" style:parent-style-name="Standard" style:list-style-name="L3">
      <style:paragraph-properties fo:line-height="150%" fo:text-align="start" style:justify-single-word="false"/>
      <style:text-properties fo:color="#804000" loext:opacity="100%" style:font-name="Times New Roman" fo:font-size="9.5pt" fo:font-weight="bold" officeooo:paragraph-rsid="000d8f20" fo:background-color="#ffffff" style:font-size-asian="9.5pt" style:font-weight-asian="bold" style:font-size-complex="9.5pt" style:font-weight-complex="bold"/>
    </style:style>
    <style:style style:name="P101" style:family="paragraph" style:parent-style-name="Standard">
      <style:paragraph-properties fo:line-height="150%" fo:text-align="center" style:justify-single-word="false"/>
      <style:text-properties fo:color="#0000ff" loext:opacity="100%" style:font-name="Times New Roman" fo:font-size="9.5pt" fo:font-weight="bold" officeooo:rsid="000d8f20" officeooo:paragraph-rsid="000d8f20" fo:background-color="#ffffff" style:font-size-asian="9.5pt" style:font-weight-asian="bold" style:font-size-complex="9.5pt" style:font-weight-complex="bold"/>
    </style:style>
    <style:style style:name="P102" style:family="paragraph" style:parent-style-name="Standard" style:list-style-name="L1">
      <style:paragraph-properties fo:line-height="150%" fo:text-align="start" style:justify-single-word="false"/>
      <style:text-properties fo:color="#0000ff" loext:opacity="100%" style:font-name="Times New Roman" fo:font-size="9.5pt" fo:font-weight="bold" officeooo:paragraph-rsid="000d8f20" fo:background-color="#ffffff" style:font-size-asian="9.5pt" style:font-weight-asian="bold" style:font-size-complex="9.5pt" style:font-weight-complex="bold"/>
    </style:style>
    <style:style style:name="P103" style:family="paragraph" style:parent-style-name="Standard" style:list-style-name="L4">
      <style:paragraph-properties fo:line-height="150%" fo:text-align="start" style:justify-single-word="false"/>
      <style:text-properties fo:color="#0000ff" loext:opacity="100%" style:font-name="Times New Roman" fo:font-size="9.5pt" fo:font-weight="bold" officeooo:paragraph-rsid="000d8f20" fo:background-color="#ffffff" style:font-size-asian="9.5pt" style:font-weight-asian="bold" style:font-size-complex="9.5pt" style:font-weight-complex="bold"/>
    </style:style>
    <style:style style:name="P104" style:family="paragraph" style:parent-style-name="Standard" style:list-style-name="L1">
      <style:paragraph-properties fo:line-height="150%" fo:text-align="start" style:justify-single-word="false"/>
      <style:text-properties fo:color="#ff0000" loext:opacity="100%" style:font-name="Times New Roman" fo:font-size="9.5pt" fo:font-weight="bold" officeooo:paragraph-rsid="00eda3e4" fo:background-color="#ffffff" style:font-size-asian="9.5pt" style:font-weight-asian="bold" style:font-size-complex="9.5pt" style:font-weight-complex="bold"/>
    </style:style>
    <style:style style:name="P105" style:family="paragraph" style:parent-style-name="Standard" style:list-style-name="L6">
      <style:paragraph-properties fo:line-height="150%" fo:text-align="start" style:justify-single-word="false"/>
      <style:text-properties fo:color="#008000" loext:opacity="100%" style:font-name="Times New Roman" fo:font-size="9.5pt" fo:font-weight="bold" officeooo:paragraph-rsid="001173cc" fo:background-color="#ffffff" style:font-size-asian="9.5pt" style:font-weight-asian="bold" style:font-size-complex="9.5pt" style:font-weight-complex="bold"/>
    </style:style>
    <style:style style:name="P106" style:family="paragraph" style:parent-style-name="Standard">
      <style:paragraph-properties fo:line-height="150%" fo:text-align="center" style:justify-single-word="false"/>
      <style:text-properties fo:color="#008000" loext:opacity="100%" style:font-name="Times New Roman" fo:font-size="9.5pt" officeooo:paragraph-rsid="001173cc" fo:background-color="#ffffff" style:font-size-asian="9.5pt" style:font-size-complex="9.5pt"/>
    </style:style>
    <style:style style:name="P107" style:family="paragraph" style:parent-style-name="Standard">
      <style:paragraph-properties fo:line-height="150%" fo:text-align="center" style:justify-single-word="false"/>
      <style:text-properties fo:color="#008000" loext:opacity="100%" style:font-name="Times New Roman" fo:font-size="9.5pt" officeooo:paragraph-rsid="00eda92c" fo:background-color="#ffffff" style:font-size-asian="9.5pt" style:font-size-complex="9.5pt"/>
    </style:style>
    <style:style style:name="P108" style:family="paragraph" style:parent-style-name="Standard" style:list-style-name="L1">
      <style:paragraph-properties fo:line-height="150%" fo:text-align="start" style:justify-single-word="false"/>
      <style:text-properties fo:color="#008000" loext:opacity="100%" style:font-name="Times New Roman" fo:font-size="9.5pt" officeooo:paragraph-rsid="001173cc" fo:background-color="#ffffff" style:font-size-asian="9.5pt" style:font-size-complex="9.5pt"/>
    </style:style>
    <style:style style:name="P109" style:family="paragraph" style:parent-style-name="Standard" style:list-style-name="L7">
      <style:paragraph-properties fo:line-height="150%" fo:text-align="start" style:justify-single-word="false"/>
      <style:text-properties fo:color="#008000" loext:opacity="100%" style:font-name="Times New Roman" fo:font-size="9.5pt" officeooo:paragraph-rsid="00eda92c" fo:background-color="#ffffff" style:font-size-asian="9.5pt" style:font-size-complex="9.5pt"/>
    </style:style>
    <style:style style:name="P110" style:family="paragraph" style:parent-style-name="Standard" style:list-style-name="L7">
      <style:paragraph-properties fo:line-height="150%" fo:text-align="start" style:justify-single-word="false"/>
      <style:text-properties fo:color="#ff7f00" loext:opacity="100%" style:font-name="Times New Roman" fo:font-size="9.5pt" fo:font-weight="bold" officeooo:rsid="00f94dae" officeooo:paragraph-rsid="00eda3e4" fo:background-color="#ffffff" style:font-size-asian="9.5pt" style:font-weight-asian="bold" style:font-size-complex="9.5pt" style:font-weight-complex="bold"/>
    </style:style>
    <style:style style:name="P111" style:family="paragraph" style:parent-style-name="Standard">
      <style:paragraph-properties fo:line-height="150%" fo:text-align="center" style:justify-single-word="false"/>
      <style:text-properties fo:color="#ff7f00" loext:opacity="100%" style:font-name="Times New Roman" fo:font-size="9.5pt" officeooo:rsid="00f7d3a7" officeooo:paragraph-rsid="00eda3e4" fo:background-color="#ffffff" style:font-size-asian="9.5pt" style:font-size-complex="9.5pt"/>
    </style:style>
    <style:style style:name="P112" style:family="paragraph" style:parent-style-name="Standard">
      <style:paragraph-properties fo:line-height="150%" fo:text-align="center" style:justify-single-word="false"/>
      <style:text-properties fo:color="#00ffff" loext:opacity="100%" style:font-name="Times New Roman" fo:font-size="9.5pt" officeooo:paragraph-rsid="007b37b5" fo:background-color="#000000" style:font-size-asian="9.5pt" style:font-size-complex="9.5pt"/>
    </style:style>
    <style:style style:name="P113" style:family="paragraph" style:parent-style-name="Standard" style:list-style-name="L1">
      <style:paragraph-properties fo:line-height="150%" fo:text-align="start" style:justify-single-word="false"/>
      <style:text-properties fo:color="#00ffff" loext:opacity="100%" style:font-name="Times New Roman" fo:font-size="9.5pt" officeooo:paragraph-rsid="004b74bc" fo:background-color="#000000" style:font-size-asian="9.5pt" style:font-size-complex="9.5pt"/>
    </style:style>
    <style:style style:name="P114" style:family="paragraph" style:parent-style-name="Standard">
      <style:paragraph-properties fo:line-height="150%" fo:text-align="center" style:justify-single-word="false"/>
      <style:text-properties fo:color="#ffdd00" loext:opacity="100%" style:font-name="Times New Roman" fo:font-size="9.5pt" officeooo:paragraph-rsid="002ee22d" fo:background-color="#000000" style:font-size-asian="9.5pt" style:font-size-complex="9.5pt"/>
    </style:style>
    <style:style style:name="P115" style:family="paragraph" style:parent-style-name="Standard" style:list-style-name="L1">
      <style:paragraph-properties fo:line-height="150%" fo:text-align="start" style:justify-single-word="false"/>
      <style:text-properties fo:color="#ffdd00" loext:opacity="100%" style:font-name="Times New Roman" fo:font-size="9.5pt" officeooo:paragraph-rsid="002ee22d" fo:background-color="#000000" style:font-size-asian="9.5pt" style:font-size-complex="9.5pt"/>
    </style:style>
    <style:style style:name="P116" style:family="paragraph" style:parent-style-name="Standard" style:list-style-name="L8">
      <style:paragraph-properties fo:line-height="150%" fo:text-align="start" style:justify-single-word="false"/>
      <style:text-properties fo:color="#ffdd00" loext:opacity="100%" style:font-name="Times New Roman" fo:font-size="9.5pt" officeooo:paragraph-rsid="0047cf9c" fo:background-color="#000000" style:font-size-asian="9.5pt" style:font-size-complex="9.5pt"/>
    </style:style>
    <style:style style:name="P117" style:family="paragraph" style:parent-style-name="Standard" style:master-page-name="Standard">
      <style:paragraph-properties fo:line-height="150%" fo:text-align="center" style:justify-single-word="false" style:page-number="auto" fo:break-before="page"/>
      <style:text-properties fo:color="#ffffff" loext:opacity="100%" style:font-name="Times New Roman" fo:font-size="9.5pt" fo:font-weight="bold" officeooo:rsid="015e8186" officeooo:paragraph-rsid="019133d5" fo:background-color="#ff7f00" style:font-size-asian="9.5pt" style:font-weight-asian="bold" style:font-size-complex="9.5pt" style:font-weight-complex="bold"/>
    </style:style>
    <style:style style:name="P118" style:family="paragraph" style:parent-style-name="Standard">
      <style:paragraph-properties fo:line-height="150%" fo:text-align="center" style:justify-single-word="false"/>
      <style:text-properties officeooo:paragraph-rsid="000b20be" fo:background-color="#ffffff"/>
    </style:style>
    <style:style style:name="P119" style:family="paragraph" style:parent-style-name="Standard" style:list-style-name="L1">
      <style:paragraph-properties fo:line-height="150%" fo:text-align="start" style:justify-single-word="false"/>
      <style:text-properties officeooo:paragraph-rsid="000b20be" fo:background-color="#ffffff"/>
    </style:style>
    <style:style style:name="P120" style:family="paragraph" style:parent-style-name="Standard" style:list-style-name="L5">
      <style:paragraph-properties fo:line-height="150%" fo:text-align="start" style:justify-single-word="false"/>
      <style:text-properties fo:color="#c9211e" loext:opacity="100%" style:font-name="Times New Roman" fo:font-size="9.5pt" fo:font-weight="bold" officeooo:paragraph-rsid="00eda3e4" fo:background-color="#ffffff" style:font-size-asian="9.5pt" style:font-weight-asian="bold" style:font-size-complex="9.5pt" style:font-weight-complex="bold"/>
    </style:style>
    <style:style style:name="P12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4pt" fo:font-style="normal" fo:text-shadow="none" style:text-underline-style="none" fo:font-weight="normal" style:letter-kerning="true" style:font-name-asian="Noto Sans CJK SC1" style:font-size-asian="34pt" style:font-style-asian="normal" style:font-weight-asian="normal" style:font-name-complex="Lohit Devanagari1" style:font-size-complex="34pt" style:font-style-complex="normal" style:font-weight-complex="normal" style:text-emphasize="none" style:font-relief="none" style:text-overline-style="none" style:text-overline-color="font-color"/>
    </style:style>
    <style:style style:name="P122" style:family="paragraph">
      <loext:graphic-properties draw:fill="solid" draw:fill-color="#80400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34pt" fo:font-style="normal" fo:text-shadow="none" style:text-underline-style="none" fo:font-weight="normal" style:letter-kerning="true" style:font-name-asian="Noto Sans CJK SC1" style:font-size-asian="34pt" style:font-style-asian="normal" style:font-weight-asian="normal" style:font-name-complex="Lohit Devanagari1" style:font-size-complex="34pt" style:font-style-complex="normal" style:font-weight-complex="normal" style:text-emphasize="none" style:font-relief="none" style:text-overline-style="none" style:text-overline-color="font-color"/>
    </style:style>
    <style:style style:name="P123" style:family="paragraph">
      <loext:graphic-properties draw:fill="solid" draw:fill-color="#0000ff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34pt" fo:font-style="normal" fo:text-shadow="none" style:text-underline-style="none" fo:font-weight="normal" style:letter-kerning="true" style:font-name-asian="Noto Sans CJK SC1" style:font-size-asian="34pt" style:font-style-asian="normal" style:font-weight-asian="normal" style:font-name-complex="Lohit Devanagari1" style:font-size-complex="34pt" style:font-style-complex="normal" style:font-weight-complex="normal" style:text-emphasize="none" style:font-relief="none" style:text-overline-style="none" style:text-overline-color="font-color"/>
    </style:style>
    <style:style style:name="P124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34pt" fo:font-style="normal" fo:text-shadow="none" style:text-underline-style="none" fo:font-weight="normal" style:letter-kerning="true" style:font-name-asian="Noto Sans CJK SC1" style:font-size-asian="34pt" style:font-style-asian="normal" style:font-weight-asian="normal" style:font-name-complex="Lohit Devanagari1" style:font-size-complex="34pt" style:font-style-complex="normal" style:font-weight-complex="normal" style:text-emphasize="none" style:font-relief="none" style:text-overline-style="none" style:text-overline-color="font-color"/>
    </style:style>
    <style:style style:name="P125" style:family="paragraph">
      <loext:graphic-properties draw:fill="solid" draw:fill-color="#00800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34pt" fo:font-style="normal" fo:text-shadow="none" style:text-underline-style="none" fo:font-weight="normal" style:letter-kerning="true" style:font-name-asian="Noto Sans CJK SC1" style:font-size-asian="34pt" style:font-style-asian="normal" style:font-weight-asian="normal" style:font-name-complex="Lohit Devanagari1" style:font-size-complex="34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7" style:family="paragraph">
      <loext:graphic-properties draw:fill="solid" draw:fill-color="#80400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8" style:family="paragraph">
      <loext:graphic-properties draw:fill="solid" draw:fill-color="#ff00ff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9" style:family="paragraph">
      <loext:graphic-properties draw:fill="solid" draw:fill-color="#0000ff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0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1" style:family="paragraph">
      <loext:graphic-properties draw:fill="solid" draw:fill-color="#00800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2" style:family="paragraph">
      <loext:graphic-properties draw:fill="solid" draw:fill-color="#ff7f0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34pt" fo:font-style="normal" fo:text-shadow="none" style:text-underline-style="none" fo:font-weight="normal" style:letter-kerning="true" style:font-name-asian="Noto Sans CJK SC1" style:font-size-asian="34pt" style:font-style-asian="normal" style:font-weight-asian="normal" style:font-name-complex="Lohit Devanagari1" style:font-size-complex="34pt" style:font-style-complex="normal" style:font-weight-complex="normal" style:text-emphasize="none" style:font-relief="none" style:text-overline-style="none" style:text-overline-color="font-color"/>
    </style:style>
    <style:style style:name="P133" style:family="paragraph">
      <loext:graphic-properties draw:fill="none" draw:fill-color="#00cc00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4" style:family="paragraph">
      <loext:graphic-properties draw:fill="solid" draw:fill-color="#ff7f0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6" style:family="paragraph">
      <loext:graphic-properties draw:fill="solid" draw:fill-color="#ff8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8" style:family="paragraph">
      <loext:graphic-properties draw:fill="solid" draw:fill-color="#0000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fo:background-color="transparent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0" style:family="paragraph">
      <loext:graphic-properties draw:fill="solid" draw:fill-color="#008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fo:background-color="transparent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1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2" style:family="paragraph">
      <loext:graphic-properties draw:fill="solid" draw:fill-color="#804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3" style:family="paragraph">
      <loext:graphic-properties draw:fill="solid" draw:fill-color="#5599dd" draw:gradient-step-count="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4" style:family="paragraph">
      <loext:graphic-properties draw:fill="solid" draw:fill-color="#00cc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5" style:family="paragraph">
      <loext:graphic-properties draw:fill="solid" draw:fill-color="#008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6" style:family="paragraph">
      <loext:graphic-properties draw:fill="solid" draw:fill-color="#ff00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00000" loext:opacity="100%" style:text-outline="tru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8" style:family="paragraph">
      <loext:graphic-properties draw:fill="solid" draw:fill-color="#ffdd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00000" loext:opacity="100%" loext:color-lum-mod="100%" loext:color-lum-off="0%" style:text-outline="tru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d8f20"/>
    </style:style>
    <style:style style:name="T2" style:family="text">
      <style:text-properties fo:color="#ff0000" loext:opacity="100%" fo:font-weight="bold" officeooo:rsid="00081c0a" style:font-weight-asian="bold" style:font-weight-complex="bold"/>
    </style:style>
    <style:style style:name="T3" style:family="text">
      <style:text-properties fo:color="#ff0000" loext:opacity="100%" fo:font-weight="bold" officeooo:rsid="0011fea6" style:font-weight-asian="bold" style:font-weight-complex="bold"/>
    </style:style>
    <style:style style:name="T4" style:family="text">
      <style:text-properties officeooo:rsid="001c010c"/>
    </style:style>
    <style:style style:name="T5" style:family="text">
      <style:text-properties officeooo:rsid="001e730d"/>
    </style:style>
    <style:style style:name="T6" style:family="text">
      <style:text-properties officeooo:rsid="001f751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81c0a" style:font-weight-asian="bold" style:font-weight-complex="bold"/>
    </style:style>
    <style:style style:name="T9" style:family="text">
      <style:text-properties fo:font-weight="bold" officeooo:rsid="002f8002" style:font-weight-asian="bold" style:font-weight-complex="bold"/>
    </style:style>
    <style:style style:name="T10" style:family="text">
      <style:text-properties fo:font-weight="bold" officeooo:rsid="0011fea6" style:font-weight-asian="bold" style:font-weight-complex="bold"/>
    </style:style>
    <style:style style:name="T11" style:family="text">
      <style:text-properties fo:font-weight="bold" officeooo:rsid="009b118f" style:font-weight-asian="bold" style:font-weight-complex="bold"/>
    </style:style>
    <style:style style:name="T12" style:family="text">
      <style:text-properties fo:font-weight="bold" officeooo:rsid="00f94dae" style:font-weight-asian="bold" style:font-weight-complex="bold"/>
    </style:style>
    <style:style style:name="T13" style:family="text">
      <style:text-properties fo:font-weight="bold" officeooo:rsid="0100bc67" style:font-weight-asian="bold" style:font-weight-complex="bold"/>
    </style:style>
    <style:style style:name="T14" style:family="text">
      <style:text-properties fo:font-weight="bold" officeooo:rsid="00f7d3a7" style:font-weight-asian="bold" style:font-weight-complex="bold"/>
    </style:style>
    <style:style style:name="T15" style:family="text">
      <style:text-properties fo:font-weight="bold" officeooo:rsid="007b37b5" style:font-weight-asian="bold" style:font-weight-complex="bold"/>
    </style:style>
    <style:style style:name="T16" style:family="text">
      <style:text-properties fo:font-weight="bold" officeooo:rsid="001dc4a2" style:font-weight-asian="bold" style:font-weight-complex="bold"/>
    </style:style>
    <style:style style:name="T17" style:family="text">
      <style:text-properties fo:font-weight="bold" officeooo:rsid="0019600a" style:font-weight-asian="bold" style:font-weight-complex="bold"/>
    </style:style>
    <style:style style:name="T18" style:family="text">
      <style:text-properties fo:font-weight="bold" officeooo:rsid="0024865f" style:font-weight-asian="bold" style:font-weight-complex="bold"/>
    </style:style>
    <style:style style:name="T19" style:family="text">
      <style:text-properties fo:font-weight="bold" officeooo:rsid="002662ec" style:font-weight-asian="bold" style:font-weight-complex="bold"/>
    </style:style>
    <style:style style:name="T20" style:family="text">
      <style:text-properties fo:font-weight="bold" officeooo:rsid="0074266d" style:font-weight-asian="bold" style:font-weight-complex="bold"/>
    </style:style>
    <style:style style:name="T21" style:family="text">
      <style:text-properties fo:font-weight="bold" officeooo:rsid="0261eeed" style:font-weight-asian="bold" style:font-weight-complex="bold"/>
    </style:style>
    <style:style style:name="T22" style:family="text">
      <style:text-properties officeooo:rsid="00272f0b"/>
    </style:style>
    <style:style style:name="T23" style:family="text">
      <style:text-properties officeooo:rsid="00420e3f"/>
    </style:style>
    <style:style style:name="T24" style:family="text">
      <style:text-properties officeooo:rsid="0049a323"/>
    </style:style>
    <style:style style:name="T25" style:family="text">
      <style:text-properties officeooo:rsid="0050c5b9"/>
    </style:style>
    <style:style style:name="T26" style:family="text">
      <style:text-properties officeooo:rsid="00779bef"/>
    </style:style>
    <style:style style:name="T27" style:family="text">
      <style:text-properties officeooo:rsid="007b37b5"/>
    </style:style>
    <style:style style:name="T28" style:family="text">
      <style:text-properties officeooo:rsid="0081071a"/>
    </style:style>
    <style:style style:name="T29" style:family="text">
      <style:text-properties officeooo:rsid="00820a9f"/>
    </style:style>
    <style:style style:name="T30" style:family="text">
      <style:text-properties officeooo:rsid="00600228"/>
    </style:style>
    <style:style style:name="T31" style:family="text">
      <style:text-properties officeooo:rsid="00613d2b"/>
    </style:style>
    <style:style style:name="T32" style:family="text">
      <style:text-properties officeooo:rsid="005e2735"/>
    </style:style>
    <style:style style:name="T33" style:family="text">
      <style:text-properties officeooo:rsid="005f80fd"/>
    </style:style>
    <style:style style:name="T34" style:family="text">
      <style:text-properties officeooo:rsid="00abd010"/>
    </style:style>
    <style:style style:name="T35" style:family="text">
      <style:text-properties officeooo:rsid="00bd1285"/>
    </style:style>
    <style:style style:name="T36" style:family="text">
      <style:text-properties officeooo:rsid="00d03ce7"/>
    </style:style>
    <style:style style:name="T37" style:family="text">
      <style:text-properties officeooo:rsid="00d26b52"/>
    </style:style>
    <style:style style:name="T38" style:family="text">
      <style:text-properties officeooo:rsid="00d6c923"/>
    </style:style>
    <style:style style:name="T39" style:family="text">
      <style:text-properties officeooo:rsid="009a6d15"/>
    </style:style>
    <style:style style:name="T40" style:family="text">
      <style:text-properties officeooo:rsid="00e96d49"/>
    </style:style>
    <style:style style:name="T41" style:family="text">
      <style:text-properties officeooo:rsid="00f7d3a7"/>
    </style:style>
    <style:style style:name="T42" style:family="text">
      <style:text-properties officeooo:rsid="00eda92c"/>
    </style:style>
    <style:style style:name="T43" style:family="text">
      <style:text-properties officeooo:rsid="00f5bd61"/>
    </style:style>
    <style:style style:name="T44" style:family="text">
      <style:text-properties officeooo:rsid="00c948b0"/>
    </style:style>
    <style:style style:name="T45" style:family="text">
      <style:text-properties officeooo:rsid="00eaf98d"/>
    </style:style>
    <style:style style:name="T46" style:family="text">
      <style:text-properties style:use-window-font-color="true" loext:opacity="0%" style:font-name="Times New Roman" fo:font-size="9.5pt" fo:font-weight="bold" officeooo:rsid="00f5bd61" fo:background-color="transparent" loext:char-shading-value="0" style:font-size-asian="9.5pt" style:font-weight-asian="bold" style:font-size-complex="9.5pt" style:font-weight-complex="bold"/>
    </style:style>
    <style:style style:name="T47" style:family="text">
      <style:text-properties style:use-window-font-color="true" loext:opacity="0%" style:font-name="Times New Roman" fo:font-size="9.5pt" fo:font-weight="bold" officeooo:rsid="00c948b0" fo:background-color="transparent" loext:char-shading-value="0" style:font-size-asian="9.5pt" style:font-weight-asian="bold" style:font-size-complex="9.5pt" style:font-weight-complex="bold"/>
    </style:style>
    <style:style style:name="T48" style:family="text">
      <style:text-properties style:use-window-font-color="true" loext:opacity="0%" style:font-name="Times New Roman" fo:font-size="9.5pt" fo:font-weight="bold" officeooo:rsid="00eaf98d" fo:background-color="transparent" loext:char-shading-value="0" style:font-size-asian="9.5pt" style:font-weight-asian="bold" style:font-size-complex="9.5pt" style:font-weight-complex="bold"/>
    </style:style>
    <style:style style:name="T49" style:family="text">
      <style:text-properties style:use-window-font-color="true" loext:opacity="0%" style:font-name="Times New Roman" fo:font-size="9.5pt" fo:font-weight="bold" officeooo:rsid="0273a5c1" fo:background-color="transparent" loext:char-shading-value="0" style:font-size-asian="9.5pt" style:font-weight-asian="bold" style:font-size-complex="9.5pt" style:font-weight-complex="bold"/>
    </style:style>
    <style:style style:name="T50" style:family="text">
      <style:text-properties style:use-window-font-color="true" loext:opacity="0%" style:font-name="Times New Roman" fo:font-size="9.5pt" fo:font-weight="normal" officeooo:rsid="00f5bd61" fo:background-color="transparent" loext:char-shading-value="0" style:font-size-asian="9.5pt" style:font-weight-asian="normal" style:font-size-complex="9.5pt" style:font-weight-complex="normal"/>
    </style:style>
    <style:style style:name="T51" style:family="text">
      <style:text-properties style:use-window-font-color="true" loext:opacity="0%" style:font-name="Times New Roman" fo:font-size="9.5pt" fo:font-weight="normal" officeooo:rsid="00fdffa2" fo:background-color="transparent" loext:char-shading-value="0" style:font-size-asian="9.5pt" style:font-weight-asian="normal" style:font-size-complex="9.5pt" style:font-weight-complex="normal"/>
    </style:style>
    <style:style style:name="T52" style:family="text">
      <style:text-properties style:use-window-font-color="true" loext:opacity="0%" style:font-name="Times New Roman" fo:font-size="9.5pt" fo:font-weight="normal" officeooo:rsid="0105e900" fo:background-color="transparent" loext:char-shading-value="0" style:font-size-asian="9.5pt" style:font-weight-asian="normal" style:font-size-complex="9.5pt" style:font-weight-complex="normal"/>
    </style:style>
    <style:style style:name="T53" style:family="text">
      <style:text-properties style:use-window-font-color="true" loext:opacity="0%" style:font-name="Times New Roman" fo:font-size="9.5pt" fo:font-weight="normal" officeooo:rsid="0106d2c6" fo:background-color="transparent" loext:char-shading-value="0" style:font-size-asian="9.5pt" style:font-weight-asian="normal" style:font-size-complex="9.5pt" style:font-weight-complex="normal"/>
    </style:style>
    <style:style style:name="T54" style:family="text">
      <style:text-properties style:use-window-font-color="true" loext:opacity="0%" style:font-name="Times New Roman" fo:font-size="9.5pt" fo:font-weight="normal" officeooo:rsid="0111b835" fo:background-color="transparent" loext:char-shading-value="0" style:font-size-asian="9.5pt" style:font-weight-asian="normal" style:font-size-complex="9.5pt" style:font-weight-complex="normal"/>
    </style:style>
    <style:style style:name="T55" style:family="text">
      <style:text-properties style:use-window-font-color="true" loext:opacity="0%" style:font-name="Times New Roman" fo:font-size="9.5pt" fo:font-weight="normal" officeooo:rsid="012a7873" fo:background-color="transparent" loext:char-shading-value="0" style:font-size-asian="9.5pt" style:font-weight-asian="normal" style:font-size-complex="9.5pt" style:font-weight-complex="normal"/>
    </style:style>
    <style:style style:name="T56" style:family="text">
      <style:text-properties style:use-window-font-color="true" loext:opacity="0%" style:font-name="Times New Roman" fo:font-size="9.5pt" fo:font-weight="normal" officeooo:rsid="012f79ed" fo:background-color="transparent" loext:char-shading-value="0" style:font-size-asian="9.5pt" style:font-weight-asian="normal" style:font-size-complex="9.5pt" style:font-weight-complex="normal"/>
    </style:style>
    <style:style style:name="T57" style:family="text">
      <style:text-properties style:use-window-font-color="true" loext:opacity="0%" style:font-name="Times New Roman" fo:font-size="9.5pt" fo:font-weight="normal" officeooo:rsid="014016b8" fo:background-color="transparent" loext:char-shading-value="0" style:font-size-asian="9.5pt" style:font-weight-asian="normal" style:font-size-complex="9.5pt" style:font-weight-complex="normal"/>
    </style:style>
    <style:style style:name="T58" style:family="text">
      <style:text-properties style:use-window-font-color="true" loext:opacity="0%" style:font-name="Times New Roman" fo:font-size="9.5pt" fo:font-weight="normal" officeooo:rsid="01013bad" fo:background-color="transparent" loext:char-shading-value="0" style:font-size-asian="9.5pt" style:font-weight-asian="normal" style:font-size-complex="9.5pt" style:font-weight-complex="normal"/>
    </style:style>
    <style:style style:name="T59" style:family="text">
      <style:text-properties style:use-window-font-color="true" loext:opacity="0%" style:font-name="Times New Roman" fo:font-size="9.5pt" fo:font-weight="normal" officeooo:rsid="0147b41a" fo:background-color="transparent" loext:char-shading-value="0" style:font-size-asian="9.5pt" style:font-weight-asian="normal" style:font-size-complex="9.5pt" style:font-weight-complex="normal"/>
    </style:style>
    <style:style style:name="T60" style:family="text">
      <style:text-properties style:use-window-font-color="true" loext:opacity="0%" style:font-name="Times New Roman" fo:font-size="9.5pt" fo:font-weight="normal" officeooo:rsid="01252783" fo:background-color="transparent" loext:char-shading-value="0" style:font-size-asian="9.5pt" style:font-weight-asian="normal" style:font-size-complex="9.5pt" style:font-weight-complex="normal"/>
    </style:style>
    <style:style style:name="T61" style:family="text">
      <style:text-properties style:use-window-font-color="true" loext:opacity="0%" style:font-name="Times New Roman" fo:font-size="9.5pt" fo:font-weight="normal" officeooo:rsid="014ac5d1" fo:background-color="transparent" loext:char-shading-value="0" style:font-size-asian="9.5pt" style:font-weight-asian="normal" style:font-size-complex="9.5pt" style:font-weight-complex="normal"/>
    </style:style>
    <style:style style:name="T62" style:family="text">
      <style:text-properties style:use-window-font-color="true" loext:opacity="0%" style:font-name="Times New Roman" fo:font-size="9.5pt" fo:font-weight="normal" officeooo:rsid="01809a52" fo:background-color="transparent" loext:char-shading-value="0" style:font-size-asian="9.5pt" style:font-weight-asian="normal" style:font-size-complex="9.5pt" style:font-weight-complex="normal"/>
    </style:style>
    <style:style style:name="T63" style:family="text">
      <style:text-properties style:use-window-font-color="true" loext:opacity="0%" style:font-name="Times New Roman" fo:font-size="9.5pt" fo:font-weight="normal" officeooo:rsid="01be81d2" fo:background-color="transparent" loext:char-shading-value="0" style:font-size-asian="9.5pt" style:font-weight-asian="normal" style:font-size-complex="9.5pt" style:font-weight-complex="normal"/>
    </style:style>
    <style:style style:name="T64" style:family="text">
      <style:text-properties style:use-window-font-color="true" loext:opacity="0%" style:font-name="Times New Roman" fo:font-size="9.5pt" fo:font-weight="normal" officeooo:rsid="011bcc84" fo:background-color="transparent" loext:char-shading-value="0" style:font-size-asian="9.5pt" style:font-weight-asian="normal" style:font-size-complex="9.5pt" style:font-weight-complex="normal"/>
    </style:style>
    <style:style style:name="T65" style:family="text">
      <style:text-properties style:use-window-font-color="true" loext:opacity="0%" style:font-name="Times New Roman" fo:font-size="9.5pt" fo:font-weight="normal" officeooo:rsid="01c051ce" fo:background-color="transparent" loext:char-shading-value="0" style:font-size-asian="9.5pt" style:font-weight-asian="normal" style:font-size-complex="9.5pt" style:font-weight-complex="normal"/>
    </style:style>
    <style:style style:name="T66" style:family="text">
      <style:text-properties style:use-window-font-color="true" loext:opacity="0%" style:font-name="Times New Roman" fo:font-size="9.5pt" fo:font-weight="normal" officeooo:rsid="01e4be25" fo:background-color="transparent" loext:char-shading-value="0" style:font-size-asian="9.5pt" style:font-weight-asian="normal" style:font-size-complex="9.5pt" style:font-weight-complex="normal"/>
    </style:style>
    <style:style style:name="T67" style:family="text">
      <style:text-properties style:use-window-font-color="true" loext:opacity="0%" style:font-name="Times New Roman" fo:font-size="9.5pt" fo:font-weight="normal" officeooo:rsid="01e8f309" fo:background-color="transparent" loext:char-shading-value="0" style:font-size-asian="9.5pt" style:font-weight-asian="normal" style:font-size-complex="9.5pt" style:font-weight-complex="normal"/>
    </style:style>
    <style:style style:name="T68" style:family="text">
      <style:text-properties style:use-window-font-color="true" loext:opacity="0%" style:font-name="Times New Roman" fo:font-size="9.5pt" fo:font-weight="normal" officeooo:rsid="01ece290" fo:background-color="transparent" loext:char-shading-value="0" style:font-size-asian="9.5pt" style:font-weight-asian="normal" style:font-size-complex="9.5pt" style:font-weight-complex="normal"/>
    </style:style>
    <style:style style:name="T69" style:family="text">
      <style:text-properties style:use-window-font-color="true" loext:opacity="0%" style:font-name="Times New Roman" fo:font-size="9.5pt" fo:font-weight="normal" officeooo:rsid="01ef0a18" fo:background-color="transparent" loext:char-shading-value="0" style:font-size-asian="9.5pt" style:font-weight-asian="normal" style:font-size-complex="9.5pt" style:font-weight-complex="normal"/>
    </style:style>
    <style:style style:name="T70" style:family="text">
      <style:text-properties style:use-window-font-color="true" loext:opacity="0%" style:font-name="Times New Roman" fo:font-size="9.5pt" fo:font-weight="normal" officeooo:rsid="022b7a67" fo:background-color="transparent" loext:char-shading-value="0" style:font-size-asian="9.5pt" style:font-weight-asian="normal" style:font-size-complex="9.5pt" style:font-weight-complex="normal"/>
    </style:style>
    <style:style style:name="T71" style:family="text">
      <style:text-properties style:use-window-font-color="true" loext:opacity="0%" style:font-name="Times New Roman" fo:font-size="9.5pt" fo:font-weight="normal" officeooo:rsid="022d62d2" fo:background-color="transparent" loext:char-shading-value="0" style:font-size-asian="9.5pt" style:font-weight-asian="normal" style:font-size-complex="9.5pt" style:font-weight-complex="normal"/>
    </style:style>
    <style:style style:name="T72" style:family="text">
      <style:text-properties style:use-window-font-color="true" loext:opacity="0%" style:font-name="Times New Roman" fo:font-size="9.5pt" fo:font-weight="normal" officeooo:rsid="0249d283" fo:background-color="transparent" loext:char-shading-value="0" style:font-size-asian="9.5pt" style:font-weight-asian="normal" style:font-size-complex="9.5pt" style:font-weight-complex="normal"/>
    </style:style>
    <style:style style:name="T73" style:family="text">
      <style:text-properties style:use-window-font-color="true" loext:opacity="0%" style:font-name="Times New Roman" fo:font-size="9.5pt" fo:font-weight="normal" officeooo:rsid="024aab6e" fo:background-color="transparent" loext:char-shading-value="0" style:font-size-asian="9.5pt" style:font-weight-asian="normal" style:font-size-complex="9.5pt" style:font-weight-complex="normal"/>
    </style:style>
    <style:style style:name="T74" style:family="text">
      <style:text-properties style:use-window-font-color="true" loext:opacity="0%" style:font-name="Times New Roman" fo:font-size="9.5pt" fo:font-weight="normal" officeooo:rsid="026e7e63" fo:background-color="transparent" loext:char-shading-value="0" style:font-size-asian="9.5pt" style:font-weight-asian="normal" style:font-size-complex="9.5pt" style:font-weight-complex="normal"/>
    </style:style>
    <style:style style:name="T75" style:family="text">
      <style:text-properties style:use-window-font-color="true" loext:opacity="0%" style:font-name="Times New Roman" fo:font-size="9.5pt" fo:font-weight="normal" officeooo:rsid="0270880a" fo:background-color="transparent" loext:char-shading-value="0" style:font-size-asian="9.5pt" style:font-weight-asian="normal" style:font-size-complex="9.5pt" style:font-weight-complex="normal"/>
    </style:style>
    <style:style style:name="T76" style:family="text">
      <style:text-properties style:use-window-font-color="true" loext:opacity="0%" style:font-name="Times New Roman" fo:font-size="9.5pt" fo:font-weight="normal" officeooo:rsid="0274a93a" fo:background-color="transparent" loext:char-shading-value="0" style:font-size-asian="9.5pt" style:font-weight-asian="normal" style:font-size-complex="9.5pt" style:font-weight-complex="normal"/>
    </style:style>
    <style:style style:name="T77" style:family="text">
      <style:text-properties style:use-window-font-color="true" loext:opacity="0%" style:font-name="Times New Roman" fo:font-size="9.5pt" fo:font-weight="normal" officeooo:rsid="02767365" fo:background-color="transparent" loext:char-shading-value="0" style:font-size-asian="9.5pt" style:font-weight-asian="normal" style:font-size-complex="9.5pt" style:font-weight-complex="normal"/>
    </style:style>
    <style:style style:name="T78" style:family="text">
      <style:text-properties style:use-window-font-color="true" loext:opacity="0%" style:font-name="Times New Roman" fo:font-size="9.5pt" fo:font-weight="normal" officeooo:rsid="0276de74" fo:background-color="transparent" loext:char-shading-value="0" style:font-size-asian="9.5pt" style:font-weight-asian="normal" style:font-size-complex="9.5pt" style:font-weight-complex="normal"/>
    </style:style>
    <style:style style:name="T79" style:family="text">
      <style:text-properties officeooo:rsid="00b97f7b"/>
    </style:style>
    <style:style style:name="T80" style:family="text">
      <style:text-properties officeooo:rsid="00f3e8b5"/>
    </style:style>
    <style:style style:name="T81" style:family="text">
      <style:text-properties officeooo:rsid="00aa1028"/>
    </style:style>
    <style:style style:name="T82" style:family="text">
      <style:text-properties officeooo:rsid="00a748df"/>
    </style:style>
    <style:style style:name="T83" style:family="text">
      <style:text-properties officeooo:rsid="00e0982f"/>
    </style:style>
    <style:style style:name="T84" style:family="text">
      <style:text-properties officeooo:rsid="0101bf83"/>
    </style:style>
    <style:style style:name="T85" style:family="text">
      <style:text-properties officeooo:rsid="00f8221d"/>
    </style:style>
    <style:style style:name="T86" style:family="text">
      <style:text-properties officeooo:rsid="00ffddab"/>
    </style:style>
    <style:style style:name="T87" style:family="text">
      <style:text-properties fo:color="#ffffff" loext:opacity="100%" fo:font-weight="bold" fo:background-color="#ff7f00" loext:char-shading-value="0" style:font-weight-asian="bold" style:font-weight-complex="bold"/>
    </style:style>
    <style:style style:name="T88" style:family="text">
      <style:text-properties fo:color="#ffffff" loext:opacity="100%" fo:font-weight="bold" officeooo:rsid="00d6c923" fo:background-color="#ff7f00" loext:char-shading-value="0" style:font-weight-asian="bold" style:font-weight-complex="bold"/>
    </style:style>
    <style:style style:name="T89" style:family="text">
      <style:text-properties fo:color="#ffffff" loext:opacity="100%" fo:font-weight="bold" officeooo:rsid="00f5bd61" fo:background-color="#ff7f00" loext:char-shading-value="0" style:font-weight-asian="bold" style:font-weight-complex="bold"/>
    </style:style>
    <style:style style:name="T90" style:family="text">
      <style:text-properties fo:color="#ffffff" loext:opacity="100%" fo:font-weight="bold" officeooo:rsid="01013bad" fo:background-color="#ff7f00" loext:char-shading-value="0" style:font-weight-asian="bold" style:font-weight-complex="bold"/>
    </style:style>
    <style:style style:name="T91" style:family="text">
      <style:text-properties style:font-name="Times New Roman" fo:font-size="9.5pt" style:font-size-asian="9.5pt" style:font-size-complex="9.5pt"/>
    </style:style>
    <style:style style:name="T92" style:family="text">
      <style:text-properties style:font-name="Times New Roman" fo:font-size="9.5pt" officeooo:rsid="00420e3f" style:font-size-asian="9.5pt" style:font-size-complex="9.5pt"/>
    </style:style>
    <style:style style:name="T93" style:family="text">
      <style:text-properties style:font-name="Times New Roman" fo:font-size="9.5pt" officeooo:rsid="01013bad" style:font-size-asian="9.5pt" style:font-size-complex="9.5pt"/>
    </style:style>
    <style:style style:name="T94" style:family="text">
      <style:text-properties style:font-name="Times New Roman" fo:font-size="9.5pt" officeooo:rsid="005f80fd" style:font-size-asian="9.5pt" style:font-size-complex="9.5pt"/>
    </style:style>
    <style:style style:name="T95" style:family="text">
      <style:text-properties style:font-name="Times New Roman" fo:font-size="9.5pt" officeooo:rsid="01033000" style:font-size-asian="9.5pt" style:font-size-complex="9.5pt"/>
    </style:style>
    <style:style style:name="T96" style:family="text">
      <style:text-properties style:font-name="Times New Roman" fo:font-size="9.5pt" officeooo:rsid="0105e900" style:font-size-asian="9.5pt" style:font-size-complex="9.5pt"/>
    </style:style>
    <style:style style:name="T97" style:family="text">
      <style:text-properties style:font-name="Times New Roman" fo:font-size="9.5pt" officeooo:rsid="00fb7fd0" style:font-size-asian="9.5pt" style:font-size-complex="9.5pt"/>
    </style:style>
    <style:style style:name="T98" style:family="text">
      <style:text-properties style:font-name="Times New Roman" fo:font-size="9.5pt" officeooo:rsid="00fbdb3a" style:font-size-asian="9.5pt" style:font-size-complex="9.5pt"/>
    </style:style>
    <style:style style:name="T99" style:family="text">
      <style:text-properties style:font-name="Times New Roman" fo:font-size="9.5pt" officeooo:rsid="010862b6" style:font-size-asian="9.5pt" style:font-size-complex="9.5pt"/>
    </style:style>
    <style:style style:name="T100" style:family="text">
      <style:text-properties style:font-name="Times New Roman" fo:font-size="9.5pt" officeooo:rsid="01090ba2" style:font-size-asian="9.5pt" style:font-size-complex="9.5pt"/>
    </style:style>
    <style:style style:name="T101" style:family="text">
      <style:text-properties style:font-name="Times New Roman" fo:font-size="9.5pt" officeooo:rsid="0075a11c" style:font-size-asian="9.5pt" style:font-size-complex="9.5pt"/>
    </style:style>
    <style:style style:name="T102" style:family="text">
      <style:text-properties style:font-name="Times New Roman" fo:font-size="9.5pt" officeooo:rsid="010a7865" style:font-size-asian="9.5pt" style:font-size-complex="9.5pt"/>
    </style:style>
    <style:style style:name="T103" style:family="text">
      <style:text-properties style:font-name="Times New Roman" fo:font-size="9.5pt" officeooo:rsid="01024ee0" style:font-size-asian="9.5pt" style:font-size-complex="9.5pt"/>
    </style:style>
    <style:style style:name="T104" style:family="text">
      <style:text-properties style:font-name="Times New Roman" fo:font-size="9.5pt" officeooo:rsid="00ff7f92" style:font-size-asian="9.5pt" style:font-size-complex="9.5pt"/>
    </style:style>
    <style:style style:name="T105" style:family="text">
      <style:text-properties style:font-name="Times New Roman" fo:font-size="9.5pt" officeooo:rsid="0043041f" style:font-size-asian="9.5pt" style:font-size-complex="9.5pt"/>
    </style:style>
    <style:style style:name="T106" style:family="text">
      <style:text-properties style:font-name="Times New Roman" fo:font-size="9.5pt" officeooo:rsid="004394ed" style:font-size-asian="9.5pt" style:font-size-complex="9.5pt"/>
    </style:style>
    <style:style style:name="T107" style:family="text">
      <style:text-properties style:font-name="Times New Roman" fo:font-size="9.5pt" officeooo:rsid="00f3e811" style:font-size-asian="9.5pt" style:font-size-complex="9.5pt"/>
    </style:style>
    <style:style style:name="T108" style:family="text">
      <style:text-properties style:font-name="Times New Roman" fo:font-size="9.5pt" officeooo:rsid="010d9728" style:font-size-asian="9.5pt" style:font-size-complex="9.5pt"/>
    </style:style>
    <style:style style:name="T109" style:family="text">
      <style:text-properties style:font-name="Times New Roman" fo:font-size="9.5pt" officeooo:rsid="0100ae8c" style:font-size-asian="9.5pt" style:font-size-complex="9.5pt"/>
    </style:style>
    <style:style style:name="T110" style:family="text">
      <style:text-properties style:font-name="Times New Roman" fo:font-size="9.5pt" officeooo:rsid="0044cfe5" style:font-size-asian="9.5pt" style:font-size-complex="9.5pt"/>
    </style:style>
    <style:style style:name="T111" style:family="text">
      <style:text-properties style:font-name="Times New Roman" fo:font-size="9.5pt" officeooo:rsid="00eda92c" style:font-size-asian="9.5pt" style:font-size-complex="9.5pt"/>
    </style:style>
    <style:style style:name="T112" style:family="text">
      <style:text-properties style:font-name="Times New Roman" fo:font-size="9.5pt" officeooo:rsid="010f127a" style:font-size-asian="9.5pt" style:font-size-complex="9.5pt"/>
    </style:style>
    <style:style style:name="T113" style:family="text">
      <style:text-properties style:font-name="Times New Roman" fo:font-size="9.5pt" officeooo:rsid="011afb91" style:font-size-asian="9.5pt" style:font-size-complex="9.5pt"/>
    </style:style>
    <style:style style:name="T114" style:family="text">
      <style:text-properties style:font-name="Times New Roman" fo:font-size="9.5pt" officeooo:rsid="011fb0fb" style:font-size-asian="9.5pt" style:font-size-complex="9.5pt"/>
    </style:style>
    <style:style style:name="T115" style:family="text">
      <style:text-properties style:font-name="Times New Roman" fo:font-size="9.5pt" officeooo:rsid="00ce5858" style:font-size-asian="9.5pt" style:font-size-complex="9.5pt"/>
    </style:style>
    <style:style style:name="T116" style:family="text">
      <style:text-properties style:font-name="Times New Roman" fo:font-size="9.5pt" officeooo:rsid="00896ba4" style:font-size-asian="9.5pt" style:font-size-complex="9.5pt"/>
    </style:style>
    <style:style style:name="T117" style:family="text">
      <style:text-properties style:font-name="Times New Roman" fo:font-size="9.5pt" officeooo:rsid="00f4f4a9" style:font-size-asian="9.5pt" style:font-size-complex="9.5pt"/>
    </style:style>
    <style:style style:name="T118" style:family="text">
      <style:text-properties style:font-name="Times New Roman" fo:font-size="9.5pt" officeooo:rsid="00edf5f2" style:font-size-asian="9.5pt" style:font-size-complex="9.5pt"/>
    </style:style>
    <style:style style:name="T119" style:family="text">
      <style:text-properties style:font-name="Times New Roman" fo:font-size="9.5pt" officeooo:rsid="00738433" style:font-size-asian="9.5pt" style:font-size-complex="9.5pt"/>
    </style:style>
    <style:style style:name="T120" style:family="text">
      <style:text-properties style:font-name="Times New Roman" fo:font-size="9.5pt" officeooo:rsid="00ef65fe" style:font-size-asian="9.5pt" style:font-size-complex="9.5pt"/>
    </style:style>
    <style:style style:name="T121" style:family="text">
      <style:text-properties style:font-name="Times New Roman" fo:font-size="9.5pt" officeooo:rsid="00f69e87" style:font-size-asian="9.5pt" style:font-size-complex="9.5pt"/>
    </style:style>
    <style:style style:name="T122" style:family="text">
      <style:text-properties style:font-name="Times New Roman" fo:font-size="9.5pt" officeooo:rsid="011ac8db" style:font-size-asian="9.5pt" style:font-size-complex="9.5pt"/>
    </style:style>
    <style:style style:name="T123" style:family="text">
      <style:text-properties style:font-name="Times New Roman" fo:font-size="9.5pt" officeooo:rsid="00efe8df" style:font-size-asian="9.5pt" style:font-size-complex="9.5pt"/>
    </style:style>
    <style:style style:name="T124" style:family="text">
      <style:text-properties style:font-name="Times New Roman" fo:font-size="9.5pt" officeooo:rsid="00f188ad" style:font-size-asian="9.5pt" style:font-size-complex="9.5pt"/>
    </style:style>
    <style:style style:name="T125" style:family="text">
      <style:text-properties style:font-name="Times New Roman" fo:font-size="9.5pt" officeooo:rsid="012427a6" style:font-size-asian="9.5pt" style:font-size-complex="9.5pt"/>
    </style:style>
    <style:style style:name="T126" style:family="text">
      <style:text-properties style:font-name="Times New Roman" fo:font-size="9.5pt" officeooo:rsid="00f26609" style:font-size-asian="9.5pt" style:font-size-complex="9.5pt"/>
    </style:style>
    <style:style style:name="T127" style:family="text">
      <style:text-properties style:font-name="Times New Roman" fo:font-size="9.5pt" officeooo:rsid="0126a2f6" style:font-size-asian="9.5pt" style:font-size-complex="9.5pt"/>
    </style:style>
    <style:style style:name="T128" style:family="text">
      <style:text-properties style:font-name="Times New Roman" fo:font-size="9.5pt" officeooo:rsid="01289c48" style:font-size-asian="9.5pt" style:font-size-complex="9.5pt"/>
    </style:style>
    <style:style style:name="T129" style:family="text">
      <style:text-properties style:font-name="Times New Roman" fo:font-size="9.5pt" officeooo:rsid="0050e0a2" style:font-size-asian="9.5pt" style:font-size-complex="9.5pt"/>
    </style:style>
    <style:style style:name="T130" style:family="text">
      <style:text-properties style:font-name="Times New Roman" fo:font-size="9.5pt" officeooo:rsid="001f7512" style:font-size-asian="9.5pt" style:font-size-complex="9.5pt"/>
    </style:style>
    <style:style style:name="T131" style:family="text">
      <style:text-properties style:font-name="Times New Roman" fo:font-size="9.5pt" officeooo:rsid="00ee264a" style:font-size-asian="9.5pt" style:font-size-complex="9.5pt"/>
    </style:style>
    <style:style style:name="T132" style:family="text">
      <style:text-properties style:font-name="Times New Roman" fo:font-size="9.5pt" officeooo:rsid="00efbcbb" style:font-size-asian="9.5pt" style:font-size-complex="9.5pt"/>
    </style:style>
    <style:style style:name="T133" style:family="text">
      <style:text-properties style:font-name="Times New Roman" fo:font-size="9.5pt" officeooo:rsid="00bef88a" style:font-size-asian="9.5pt" style:font-size-complex="9.5pt"/>
    </style:style>
    <style:style style:name="T134" style:family="text">
      <style:text-properties style:font-name="Times New Roman" fo:font-size="9.5pt" officeooo:rsid="00207277" style:font-size-asian="9.5pt" style:font-size-complex="9.5pt"/>
    </style:style>
    <style:style style:name="T135" style:family="text">
      <style:text-properties style:font-name="Times New Roman" fo:font-size="9.5pt" officeooo:rsid="0021d990" style:font-size-asian="9.5pt" style:font-size-complex="9.5pt"/>
    </style:style>
    <style:style style:name="T136" style:family="text">
      <style:text-properties style:font-name="Times New Roman" fo:font-size="9.5pt" officeooo:rsid="00240c2f" style:font-size-asian="9.5pt" style:font-size-complex="9.5pt"/>
    </style:style>
    <style:style style:name="T137" style:family="text">
      <style:text-properties style:font-name="Times New Roman" fo:font-size="9.5pt" officeooo:rsid="003dae36" style:font-size-asian="9.5pt" style:font-size-complex="9.5pt"/>
    </style:style>
    <style:style style:name="T138" style:family="text">
      <style:text-properties style:font-name="Times New Roman" fo:font-size="9.5pt" officeooo:rsid="003ea4b0" style:font-size-asian="9.5pt" style:font-size-complex="9.5pt"/>
    </style:style>
    <style:style style:name="T139" style:family="text">
      <style:text-properties style:font-name="Times New Roman" fo:font-size="9.5pt" officeooo:rsid="003d7fbb" style:font-size-asian="9.5pt" style:font-size-complex="9.5pt"/>
    </style:style>
    <style:style style:name="T140" style:family="text">
      <style:text-properties style:font-name="Times New Roman" fo:font-size="9.5pt" officeooo:rsid="00e3196a" style:font-size-asian="9.5pt" style:font-size-complex="9.5pt"/>
    </style:style>
    <style:style style:name="T141" style:family="text">
      <style:text-properties style:font-name="Times New Roman" fo:font-size="9.5pt" officeooo:rsid="0024865f" style:font-size-asian="9.5pt" style:font-size-complex="9.5pt"/>
    </style:style>
    <style:style style:name="T142" style:family="text">
      <style:text-properties style:font-name="Times New Roman" fo:font-size="9.5pt" officeooo:rsid="012bace7" style:font-size-asian="9.5pt" style:font-size-complex="9.5pt"/>
    </style:style>
    <style:style style:name="T143" style:family="text">
      <style:text-properties style:font-name="Times New Roman" fo:font-size="9.5pt" officeooo:rsid="012d4d61" style:font-size-asian="9.5pt" style:font-size-complex="9.5pt"/>
    </style:style>
    <style:style style:name="T144" style:family="text">
      <style:text-properties style:font-name="Times New Roman" fo:font-size="9.5pt" officeooo:rsid="012e88c4" style:font-size-asian="9.5pt" style:font-size-complex="9.5pt"/>
    </style:style>
    <style:style style:name="T145" style:family="text">
      <style:text-properties style:font-name="Times New Roman" fo:font-size="9.5pt" officeooo:rsid="00870dc1" style:font-size-asian="9.5pt" style:font-size-complex="9.5pt"/>
    </style:style>
    <style:style style:name="T146" style:family="text">
      <style:text-properties style:font-name="Times New Roman" fo:font-size="9.5pt" officeooo:rsid="01304d6c" style:font-size-asian="9.5pt" style:font-size-complex="9.5pt"/>
    </style:style>
    <style:style style:name="T147" style:family="text">
      <style:text-properties style:font-name="Times New Roman" fo:font-size="9.5pt" officeooo:rsid="0133b498" style:font-size-asian="9.5pt" style:font-size-complex="9.5pt"/>
    </style:style>
    <style:style style:name="T148" style:family="text">
      <style:text-properties style:font-name="Times New Roman" fo:font-size="9.5pt" officeooo:rsid="00f97542" style:font-size-asian="9.5pt" style:font-size-complex="9.5pt"/>
    </style:style>
    <style:style style:name="T149" style:family="text">
      <style:text-properties style:font-name="Times New Roman" fo:font-size="9.5pt" officeooo:rsid="010a81d1" style:font-size-asian="9.5pt" style:font-size-complex="9.5pt"/>
    </style:style>
    <style:style style:name="T150" style:family="text">
      <style:text-properties style:font-name="Times New Roman" fo:font-size="9.5pt" officeooo:rsid="00f9a46a" style:font-size-asian="9.5pt" style:font-size-complex="9.5pt"/>
    </style:style>
    <style:style style:name="T151" style:family="text">
      <style:text-properties style:font-name="Times New Roman" fo:font-size="9.5pt" officeooo:rsid="010ce926" style:font-size-asian="9.5pt" style:font-size-complex="9.5pt"/>
    </style:style>
    <style:style style:name="T152" style:family="text">
      <style:text-properties style:font-name="Times New Roman" fo:font-size="9.5pt" officeooo:rsid="0139d5c6" style:font-size-asian="9.5pt" style:font-size-complex="9.5pt"/>
    </style:style>
    <style:style style:name="T153" style:family="text">
      <style:text-properties style:font-name="Times New Roman" fo:font-size="9.5pt" officeooo:rsid="013bbc41" style:font-size-asian="9.5pt" style:font-size-complex="9.5pt"/>
    </style:style>
    <style:style style:name="T154" style:family="text">
      <style:text-properties style:font-name="Times New Roman" fo:font-size="9.5pt" officeooo:rsid="013d73e7" style:font-size-asian="9.5pt" style:font-size-complex="9.5pt"/>
    </style:style>
    <style:style style:name="T155" style:family="text">
      <style:text-properties style:font-name="Times New Roman" fo:font-size="9.5pt" officeooo:rsid="00fdffa2" style:font-size-asian="9.5pt" style:font-size-complex="9.5pt"/>
    </style:style>
    <style:style style:name="T156" style:family="text">
      <style:text-properties style:font-name="Times New Roman" fo:font-size="9.5pt" officeooo:rsid="013f3fe9" style:font-size-asian="9.5pt" style:font-size-complex="9.5pt"/>
    </style:style>
    <style:style style:name="T157" style:family="text">
      <style:text-properties style:font-name="Times New Roman" fo:font-size="9.5pt" officeooo:rsid="01420bdf" style:font-size-asian="9.5pt" style:font-size-complex="9.5pt"/>
    </style:style>
    <style:style style:name="T158" style:family="text">
      <style:text-properties style:font-name="Times New Roman" fo:font-size="9.5pt" officeooo:rsid="0144190a" style:font-size-asian="9.5pt" style:font-size-complex="9.5pt"/>
    </style:style>
    <style:style style:name="T159" style:family="text">
      <style:text-properties style:font-name="Times New Roman" fo:font-size="9.5pt" officeooo:rsid="014522d2" style:font-size-asian="9.5pt" style:font-size-complex="9.5pt"/>
    </style:style>
    <style:style style:name="T160" style:family="text">
      <style:text-properties style:font-name="Times New Roman" fo:font-size="9.5pt" officeooo:rsid="00f247df" style:font-size-asian="9.5pt" style:font-size-complex="9.5pt"/>
    </style:style>
    <style:style style:name="T161" style:family="text">
      <style:text-properties style:font-name="Times New Roman" fo:font-size="9.5pt" officeooo:rsid="014a316b" style:font-size-asian="9.5pt" style:font-size-complex="9.5pt"/>
    </style:style>
    <style:style style:name="T162" style:family="text">
      <style:text-properties style:font-name="Times New Roman" fo:font-size="9.5pt" officeooo:rsid="014b9428" style:font-size-asian="9.5pt" style:font-size-complex="9.5pt"/>
    </style:style>
    <style:style style:name="T163" style:family="text">
      <style:text-properties style:font-name="Times New Roman" fo:font-size="9.5pt" officeooo:rsid="014ec377" style:font-size-asian="9.5pt" style:font-size-complex="9.5pt"/>
    </style:style>
    <style:style style:name="T164" style:family="text">
      <style:text-properties style:font-name="Times New Roman" fo:font-size="9.5pt" officeooo:rsid="012f29a9" style:font-size-asian="9.5pt" style:font-size-complex="9.5pt"/>
    </style:style>
    <style:style style:name="T165" style:family="text">
      <style:text-properties style:font-name="Times New Roman" fo:font-size="9.5pt" officeooo:rsid="005b901a" style:font-size-asian="9.5pt" style:font-size-complex="9.5pt"/>
    </style:style>
    <style:style style:name="T166" style:family="text">
      <style:text-properties style:font-name="Times New Roman" fo:font-size="9.5pt" officeooo:rsid="008c196a" style:font-size-asian="9.5pt" style:font-size-complex="9.5pt"/>
    </style:style>
    <style:style style:name="T167" style:family="text">
      <style:text-properties style:font-name="Times New Roman" fo:font-size="9.5pt" officeooo:rsid="015c64d6" style:font-size-asian="9.5pt" style:font-size-complex="9.5pt"/>
    </style:style>
    <style:style style:name="T168" style:family="text">
      <style:text-properties style:font-name="Times New Roman" fo:font-size="9.5pt" officeooo:rsid="0171cbf8" style:font-size-asian="9.5pt" style:font-size-complex="9.5pt"/>
    </style:style>
    <style:style style:name="T169" style:family="text">
      <style:text-properties style:font-name="Times New Roman" fo:font-size="9.5pt" officeooo:rsid="00f5e15f" style:font-size-asian="9.5pt" style:font-size-complex="9.5pt"/>
    </style:style>
    <style:style style:name="T170" style:family="text">
      <style:text-properties style:font-name="Times New Roman" fo:font-size="9.5pt" officeooo:rsid="00f78da4" style:font-size-asian="9.5pt" style:font-size-complex="9.5pt"/>
    </style:style>
    <style:style style:name="T171" style:family="text">
      <style:text-properties style:font-name="Times New Roman" fo:font-size="9.5pt" officeooo:rsid="01732c1a" style:font-size-asian="9.5pt" style:font-size-complex="9.5pt"/>
    </style:style>
    <style:style style:name="T172" style:family="text">
      <style:text-properties style:font-name="Times New Roman" fo:font-size="9.5pt" officeooo:rsid="017739dd" style:font-size-asian="9.5pt" style:font-size-complex="9.5pt"/>
    </style:style>
    <style:style style:name="T173" style:family="text">
      <style:text-properties style:font-name="Times New Roman" fo:font-size="9.5pt" officeooo:rsid="017a39cd" style:font-size-asian="9.5pt" style:font-size-complex="9.5pt"/>
    </style:style>
    <style:style style:name="T174" style:family="text">
      <style:text-properties style:font-name="Times New Roman" fo:font-size="9.5pt" officeooo:rsid="017af707" style:font-size-asian="9.5pt" style:font-size-complex="9.5pt"/>
    </style:style>
    <style:style style:name="T175" style:family="text">
      <style:text-properties style:font-name="Times New Roman" fo:font-size="9.5pt" officeooo:rsid="017cd1e6" style:font-size-asian="9.5pt" style:font-size-complex="9.5pt"/>
    </style:style>
    <style:style style:name="T176" style:family="text">
      <style:text-properties style:font-name="Times New Roman" fo:font-size="9.5pt" officeooo:rsid="017e01fb" style:font-size-asian="9.5pt" style:font-size-complex="9.5pt"/>
    </style:style>
    <style:style style:name="T177" style:family="text">
      <style:text-properties style:font-name="Times New Roman" fo:font-size="9.5pt" officeooo:rsid="017fb7a4" style:font-size-asian="9.5pt" style:font-size-complex="9.5pt"/>
    </style:style>
    <style:style style:name="T178" style:family="text">
      <style:text-properties style:font-name="Times New Roman" fo:font-size="9.5pt" officeooo:rsid="0183cf08" style:font-size-asian="9.5pt" style:font-size-complex="9.5pt"/>
    </style:style>
    <style:style style:name="T179" style:family="text">
      <style:text-properties style:font-name="Times New Roman" fo:font-size="9.5pt" officeooo:rsid="01873dfa" style:font-size-asian="9.5pt" style:font-size-complex="9.5pt"/>
    </style:style>
    <style:style style:name="T180" style:family="text">
      <style:text-properties style:font-name="Times New Roman" fo:font-size="9.5pt" officeooo:rsid="0188e6b8" style:font-size-asian="9.5pt" style:font-size-complex="9.5pt"/>
    </style:style>
    <style:style style:name="T181" style:family="text">
      <style:text-properties style:font-name="Times New Roman" fo:font-size="9.5pt" officeooo:rsid="018bd12d" style:font-size-asian="9.5pt" style:font-size-complex="9.5pt"/>
    </style:style>
    <style:style style:name="T182" style:family="text">
      <style:text-properties style:font-name="Times New Roman" fo:font-size="9.5pt" officeooo:rsid="018c564c" style:font-size-asian="9.5pt" style:font-size-complex="9.5pt"/>
    </style:style>
    <style:style style:name="T183" style:family="text">
      <style:text-properties style:font-name="Times New Roman" fo:font-size="9.5pt" officeooo:rsid="018dcc53" style:font-size-asian="9.5pt" style:font-size-complex="9.5pt"/>
    </style:style>
    <style:style style:name="T184" style:family="text">
      <style:text-properties style:font-name="Times New Roman" fo:font-size="9.5pt" officeooo:rsid="018f3136" style:font-size-asian="9.5pt" style:font-size-complex="9.5pt"/>
    </style:style>
    <style:style style:name="T185" style:family="text">
      <style:text-properties style:font-name="Times New Roman" fo:font-size="9.5pt" officeooo:rsid="0190a824" style:font-size-asian="9.5pt" style:font-size-complex="9.5pt"/>
    </style:style>
    <style:style style:name="T186" style:family="text">
      <style:text-properties style:font-name="Times New Roman" fo:font-size="9.5pt" officeooo:rsid="00e37ce7" style:font-size-asian="9.5pt" style:font-size-complex="9.5pt"/>
    </style:style>
    <style:style style:name="T187" style:family="text">
      <style:text-properties style:font-name="Times New Roman" fo:font-size="9.5pt" officeooo:rsid="01968e37" style:font-size-asian="9.5pt" style:font-size-complex="9.5pt"/>
    </style:style>
    <style:style style:name="T188" style:family="text">
      <style:text-properties style:font-name="Times New Roman" fo:font-size="9.5pt" officeooo:rsid="01b00982" style:font-size-asian="9.5pt" style:font-size-complex="9.5pt"/>
    </style:style>
    <style:style style:name="T189" style:family="text">
      <style:text-properties style:font-name="Times New Roman" fo:font-size="9.5pt" officeooo:rsid="01b267bc" style:font-size-asian="9.5pt" style:font-size-complex="9.5pt"/>
    </style:style>
    <style:style style:name="T190" style:family="text">
      <style:text-properties style:font-name="Times New Roman" fo:font-size="9.5pt" officeooo:rsid="01b3d87f" style:font-size-asian="9.5pt" style:font-size-complex="9.5pt"/>
    </style:style>
    <style:style style:name="T191" style:family="text">
      <style:text-properties style:font-name="Times New Roman" fo:font-size="9.5pt" officeooo:rsid="01b51536" style:font-size-asian="9.5pt" style:font-size-complex="9.5pt"/>
    </style:style>
    <style:style style:name="T192" style:family="text">
      <style:text-properties style:font-name="Times New Roman" fo:font-size="9.5pt" officeooo:rsid="01b695ea" style:font-size-asian="9.5pt" style:font-size-complex="9.5pt"/>
    </style:style>
    <style:style style:name="T193" style:family="text">
      <style:text-properties style:font-name="Times New Roman" fo:font-size="9.5pt" officeooo:rsid="01bb6768" style:font-size-asian="9.5pt" style:font-size-complex="9.5pt"/>
    </style:style>
    <style:style style:name="T194" style:family="text">
      <style:text-properties style:font-name="Times New Roman" fo:font-size="9.5pt" officeooo:rsid="01bb90ba" style:font-size-asian="9.5pt" style:font-size-complex="9.5pt"/>
    </style:style>
    <style:style style:name="T195" style:family="text">
      <style:text-properties style:font-name="Times New Roman" fo:font-size="9.5pt" officeooo:rsid="01bc9179" style:font-size-asian="9.5pt" style:font-size-complex="9.5pt"/>
    </style:style>
    <style:style style:name="T196" style:family="text">
      <style:text-properties style:font-name="Times New Roman" fo:font-size="9.5pt" officeooo:rsid="01bd2a11" style:font-size-asian="9.5pt" style:font-size-complex="9.5pt"/>
    </style:style>
    <style:style style:name="T197" style:family="text">
      <style:text-properties style:font-name="Times New Roman" fo:font-size="9.5pt" officeooo:rsid="01c4074a" style:font-size-asian="9.5pt" style:font-size-complex="9.5pt"/>
    </style:style>
    <style:style style:name="T198" style:family="text">
      <style:text-properties style:font-name="Times New Roman" fo:font-size="9.5pt" officeooo:rsid="01c59d35" style:font-size-asian="9.5pt" style:font-size-complex="9.5pt"/>
    </style:style>
    <style:style style:name="T199" style:family="text">
      <style:text-properties style:font-name="Times New Roman" fo:font-size="9.5pt" officeooo:rsid="01c61d52" style:font-size-asian="9.5pt" style:font-size-complex="9.5pt"/>
    </style:style>
    <style:style style:name="T200" style:family="text">
      <style:text-properties style:font-name="Times New Roman" fo:font-size="9.5pt" officeooo:rsid="01c7bae9" style:font-size-asian="9.5pt" style:font-size-complex="9.5pt"/>
    </style:style>
    <style:style style:name="T201" style:family="text">
      <style:text-properties style:font-name="Times New Roman" fo:font-size="9.5pt" officeooo:rsid="01c9c9f1" style:font-size-asian="9.5pt" style:font-size-complex="9.5pt"/>
    </style:style>
    <style:style style:name="T202" style:family="text">
      <style:text-properties style:font-name="Times New Roman" fo:font-size="9.5pt" officeooo:rsid="01cd696e" style:font-size-asian="9.5pt" style:font-size-complex="9.5pt"/>
    </style:style>
    <style:style style:name="T203" style:family="text">
      <style:text-properties style:font-name="Times New Roman" fo:font-size="9.5pt" officeooo:rsid="01d4a16d" style:font-size-asian="9.5pt" style:font-size-complex="9.5pt"/>
    </style:style>
    <style:style style:name="T204" style:family="text">
      <style:text-properties style:font-name="Times New Roman" fo:font-size="9.5pt" officeooo:rsid="01d54986" style:font-size-asian="9.5pt" style:font-size-complex="9.5pt"/>
    </style:style>
    <style:style style:name="T205" style:family="text">
      <style:text-properties style:font-name="Times New Roman" fo:font-size="9.5pt" officeooo:rsid="01d6ec6d" style:font-size-asian="9.5pt" style:font-size-complex="9.5pt"/>
    </style:style>
    <style:style style:name="T206" style:family="text">
      <style:text-properties style:font-name="Times New Roman" fo:font-size="9.5pt" officeooo:rsid="01d743da" style:font-size-asian="9.5pt" style:font-size-complex="9.5pt"/>
    </style:style>
    <style:style style:name="T207" style:family="text">
      <style:text-properties style:font-name="Times New Roman" fo:font-size="9.5pt" officeooo:rsid="01d888fe" style:font-size-asian="9.5pt" style:font-size-complex="9.5pt"/>
    </style:style>
    <style:style style:name="T208" style:family="text">
      <style:text-properties style:font-name="Times New Roman" fo:font-size="9.5pt" officeooo:rsid="01d93f36" style:font-size-asian="9.5pt" style:font-size-complex="9.5pt"/>
    </style:style>
    <style:style style:name="T209" style:family="text">
      <style:text-properties style:font-name="Times New Roman" fo:font-size="9.5pt" officeooo:rsid="01dc3857" style:font-size-asian="9.5pt" style:font-size-complex="9.5pt"/>
    </style:style>
    <style:style style:name="T210" style:family="text">
      <style:text-properties style:font-name="Times New Roman" fo:font-size="9.5pt" officeooo:rsid="01dc91e5" style:font-size-asian="9.5pt" style:font-size-complex="9.5pt"/>
    </style:style>
    <style:style style:name="T211" style:family="text">
      <style:text-properties style:font-name="Times New Roman" fo:font-size="9.5pt" officeooo:rsid="01dfcd4a" style:font-size-asian="9.5pt" style:font-size-complex="9.5pt"/>
    </style:style>
    <style:style style:name="T212" style:family="text">
      <style:text-properties style:font-name="Times New Roman" fo:font-size="9.5pt" officeooo:rsid="01e71076" style:font-size-asian="9.5pt" style:font-size-complex="9.5pt"/>
    </style:style>
    <style:style style:name="T213" style:family="text">
      <style:text-properties style:font-name="Times New Roman" fo:font-size="9.5pt" officeooo:rsid="01f023fa" style:font-size-asian="9.5pt" style:font-size-complex="9.5pt"/>
    </style:style>
    <style:style style:name="T214" style:family="text">
      <style:text-properties style:font-name="Times New Roman" fo:font-size="9.5pt" officeooo:rsid="01f79276" style:font-size-asian="9.5pt" style:font-size-complex="9.5pt"/>
    </style:style>
    <style:style style:name="T215" style:family="text">
      <style:text-properties style:font-name="Times New Roman" fo:font-size="9.5pt" officeooo:rsid="017ca900" style:font-size-asian="9.5pt" style:font-size-complex="9.5pt"/>
    </style:style>
    <style:style style:name="T216" style:family="text">
      <style:text-properties style:font-name="Times New Roman" fo:font-size="9.5pt" officeooo:rsid="01ae6967" style:font-size-asian="9.5pt" style:font-size-complex="9.5pt"/>
    </style:style>
    <style:style style:name="T217" style:family="text">
      <style:text-properties style:font-name="Times New Roman" fo:font-size="9.5pt" officeooo:rsid="02091035" style:font-size-asian="9.5pt" style:font-size-complex="9.5pt"/>
    </style:style>
    <style:style style:name="T218" style:family="text">
      <style:text-properties style:font-name="Times New Roman" fo:font-size="9.5pt" officeooo:rsid="0138939b" style:font-size-asian="9.5pt" style:font-size-complex="9.5pt"/>
    </style:style>
    <style:style style:name="T219" style:family="text">
      <style:text-properties style:font-name="Times New Roman" fo:font-size="9.5pt" officeooo:rsid="0209486c" style:font-size-asian="9.5pt" style:font-size-complex="9.5pt"/>
    </style:style>
    <style:style style:name="T220" style:family="text">
      <style:text-properties style:font-name="Times New Roman" fo:font-size="9.5pt" officeooo:rsid="020bbb59" style:font-size-asian="9.5pt" style:font-size-complex="9.5pt"/>
    </style:style>
    <style:style style:name="T221" style:family="text">
      <style:text-properties style:font-name="Times New Roman" fo:font-size="9.5pt" officeooo:rsid="02288088" style:font-size-asian="9.5pt" style:font-size-complex="9.5pt"/>
    </style:style>
    <style:style style:name="T222" style:family="text">
      <style:text-properties style:font-name="Times New Roman" fo:font-size="9.5pt" officeooo:rsid="02297e62" style:font-size-asian="9.5pt" style:font-size-complex="9.5pt"/>
    </style:style>
    <style:style style:name="T223" style:family="text">
      <style:text-properties style:font-name="Times New Roman" fo:font-size="9.5pt" officeooo:rsid="022ef1fc" style:font-size-asian="9.5pt" style:font-size-complex="9.5pt"/>
    </style:style>
    <style:style style:name="T224" style:family="text">
      <style:text-properties style:font-name="Times New Roman" fo:font-size="9.5pt" officeooo:rsid="02315881" style:font-size-asian="9.5pt" style:font-size-complex="9.5pt"/>
    </style:style>
    <style:style style:name="T225" style:family="text">
      <style:text-properties style:font-name="Times New Roman" fo:font-size="9.5pt" officeooo:rsid="0015f487" style:font-size-asian="9.5pt" style:font-size-complex="9.5pt"/>
    </style:style>
    <style:style style:name="T226" style:family="text">
      <style:text-properties style:font-name="Times New Roman" fo:font-size="9.5pt" officeooo:rsid="0016b0c4" style:font-size-asian="9.5pt" style:font-size-complex="9.5pt"/>
    </style:style>
    <style:style style:name="T227" style:family="text">
      <style:text-properties style:font-name="Times New Roman" fo:font-size="9.5pt" officeooo:rsid="0019600a" style:font-size-asian="9.5pt" style:font-size-complex="9.5pt"/>
    </style:style>
    <style:style style:name="T228" style:family="text">
      <style:text-properties style:font-name="Times New Roman" fo:font-size="9.5pt" officeooo:rsid="0050c5b9" style:font-size-asian="9.5pt" style:font-size-complex="9.5pt"/>
    </style:style>
    <style:style style:name="T229" style:family="text">
      <style:text-properties style:font-name="Times New Roman" fo:font-size="9.5pt" officeooo:rsid="02366fa5" style:font-size-asian="9.5pt" style:font-size-complex="9.5pt"/>
    </style:style>
    <style:style style:name="T230" style:family="text">
      <style:text-properties style:font-name="Times New Roman" fo:font-size="9.5pt" officeooo:rsid="0236d241" style:font-size-asian="9.5pt" style:font-size-complex="9.5pt"/>
    </style:style>
    <style:style style:name="T231" style:family="text">
      <style:text-properties style:font-name="Times New Roman" fo:font-size="9.5pt" officeooo:rsid="023744f9" style:font-size-asian="9.5pt" style:font-size-complex="9.5pt"/>
    </style:style>
    <style:style style:name="T232" style:family="text">
      <style:text-properties style:font-name="Times New Roman" fo:font-size="9.5pt" officeooo:rsid="023add98" style:font-size-asian="9.5pt" style:font-size-complex="9.5pt"/>
    </style:style>
    <style:style style:name="T233" style:family="text">
      <style:text-properties style:font-name="Times New Roman" fo:font-size="9.5pt" officeooo:rsid="023c938e" style:font-size-asian="9.5pt" style:font-size-complex="9.5pt"/>
    </style:style>
    <style:style style:name="T234" style:family="text">
      <style:text-properties style:font-name="Times New Roman" fo:font-size="9.5pt" officeooo:rsid="023d7fca" style:font-size-asian="9.5pt" style:font-size-complex="9.5pt"/>
    </style:style>
    <style:style style:name="T235" style:family="text">
      <style:text-properties style:font-name="Times New Roman" fo:font-size="9.5pt" officeooo:rsid="023e1509" style:font-size-asian="9.5pt" style:font-size-complex="9.5pt"/>
    </style:style>
    <style:style style:name="T236" style:family="text">
      <style:text-properties style:font-name="Times New Roman" fo:font-size="9.5pt" officeooo:rsid="0241690a" style:font-size-asian="9.5pt" style:font-size-complex="9.5pt"/>
    </style:style>
    <style:style style:name="T237" style:family="text">
      <style:text-properties style:font-name="Times New Roman" fo:font-size="9.5pt" officeooo:rsid="024338b0" style:font-size-asian="9.5pt" style:font-size-complex="9.5pt"/>
    </style:style>
    <style:style style:name="T238" style:family="text">
      <style:text-properties style:font-name="Times New Roman" fo:font-size="9.5pt" officeooo:rsid="024516b2" style:font-size-asian="9.5pt" style:font-size-complex="9.5pt"/>
    </style:style>
    <style:style style:name="T239" style:family="text">
      <style:text-properties style:font-name="Times New Roman" fo:font-size="9.5pt" officeooo:rsid="0247a1a7" style:font-size-asian="9.5pt" style:font-size-complex="9.5pt"/>
    </style:style>
    <style:style style:name="T240" style:family="text">
      <style:text-properties style:font-name="Times New Roman" fo:font-size="9.5pt" officeooo:rsid="0248623a" style:font-size-asian="9.5pt" style:font-size-complex="9.5pt"/>
    </style:style>
    <style:style style:name="T241" style:family="text">
      <style:text-properties style:font-name="Times New Roman" fo:font-size="9.5pt" officeooo:rsid="024b1b72" style:font-size-asian="9.5pt" style:font-size-complex="9.5pt"/>
    </style:style>
    <style:style style:name="T242" style:family="text">
      <style:text-properties style:font-name="Times New Roman" fo:font-size="9.5pt" officeooo:rsid="024e179c" style:font-size-asian="9.5pt" style:font-size-complex="9.5pt"/>
    </style:style>
    <style:style style:name="T243" style:family="text">
      <style:text-properties style:font-name="Times New Roman" fo:font-size="9.5pt" officeooo:rsid="024fe2b9" style:font-size-asian="9.5pt" style:font-size-complex="9.5pt"/>
    </style:style>
    <style:style style:name="T244" style:family="text">
      <style:text-properties style:font-name="Times New Roman" fo:font-size="9.5pt" officeooo:rsid="0250bcf2" style:font-size-asian="9.5pt" style:font-size-complex="9.5pt"/>
    </style:style>
    <style:style style:name="T245" style:family="text">
      <style:text-properties style:font-name="Times New Roman" fo:font-size="9.5pt" officeooo:rsid="00868a9a" style:font-size-asian="9.5pt" style:font-size-complex="9.5pt"/>
    </style:style>
    <style:style style:name="T246" style:family="text">
      <style:text-properties style:font-name="Times New Roman" fo:font-size="9.5pt" officeooo:rsid="02519f3e" style:font-size-asian="9.5pt" style:font-size-complex="9.5pt"/>
    </style:style>
    <style:style style:name="T247" style:family="text">
      <style:text-properties style:font-name="Times New Roman" fo:font-size="9.5pt" officeooo:rsid="0254bb13" style:font-size-asian="9.5pt" style:font-size-complex="9.5pt"/>
    </style:style>
    <style:style style:name="T248" style:family="text">
      <style:text-properties style:font-name="Times New Roman" fo:font-size="9.5pt" officeooo:rsid="025adc28" style:font-size-asian="9.5pt" style:font-size-complex="9.5pt"/>
    </style:style>
    <style:style style:name="T249" style:family="text">
      <style:text-properties style:font-name="Times New Roman" fo:font-size="9.5pt" officeooo:rsid="025bcdc6" style:font-size-asian="9.5pt" style:font-size-complex="9.5pt"/>
    </style:style>
    <style:style style:name="T250" style:family="text">
      <style:text-properties style:font-name="Times New Roman" fo:font-size="9.5pt" officeooo:rsid="025bd0b8" style:font-size-asian="9.5pt" style:font-size-complex="9.5pt"/>
    </style:style>
    <style:style style:name="T251" style:family="text">
      <style:text-properties style:font-name="Times New Roman" fo:font-size="9.5pt" officeooo:rsid="0269c6e9" style:font-size-asian="9.5pt" style:font-size-complex="9.5pt"/>
    </style:style>
    <style:style style:name="T252" style:family="text">
      <style:text-properties style:font-name="Times New Roman" fo:font-size="9.5pt" officeooo:rsid="026b8b38" style:font-size-asian="9.5pt" style:font-size-complex="9.5pt"/>
    </style:style>
    <style:style style:name="T253" style:family="text">
      <style:text-properties style:font-name="Times New Roman" fo:font-size="9.5pt" officeooo:rsid="026ce95e" style:font-size-asian="9.5pt" style:font-size-complex="9.5pt"/>
    </style:style>
    <style:style style:name="T254" style:family="text">
      <style:text-properties style:font-name="Times New Roman" fo:font-size="9.5pt" officeooo:rsid="02706c12" style:font-size-asian="9.5pt" style:font-size-complex="9.5pt"/>
    </style:style>
    <style:style style:name="T255" style:family="text">
      <style:text-properties style:font-name="Times New Roman" fo:font-size="9.5pt" officeooo:rsid="027bb1ee" style:font-size-asian="9.5pt" style:font-size-complex="9.5pt"/>
    </style:style>
    <style:style style:name="T256" style:family="text">
      <style:text-properties style:font-name="Times New Roman" fo:font-size="9.5pt" officeooo:rsid="028496e5" style:font-size-asian="9.5pt" style:font-size-complex="9.5pt"/>
    </style:style>
    <style:style style:name="T257" style:family="text">
      <style:text-properties style:font-name="Times New Roman" fo:font-size="9.5pt" officeooo:rsid="028ad9a4" style:font-size-asian="9.5pt" style:font-size-complex="9.5pt"/>
    </style:style>
    <style:style style:name="T258" style:family="text">
      <style:text-properties style:font-name="Times New Roman" fo:font-size="9.5pt" officeooo:rsid="028b6c01" style:font-size-asian="9.5pt" style:font-size-complex="9.5pt"/>
    </style:style>
    <style:style style:name="T259" style:family="text">
      <style:text-properties style:font-name="Times New Roman" fo:font-size="9.5pt" officeooo:rsid="02927c83" style:font-size-asian="9.5pt" style:font-size-complex="9.5pt"/>
    </style:style>
    <style:style style:name="T260" style:family="text">
      <style:text-properties style:font-name="Times New Roman" fo:font-size="9.5pt" officeooo:rsid="0296b096" style:font-size-asian="9.5pt" style:font-size-complex="9.5pt"/>
    </style:style>
    <style:style style:name="T261" style:family="text">
      <style:text-properties style:font-name="Times New Roman" fo:font-size="9.5pt" fo:font-weight="bold" style:font-size-asian="9.5pt" style:font-weight-asian="bold" style:font-size-complex="9.5pt" style:font-weight-complex="bold"/>
    </style:style>
    <style:style style:name="T262" style:family="text">
      <style:text-properties style:font-name="Times New Roman" fo:font-size="9.5pt" fo:font-weight="bold" officeooo:rsid="00600228" style:font-size-asian="9.5pt" style:font-weight-asian="bold" style:font-size-complex="9.5pt" style:font-weight-complex="bold"/>
    </style:style>
    <style:style style:name="T263" style:family="text">
      <style:text-properties style:font-name="Times New Roman" fo:font-size="9.5pt" fo:font-weight="bold" officeooo:rsid="00613d2b" style:font-size-asian="9.5pt" style:font-weight-asian="bold" style:font-size-complex="9.5pt" style:font-weight-complex="bold"/>
    </style:style>
    <style:style style:name="T264" style:family="text">
      <style:text-properties style:font-name="Times New Roman" fo:font-size="9.5pt" fo:font-weight="bold" officeooo:rsid="00420e3f" style:font-size-asian="9.5pt" style:font-weight-asian="bold" style:font-size-complex="9.5pt" style:font-weight-complex="bold"/>
    </style:style>
    <style:style style:name="T265" style:family="text">
      <style:text-properties style:font-name="Times New Roman" fo:font-size="9.5pt" fo:font-weight="bold" officeooo:rsid="005e2735" style:font-size-asian="9.5pt" style:font-weight-asian="bold" style:font-size-complex="9.5pt" style:font-weight-complex="bold"/>
    </style:style>
    <style:style style:name="T266" style:family="text">
      <style:text-properties style:font-name="Times New Roman" fo:font-size="9.5pt" fo:font-weight="bold" officeooo:rsid="005f80fd" style:font-size-asian="9.5pt" style:font-weight-asian="bold" style:font-size-complex="9.5pt" style:font-weight-complex="bold"/>
    </style:style>
    <style:style style:name="T267" style:family="text">
      <style:text-properties style:font-name="Times New Roman" fo:font-size="9.5pt" fo:font-weight="bold" officeooo:rsid="00bd1285" style:font-size-asian="9.5pt" style:font-weight-asian="bold" style:font-size-complex="9.5pt" style:font-weight-complex="bold"/>
    </style:style>
    <style:style style:name="T268" style:family="text">
      <style:text-properties style:font-name="Times New Roman" fo:font-size="9.5pt" fo:font-weight="bold" officeooo:rsid="0075a11c" style:font-size-asian="9.5pt" style:font-weight-asian="bold" style:font-size-complex="9.5pt" style:font-weight-complex="bold"/>
    </style:style>
    <style:style style:name="T269" style:family="text">
      <style:text-properties style:font-name="Times New Roman" fo:font-size="9.5pt" fo:font-weight="bold" officeooo:rsid="00820a9f" style:font-size-asian="9.5pt" style:font-weight-asian="bold" style:font-size-complex="9.5pt" style:font-weight-complex="bold"/>
    </style:style>
    <style:style style:name="T270" style:family="text">
      <style:text-properties style:font-name="Times New Roman" fo:font-size="9.5pt" fo:font-weight="bold" officeooo:rsid="00779bef" style:font-size-asian="9.5pt" style:font-weight-asian="bold" style:font-size-complex="9.5pt" style:font-weight-complex="bold"/>
    </style:style>
    <style:style style:name="T271" style:family="text">
      <style:text-properties style:font-name="Times New Roman" fo:font-size="9.5pt" fo:font-weight="bold" officeooo:rsid="007b37b5" style:font-size-asian="9.5pt" style:font-weight-asian="bold" style:font-size-complex="9.5pt" style:font-weight-complex="bold"/>
    </style:style>
    <style:style style:name="T272" style:family="text">
      <style:text-properties style:font-name="Times New Roman" fo:font-size="9.5pt" fo:font-weight="bold" officeooo:rsid="00a748df" style:font-size-asian="9.5pt" style:font-weight-asian="bold" style:font-size-complex="9.5pt" style:font-weight-complex="bold"/>
    </style:style>
    <style:style style:name="T273" style:family="text">
      <style:text-properties style:font-name="Times New Roman" fo:font-size="9.5pt" fo:font-weight="bold" officeooo:rsid="00e0982f" style:font-size-asian="9.5pt" style:font-weight-asian="bold" style:font-size-complex="9.5pt" style:font-weight-complex="bold"/>
    </style:style>
    <style:style style:name="T274" style:family="text">
      <style:text-properties style:font-name="Times New Roman" fo:font-size="9.5pt" fo:font-weight="bold" officeooo:rsid="015fb3dc" style:font-size-asian="9.5pt" style:font-weight-asian="bold" style:font-size-complex="9.5pt" style:font-weight-complex="bold"/>
    </style:style>
    <style:style style:name="T275" style:family="text">
      <style:text-properties style:font-name="Times New Roman" fo:font-size="9.5pt" fo:font-weight="bold" officeooo:rsid="02315881" style:font-size-asian="9.5pt" style:font-weight-asian="bold" style:font-size-complex="9.5pt" style:font-weight-complex="bold"/>
    </style:style>
    <style:style style:name="T276" style:family="text">
      <style:text-properties style:font-name="Times New Roman" fo:font-size="9.5pt" fo:font-weight="bold" officeooo:rsid="0259b216" style:font-size-asian="9.5pt" style:font-weight-asian="bold" style:font-size-complex="9.5pt" style:font-weight-complex="bold"/>
    </style:style>
    <style:style style:name="T277" style:family="text">
      <style:text-properties style:font-name="Times New Roman" fo:font-size="9.5pt" fo:font-weight="bold" officeooo:rsid="0280331d" style:font-size-asian="9.5pt" style:font-weight-asian="bold" style:font-size-complex="9.5pt" style:font-weight-complex="bold"/>
    </style:style>
    <style:style style:name="T278" style:family="text">
      <style:text-properties style:font-name="Times New Roman" fo:font-size="9.5pt" fo:font-style="italic" officeooo:rsid="00ef65fe" style:font-size-asian="9.5pt" style:font-style-asian="italic" style:font-size-complex="9.5pt" style:font-style-complex="italic"/>
    </style:style>
    <style:style style:name="T279" style:family="text">
      <style:text-properties style:font-name="Times New Roman" fo:font-size="9.5pt" fo:font-style="italic" officeooo:rsid="0021d990" style:font-size-asian="9.5pt" style:font-style-asian="italic" style:font-size-complex="9.5pt" style:font-style-complex="italic"/>
    </style:style>
    <style:style style:name="T280" style:family="text">
      <style:text-properties style:font-name="Times New Roman" fo:font-size="9.5pt" fo:font-style="italic" officeooo:rsid="00c6f226" style:font-size-asian="9.5pt" style:font-style-asian="italic" style:font-size-complex="9.5pt" style:font-style-complex="italic"/>
    </style:style>
    <style:style style:name="T281" style:family="text">
      <style:text-properties style:font-name="Times New Roman" fo:font-size="9.5pt" fo:font-style="italic" officeooo:rsid="00f9a46a" style:font-size-asian="9.5pt" style:font-style-asian="italic" style:font-size-complex="9.5pt" style:font-style-complex="italic"/>
    </style:style>
    <style:style style:name="T282" style:family="text">
      <style:text-properties officeooo:rsid="0105e900"/>
    </style:style>
    <style:style style:name="T283" style:family="text">
      <style:text-properties officeooo:rsid="010d9728"/>
    </style:style>
    <style:style style:name="T284" style:family="text">
      <style:text-properties officeooo:rsid="0131fadb"/>
    </style:style>
    <style:style style:name="T285" style:family="text">
      <style:text-properties officeooo:rsid="014689ac"/>
    </style:style>
    <style:style style:name="T286" style:family="text">
      <style:text-properties officeooo:rsid="01e2a749"/>
    </style:style>
    <style:style style:name="T287" style:family="text">
      <style:text-properties officeooo:rsid="0215a09d"/>
    </style:style>
    <style:style style:name="T288" style:family="text">
      <style:text-properties officeooo:rsid="02237287"/>
    </style:style>
    <style:style style:name="T289" style:family="text">
      <style:text-properties officeooo:rsid="02307ae8"/>
    </style:style>
    <style:style style:name="T290" style:family="text">
      <style:text-properties officeooo:rsid="0230e317"/>
    </style:style>
    <style:style style:name="T291" style:family="text">
      <style:text-properties officeooo:rsid="02562db3"/>
    </style:style>
    <style:style style:name="T292" style:family="text">
      <style:text-properties officeooo:rsid="02582483"/>
    </style:style>
    <style:style style:name="T293" style:family="text">
      <style:text-properties fo:color="#804000" loext:opacity="100%" style:font-name="Times New Roman" fo:font-size="9.5pt" fo:font-weight="bold" style:font-size-asian="9.5pt" style:font-weight-asian="bold" style:font-size-complex="9.5pt" style:font-weight-complex="bold"/>
    </style:style>
    <style:style style:name="T294" style:family="text">
      <style:text-properties fo:color="#804000" loext:opacity="100%" style:font-name="Times New Roman" fo:font-size="9.5pt" fo:font-weight="bold" officeooo:rsid="00081c0a" style:font-size-asian="9.5pt" style:font-weight-asian="bold" style:font-size-complex="9.5pt" style:font-weight-complex="bold"/>
    </style:style>
    <style:style style:name="T295" style:family="text">
      <style:text-properties fo:color="#804000" loext:opacity="100%" style:font-name="Times New Roman" fo:font-size="9.5pt" fo:font-weight="bold" officeooo:rsid="0259b216" style:font-size-asian="9.5pt" style:font-weight-asian="bold" style:font-size-complex="9.5pt" style:font-weight-complex="bold"/>
    </style:style>
    <style:style style:name="T296" style:family="text">
      <style:text-properties officeooo:rsid="0259b216"/>
    </style:style>
    <style:style style:name="T297" style:family="text">
      <style:text-properties officeooo:rsid="027bb1ee"/>
    </style:style>
    <style:style style:name="T298" style:family="text">
      <style:text-properties officeooo:rsid="02890444"/>
    </style:style>
    <style:style style:name="T29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34pt" fo:letter-spacing="normal" fo:language="en" fo:country="US" fo:font-style="normal" fo:text-shadow="none" style:text-underline-style="none" fo:font-weight="bold" style:letter-kerning="true" fo:background-color="transparent" style:font-name-asian="DejaVu Sans" style:font-size-asian="34pt" style:font-style-asian="normal" style:font-weight-asian="bold" style:font-name-complex="DejaVu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30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40pt" fo:letter-spacing="normal" fo:language="en" fo:country="US" fo:font-style="normal" fo:text-shadow="none" style:text-underline-style="none" fo:font-weight="bold" style:letter-kerning="true" fo:background-color="transparent" style:font-name-asian="DejaVu Sans" style:font-size-asian="40pt" style:font-style-asian="normal" style:font-weight-asian="bold" style:font-name-complex="DejaVu Sans" style:font-size-complex="40pt" style:font-style-complex="normal" style:font-weight-complex="bold" style:text-emphasize="none" style:font-relief="none" style:text-overline-style="none" style:text-overline-color="font-color"/>
    </style:style>
    <style:style style:name="T301" style:family="text">
      <style:text-properties fo:font-variant="normal" fo:text-transform="none" fo:color="#ffffff" loext:opacity="10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2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3" style:family="text">
      <style:text-properties fo:font-variant="normal" fo:text-transform="none" fo:color="#ffffff" loext:opacity="10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fo:background-color="transparent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4" style:family="text">
      <style:text-properties fo:font-variant="normal" fo:text-transform="none" fo:color="#000000" loext:opacity="100%" style:text-outline="tru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616cm" fo:text-indent="-0.635cm" fo:margin-left="1.61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251cm" fo:text-indent="-0.635cm" fo:margin-left="2.25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886cm" fo:text-indent="-0.635cm" fo:margin-left="2.88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521cm" fo:text-indent="-0.635cm" fo:margin-left="3.52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156cm" fo:text-indent="-0.635cm" fo:margin-left="4.15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791cm" fo:text-indent="-0.635cm" fo:margin-left="4.79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426cm" fo:text-indent="-0.635cm" fo:margin-left="5.42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061cm" fo:text-indent="-0.635cm" fo:margin-left="6.06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696cm" fo:text-indent="-0.635cm" fo:margin-left="6.69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331cm" fo:text-indent="-0.635cm" fo:margin-left="7.331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616cm" fo:text-indent="-0.635cm" fo:margin-left="1.61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251cm" fo:text-indent="-0.635cm" fo:margin-left="2.25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886cm" fo:text-indent="-0.635cm" fo:margin-left="2.88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521cm" fo:text-indent="-0.635cm" fo:margin-left="3.52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156cm" fo:text-indent="-0.635cm" fo:margin-left="4.15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791cm" fo:text-indent="-0.635cm" fo:margin-left="4.79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426cm" fo:text-indent="-0.635cm" fo:margin-left="5.42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061cm" fo:text-indent="-0.635cm" fo:margin-left="6.06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696cm" fo:text-indent="-0.635cm" fo:margin-left="6.69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331cm" fo:text-indent="-0.635cm" fo:margin-left="7.331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61cm" fo:text-indent="-0.635cm" fo:margin-left="1.6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245cm" fo:text-indent="-0.635cm" fo:margin-left="2.24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88cm" fo:text-indent="-0.635cm" fo:margin-left="2.8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515cm" fo:text-indent="-0.635cm" fo:margin-left="3.51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15cm" fo:text-indent="-0.635cm" fo:margin-left="4.1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785cm" fo:text-indent="-0.635cm" fo:margin-left="4.78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42cm" fo:text-indent="-0.635cm" fo:margin-left="5.42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055cm" fo:text-indent="-0.635cm" fo:margin-left="6.05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69cm" fo:text-indent="-0.635cm" fo:margin-left="6.6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325cm" fo:text-indent="-0.635cm" fo:margin-left="7.32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style:run-through="foreground" style:wrap="run-through" style:number-wrapped-paragraphs="no-limit" style:vertical-pos="middle" style:vertical-rel="page" style:horizontal-pos="center" style:horizontal-rel="page" draw:wrap-influence-on-position="once-concurrent" loext:allow-overlap="true" style:flow-with-text="false"/>
    </style:style>
    <style:style style:name="gr2" style:family="graphic">
      <style:graphic-properties draw:stroke="solid" draw:stroke-dash="Dash_20_1" svg:stroke-width="0.035cm" svg:stroke-color="#1e789b" draw:marker-start="" draw:marker-start-width="0.199cm" draw:marker-start-center="false" draw:marker-end="" draw:marker-end-width="0.199cm" draw:marker-end-center="false" draw:stroke-linejoin="miter" svg:stroke-linecap="butt" draw:fill="solid" draw:fill-color="#804000" draw:textarea-horizontal-align="justify" draw:textarea-vertical-align="middle" draw:auto-grow-height="false" draw:fit-to-size="false" style:shrink-to-fit="false" fo:min-height="2.215cm" fo:min-width="3.501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3" style:family="graphic">
      <style:graphic-properties draw:stroke="solid" draw:stroke-dash="Dash_20_1" svg:stroke-width="0.035cm" svg:stroke-color="#1e789b" draw:marker-start="" draw:marker-start-width="0.199cm" draw:marker-start-center="false" draw:marker-end="" draw:marker-end-width="0.199cm" draw:marker-end-center="false" draw:stroke-linejoin="miter" svg:stroke-linecap="butt" draw:fill="solid" draw:fill-color="#0000ff" draw:textarea-horizontal-align="justify" draw:textarea-vertical-align="middle" draw:auto-grow-height="false" draw:fit-to-size="false" style:shrink-to-fit="false" fo:min-height="2.215cm" fo:min-width="3.503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solid" draw:stroke-dash="Dash_20_1" svg:stroke-width="0.035cm" svg:stroke-color="#1e789b" draw:marker-start="" draw:marker-start-width="0.199cm" draw:marker-start-center="false" draw:marker-end="" draw:marker-end-width="0.199cm" draw:marker-end-center="false" draw:stroke-linejoin="miter" svg:stroke-linecap="butt" draw:fill="solid" draw:fill-color="#ff0000" draw:textarea-horizontal-align="justify" draw:textarea-vertical-align="middle" draw:auto-grow-height="false" draw:fit-to-size="false" style:shrink-to-fit="false" fo:min-height="2.215cm" fo:min-width="3.501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solid" draw:stroke-dash="Dash_20_1" svg:stroke-width="0.035cm" svg:stroke-color="#1e789b" draw:marker-start="" draw:marker-start-width="0.199cm" draw:marker-start-center="false" draw:marker-end="" draw:marker-end-width="0.199cm" draw:marker-end-center="false" draw:stroke-linejoin="miter" svg:stroke-linecap="butt" draw:fill="solid" draw:fill-color="#008000" draw:textarea-horizontal-align="justify" draw:textarea-vertical-align="middle" draw:auto-grow-height="false" draw:fit-to-size="false" style:shrink-to-fit="false" fo:min-height="2.215cm" fo:min-width="3.503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solid" draw:stroke-dash="Dash_20_1" svg:stroke-width="0.035cm" svg:stroke-color="#1e789b" draw:marker-start="" draw:marker-start-width="0.199cm" draw:marker-start-center="false" draw:marker-end="" draw:marker-end-width="0.199cm" draw:marker-end-center="false" draw:stroke-linejoin="miter" svg:stroke-linecap="butt" draw:fill="solid" draw:fill-color="#804000" draw:textarea-horizontal-align="justify" draw:textarea-vertical-align="middle" draw:auto-grow-height="false" draw:fit-to-size="false" style:shrink-to-fit="false" fo:min-height="2.217cm" fo:min-width="3.503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solid" draw:stroke-dash="Dash_20_1" svg:stroke-width="0.035cm" svg:stroke-color="#1e789b" draw:marker-start="" draw:marker-start-width="0.199cm" draw:marker-start-center="false" draw:marker-end="" draw:marker-end-width="0.199cm" draw:marker-end-center="false" draw:stroke-linejoin="miter" svg:stroke-linecap="butt" draw:fill="solid" draw:fill-color="#ff00ff" draw:textarea-horizontal-align="justify" draw:textarea-vertical-align="middle" draw:auto-grow-height="false" draw:fit-to-size="false" style:shrink-to-fit="false" fo:min-height="2.217cm" fo:min-width="3.503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solid" draw:stroke-dash="Dash_20_1" svg:stroke-width="0.035cm" svg:stroke-color="#1e789b" draw:marker-start="" draw:marker-start-width="0.199cm" draw:marker-start-center="false" draw:marker-end="" draw:marker-end-width="0.199cm" draw:marker-end-center="false" draw:stroke-linejoin="miter" svg:stroke-linecap="butt" draw:fill="solid" draw:fill-color="#0000ff" draw:textarea-horizontal-align="justify" draw:textarea-vertical-align="middle" draw:auto-grow-height="false" draw:fit-to-size="false" style:shrink-to-fit="false" fo:min-height="2.217cm" fo:min-width="3.501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draw:stroke="solid" draw:stroke-dash="Dash_20_1" svg:stroke-width="0.035cm" svg:stroke-color="#1e789b" draw:marker-start="" draw:marker-start-width="0.199cm" draw:marker-start-center="false" draw:marker-end="" draw:marker-end-width="0.199cm" draw:marker-end-center="false" draw:stroke-linejoin="miter" svg:stroke-linecap="butt" draw:fill="solid" draw:fill-color="#ff0000" draw:textarea-horizontal-align="justify" draw:textarea-vertical-align="middle" draw:auto-grow-height="false" draw:fit-to-size="false" style:shrink-to-fit="false" fo:min-height="2.217cm" fo:min-width="3.505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0" style:family="graphic">
      <style:graphic-properties draw:stroke="solid" draw:stroke-dash="Dash_20_1" svg:stroke-width="0.035cm" svg:stroke-color="#1e789b" draw:marker-start="" draw:marker-start-width="0.199cm" draw:marker-start-center="false" draw:marker-end="" draw:marker-end-width="0.199cm" draw:marker-end-center="false" draw:stroke-linejoin="miter" svg:stroke-linecap="butt" draw:fill="solid" draw:fill-color="#008000" draw:textarea-horizontal-align="justify" draw:textarea-vertical-align="middle" draw:auto-grow-height="false" draw:fit-to-size="false" style:shrink-to-fit="false" fo:min-height="2.217cm" fo:min-width="3.503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1" style:family="graphic">
      <style:graphic-properties draw:stroke="solid" draw:stroke-dash="Dash_20_1" svg:stroke-width="0.035cm" svg:stroke-color="#1e789b" draw:marker-start="" draw:marker-start-width="0.199cm" draw:marker-start-center="false" draw:marker-end="" draw:marker-end-width="0.199cm" draw:marker-end-center="false" draw:stroke-linejoin="miter" svg:stroke-linecap="butt" draw:fill="solid" draw:fill-color="#ff7f00" draw:textarea-horizontal-align="justify" draw:textarea-vertical-align="middle" draw:auto-grow-height="false" draw:fit-to-size="false" style:shrink-to-fit="false" fo:min-height="2.217cm" fo:min-width="3.501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2" style:family="graphic">
      <style:graphic-properties draw:stroke="solid" draw:stroke-dash="Dash_20_1" svg:stroke-width="0.159cm" svg:stroke-color="#ff8000" draw:marker-start="" draw:marker-start-width="0.199cm" draw:marker-start-center="false" draw:marker-end="msArrowEnd_20_5" draw:marker-end-width="0.476cm" draw:marker-end-center="false" draw:stroke-linejoin="round" draw:fill="none" draw:fill-color="#00cc00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solid" draw:stroke-dash="Dash_20_1" svg:stroke-width="0.159cm" svg:stroke-color="#a05014" draw:marker-start="" draw:marker-start-width="0.199cm" draw:marker-start-center="false" draw:marker-end="msArrowEnd_20_5" draw:marker-end-width="0.476cm" draw:marker-end-center="false" draw:stroke-linejoin="round" draw:fill="none" draw:fill-color="#00cc00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solid" draw:stroke-dash="Dash_20_1" svg:stroke-width="0.159cm" svg:stroke-color="#0000ff" draw:marker-start="" draw:marker-start-width="0.199cm" draw:marker-start-center="false" draw:marker-end="msArrowEnd_20_5" draw:marker-end-width="0.476cm" draw:marker-end-center="false" draw:stroke-linejoin="round" draw:fill="none" draw:fill-color="#00cc00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solid" draw:stroke-dash="Dash_20_1" svg:stroke-width="0.159cm" svg:stroke-color="#ff0000" draw:marker-start="" draw:marker-start-width="0.199cm" draw:marker-start-center="false" draw:marker-end="msArrowEnd_20_5" draw:marker-end-width="0.476cm" draw:marker-end-center="false" draw:stroke-linejoin="round" draw:fill="none" draw:fill-color="#00cc00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solid" draw:stroke-dash="Dash_20_1" svg:stroke-width="0.159cm" svg:stroke-color="#008000" draw:marker-start="" draw:marker-start-width="0.199cm" draw:marker-start-center="false" draw:marker-end="msArrowEnd_20_5" draw:marker-end-width="0.476cm" draw:marker-end-center="false" draw:stroke-linejoin="round" draw:fill="none" draw:fill-color="#00cc00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solid" draw:stroke-dash="Dash_20_1" svg:stroke-width="0.159cm" svg:stroke-color="#ff00ff" draw:marker-start="" draw:marker-start-width="0.199cm" draw:marker-start-center="false" draw:marker-end="msArrowEnd_20_5" draw:marker-end-width="0.476cm" draw:marker-end-center="false" draw:stroke-linejoin="round" draw:fill="none" draw:fill-color="#00cc00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ff8000" draw:textarea-horizontal-align="justify" draw:textarea-vertical-align="middle" draw:auto-grow-height="false" fo:min-height="1.367cm" fo:min-width="1.12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0000ff" draw:textarea-horizontal-align="justify" draw:textarea-vertical-align="middle" draw:auto-grow-height="false" fo:min-height="1.369cm" fo:min-width="1.12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008000" draw:textarea-horizontal-align="justify" draw:textarea-vertical-align="middle" draw:auto-grow-height="false" fo:min-height="1.369cm" fo:min-width="1.12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1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ff0000" draw:textarea-horizontal-align="justify" draw:textarea-vertical-align="middle" draw:auto-grow-height="false" fo:min-height="1.369cm" fo:min-width="1.12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2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804000" draw:textarea-horizontal-align="justify" draw:textarea-vertical-align="middle" draw:auto-grow-height="false" fo:min-height="1.369cm" fo:min-width="1.12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3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5599dd" draw:gradient-step-count="0" draw:textarea-horizontal-align="justify" draw:textarea-vertical-align="middle" draw:auto-grow-height="false" fo:min-height="1.369cm" fo:min-width="1.12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4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00ccff" draw:textarea-horizontal-align="justify" draw:textarea-vertical-align="middle" draw:auto-grow-height="false" fo:min-height="1.369cm" fo:min-width="1.12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5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ff00ff" draw:textarea-horizontal-align="justify" draw:textarea-vertical-align="middle" draw:auto-grow-height="false" fo:min-height="1.369cm" fo:min-width="1.12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6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00ccff" draw:textarea-horizontal-align="justify" draw:textarea-vertical-align="middle" draw:auto-grow-height="false" fo:min-height="1.369cm" fo:min-width="1.12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7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ff8000" draw:textarea-horizontal-align="justify" draw:textarea-vertical-align="middle" draw:auto-grow-height="false" fo:min-height="1.369cm" fo:min-width="1.12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8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ff0000" draw:textarea-horizontal-align="justify" draw:textarea-vertical-align="middle" draw:auto-grow-height="false" fo:min-height="1.369cm" fo:min-width="1.12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9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ffdd00" draw:textarea-horizontal-align="justify" draw:textarea-vertical-align="middle" draw:auto-grow-height="false" fo:min-height="1.369cm" fo:min-width="1.12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0" style:family="graphic">
      <style:graphic-properties draw:stroke="solid" draw:stroke-dash="Dash_20_1" svg:stroke-width="0.049cm" svg:stroke-color="#ff8000" draw:marker-start="" draw:marker-start-width="0.28cm" draw:marker-start-center="false" draw:marker-end="Puntas_20_de_20_flecha_20_2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1" style:family="graphic">
      <style:graphic-properties draw:stroke="solid" draw:stroke-dash="Dash_20_1" svg:stroke-width="0.049cm" svg:stroke-color="#ff8000" draw:marker-start="" draw:marker-start-width="0.28cm" draw:marker-start-center="false" draw:marker-end="Puntas_20_de_20_flecha_20_3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2" style:family="graphic">
      <style:graphic-properties draw:stroke="solid" draw:stroke-dash="Dash_20_1" svg:stroke-width="0.049cm" svg:stroke-color="#ff0000" draw:marker-start="" draw:marker-start-width="0.28cm" draw:marker-start-center="false" draw:marker-end="Puntas_20_de_20_flecha_20_17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3" style:family="graphic">
      <style:graphic-properties draw:stroke="solid" draw:stroke-dash="Dash_20_1" svg:stroke-width="0.049cm" svg:stroke-color="#804000" draw:marker-start="" draw:marker-start-width="0.28cm" draw:marker-start-center="false" draw:marker-end="Puntas_20_de_20_flecha_20_28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4" style:family="graphic">
      <style:graphic-properties draw:stroke="solid" draw:stroke-dash="Dash_20_1" svg:stroke-width="0.049cm" svg:stroke-color="#0000ff" draw:marker-start="" draw:marker-start-width="0.28cm" draw:marker-start-center="false" draw:marker-end="Puntas_20_de_20_flecha_20_30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5" style:family="graphic">
      <style:graphic-properties draw:stroke="solid" draw:stroke-dash="Dash_20_1" svg:stroke-width="0.049cm" svg:stroke-color="#804000" draw:marker-start="" draw:marker-start-width="0.28cm" draw:marker-start-center="false" draw:marker-end="Puntas_20_de_20_flecha_20_31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6" style:family="graphic">
      <style:graphic-properties draw:stroke="solid" draw:stroke-dash="Dash_20_1" svg:stroke-width="0.049cm" svg:stroke-color="#0000ff" draw:marker-start="" draw:marker-start-width="0.28cm" draw:marker-start-center="false" draw:marker-end="Puntas_20_de_20_flecha_20_32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7" style:family="graphic">
      <style:graphic-properties draw:stroke="solid" draw:stroke-dash="Dash_20_1" svg:stroke-width="0.049cm" svg:stroke-color="#0000ff" draw:marker-start="" draw:marker-start-width="0.28cm" draw:marker-start-center="false" draw:marker-end="Puntas_20_de_20_flecha_20_33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8" style:family="graphic">
      <style:graphic-properties draw:stroke="solid" draw:stroke-dash="Dash_20_1" svg:stroke-width="0.049cm" svg:stroke-color="#ff8000" draw:marker-start="" draw:marker-start-width="0.28cm" draw:marker-start-center="false" draw:marker-end="Puntas_20_de_20_flecha_20_34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9" style:family="graphic">
      <style:graphic-properties draw:stroke="solid" draw:stroke-dash="Dash_20_1" svg:stroke-width="0.049cm" svg:stroke-color="#ff8000" draw:marker-start="" draw:marker-start-width="0.28cm" draw:marker-start-center="false" draw:marker-end="Puntas_20_de_20_flecha_20_35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40" style:family="graphic">
      <style:graphic-properties draw:stroke="solid" draw:stroke-dash="Dash_20_1" svg:stroke-width="0.049cm" svg:stroke-color="#ff8000" draw:marker-start="" draw:marker-start-width="0.28cm" draw:marker-start-center="false" draw:marker-end="Puntas_20_de_20_flecha_20_36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41" style:family="graphic">
      <style:graphic-properties draw:stroke="solid" draw:stroke-dash="Dash_20_1" svg:stroke-width="0.049cm" svg:stroke-color="#ff8000" draw:marker-start="" draw:marker-start-width="0.28cm" draw:marker-start-center="false" draw:marker-end="Puntas_20_de_20_flecha_20_38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42" style:family="graphic">
      <style:graphic-properties draw:stroke="solid" draw:stroke-dash="Dash_20_1" svg:stroke-width="0.049cm" svg:stroke-color="#804000" draw:marker-start="" draw:marker-start-width="0.28cm" draw:marker-start-center="false" draw:marker-end="Puntas_20_de_20_flecha_20_39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43" style:family="graphic">
      <style:graphic-properties draw:stroke="solid" draw:stroke-dash="Dash_20_1" svg:stroke-width="0.049cm" svg:stroke-color="#0000ff" draw:marker-start="" draw:marker-start-width="0.28cm" draw:marker-start-center="false" draw:marker-end="Puntas_20_de_20_flecha_20_40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44" style:family="graphic">
      <style:graphic-properties draw:stroke="solid" draw:stroke-dash="Dash_20_1" svg:stroke-width="0.049cm" svg:stroke-color="#ff0000" draw:marker-start="" draw:marker-start-width="0.28cm" draw:marker-start-center="false" draw:marker-end="Puntas_20_de_20_flecha_20_41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45" style:family="graphic">
      <style:graphic-properties draw:stroke="solid" draw:stroke-dash="Dash_20_1" svg:stroke-width="0.049cm" svg:stroke-color="#00ffff" draw:marker-start="" draw:marker-start-width="0.28cm" draw:marker-start-center="false" draw:marker-end="Puntas_20_de_20_flecha_20_42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46" style:family="graphic">
      <style:graphic-properties draw:stroke="solid" draw:stroke-dash="Dash_20_1" svg:stroke-width="0.049cm" svg:stroke-color="#5599dd" draw:marker-start="" draw:marker-start-width="0.28cm" draw:marker-start-center="false" draw:marker-end="Puntas_20_de_20_flecha_20_43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47" style:family="graphic">
      <style:graphic-properties draw:stroke="solid" draw:stroke-dash="Dash_20_1" svg:stroke-width="0.049cm" svg:stroke-color="#00ffff" draw:marker-start="" draw:marker-start-width="0.28cm" draw:marker-start-center="false" draw:marker-end="Puntas_20_de_20_flecha_20_44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48" style:family="graphic">
      <style:graphic-properties draw:stroke="solid" draw:stroke-dash="Dash_20_1" svg:stroke-width="0.049cm" svg:stroke-color="#5599dd" draw:marker-start="" draw:marker-start-width="0.28cm" draw:marker-start-center="false" draw:marker-end="Puntas_20_de_20_flecha_20_45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49" style:family="graphic">
      <style:graphic-properties draw:stroke="solid" draw:stroke-dash="Dash_20_1" svg:stroke-width="0.049cm" svg:stroke-color="#00ffff" draw:marker-start="" draw:marker-start-width="0.28cm" draw:marker-start-center="false" draw:marker-end="Puntas_20_de_20_flecha_20_46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50" style:family="graphic">
      <style:graphic-properties draw:stroke="solid" draw:stroke-dash="Dash_20_1" svg:stroke-width="0.049cm" svg:stroke-color="#5599dd" draw:marker-start="" draw:marker-start-width="0.28cm" draw:marker-start-center="false" draw:marker-end="Puntas_20_de_20_flecha_20_47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51" style:family="graphic">
      <style:graphic-properties draw:stroke="solid" draw:stroke-dash="Dash_20_1" svg:stroke-width="0.049cm" svg:stroke-color="#008000" draw:marker-start="" draw:marker-start-width="0.28cm" draw:marker-start-center="false" draw:marker-end="Puntas_20_de_20_flecha_20_48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52" style:family="graphic">
      <style:graphic-properties draw:stroke="solid" draw:stroke-dash="Dash_20_1" svg:stroke-width="0.049cm" svg:stroke-color="#008000" draw:marker-start="" draw:marker-start-width="0.28cm" draw:marker-start-center="false" draw:marker-end="Puntas_20_de_20_flecha_20_50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53" style:family="graphic">
      <style:graphic-properties draw:stroke="solid" draw:stroke-dash="Dash_20_1" svg:stroke-width="0.049cm" svg:stroke-color="#ff00ff" draw:marker-start="" draw:marker-start-width="0.28cm" draw:marker-start-center="false" draw:marker-end="Puntas_20_de_20_flecha_20_52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54" style:family="graphic">
      <style:graphic-properties draw:stroke="solid" draw:stroke-dash="Dash_20_1" svg:stroke-width="0.049cm" svg:stroke-color="#0000ff" draw:marker-start="" draw:marker-start-width="0.28cm" draw:marker-start-center="false" draw:marker-end="Puntas_20_de_20_flecha_20_53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55" style:family="graphic">
      <style:graphic-properties draw:stroke="solid" draw:stroke-dash="Dash_20_1" svg:stroke-width="0.049cm" svg:stroke-color="#ff0000" draw:marker-start="" draw:marker-start-width="0.28cm" draw:marker-start-center="false" draw:marker-end="Puntas_20_de_20_flecha_20_54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56" style:family="graphic">
      <style:graphic-properties draw:stroke="solid" draw:stroke-dash="Dash_20_1" svg:stroke-width="0.049cm" svg:stroke-color="#00ffff" draw:marker-start="" draw:marker-start-width="0.28cm" draw:marker-start-center="false" draw:marker-end="Puntas_20_de_20_flecha_20_56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57" style:family="graphic">
      <style:graphic-properties draw:stroke="solid" draw:stroke-dash="Dash_20_1" svg:stroke-width="0.049cm" svg:stroke-color="#008000" draw:marker-start="" draw:marker-start-width="0.28cm" draw:marker-start-center="false" draw:marker-end="Puntas_20_de_20_flecha_20_57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58" style:family="graphic">
      <style:graphic-properties draw:stroke="solid" draw:stroke-dash="Dash_20_1" svg:stroke-width="0.049cm" svg:stroke-color="#804000" draw:marker-start="" draw:marker-start-width="0.28cm" draw:marker-start-center="false" draw:marker-end="Puntas_20_de_20_flecha_20_58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59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008000" draw:textarea-horizontal-align="justify" draw:textarea-vertical-align="middle" draw:auto-grow-height="false" fo:min-height="1.369cm" fo:min-width="1.12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0" style:family="graphic">
      <style:graphic-properties draw:stroke="solid" draw:stroke-dash="Dash_20_1" svg:stroke-width="0.049cm" svg:stroke-color="#804000" draw:marker-start="" draw:marker-start-width="0.28cm" draw:marker-start-center="false" draw:marker-end="Puntas_20_de_20_flecha_20_51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61" style:family="graphic">
      <style:graphic-properties draw:stroke="solid" draw:stroke-dash="Dash_20_1" svg:stroke-width="0.049cm" svg:stroke-color="#ffdd00" draw:marker-start="" draw:marker-start-width="0.28cm" draw:marker-start-center="false" draw:marker-end="Puntas_20_de_20_flecha_20_55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g text:anchor-type="page" text:anchor-page-number="2" draw:z-index="1" draw:name="Objeto de grupo 1" draw:style-name="gr1">
        <draw:custom-shape draw:name="CustomShape 1" draw:style-name="gr2" draw:text-style-name="P122" xml:id="id2" draw:id="id2" svg:width="4.268cm" svg:height="2.731cm" svg:x="3.849cm" svg:y="7.094cm">
          <text:p text:style-name="P121"><text:span text:style-name="T299">BTC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2" draw:style-name="gr3" draw:text-style-name="P123" xml:id="id3" draw:id="id3" svg:width="4.269cm" svg:height="2.731cm" svg:x="9.201cm" svg:y="7.094cm">
          <text:p text:style-name="P121"><text:span text:style-name="T299">BTEC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3" draw:style-name="gr4" draw:text-style-name="P124" xml:id="id4" draw:id="id4" svg:width="4.268cm" svg:height="2.731cm" svg:x="14.556cm" svg:y="7.094cm">
          <text:p text:style-name="P121"><text:span text:style-name="T299">BTC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4" draw:style-name="gr5" draw:text-style-name="P125" xml:id="id5" draw:id="id5" svg:width="4.269cm" svg:height="2.731cm" svg:x="19.907cm" svg:y="7.094cm">
          <text:p text:style-name="P121"><text:span text:style-name="T299">BTG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5" draw:style-name="gr6" draw:text-style-name="P127" xml:id="id6" draw:id="id6" svg:width="4.269cm" svg:height="2.733cm" svg:x="1.129cm" svg:y="11.788cm">
          <text:p text:style-name="P126"><text:span text:style-name="T300">LIG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6" draw:style-name="gr7" draw:text-style-name="P128" xml:id="id7" draw:id="id7" svg:width="4.269cm" svg:height="2.733cm" svg:x="6.481cm" svg:y="11.788cm">
          <text:p text:style-name="P126"><text:span text:style-name="T300">LITD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7" draw:style-name="gr8" draw:text-style-name="P129" xml:id="id8" draw:id="id8" svg:width="4.268cm" svg:height="2.733cm" svg:x="11.905cm" svg:y="11.788cm">
          <text:p text:style-name="P126"><text:span text:style-name="T300">LITH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8" draw:style-name="gr9" draw:text-style-name="P130" xml:id="id9" draw:id="id9" svg:width="4.271cm" svg:height="2.733cm" svg:x="17.187cm" svg:y="11.788cm">
          <text:p text:style-name="P126"><text:span text:style-name="T300">LIC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9" draw:style-name="gr10" draw:text-style-name="P131" xml:id="id10" draw:id="id10" svg:width="4.269cm" svg:height="2.733cm" svg:x="22.541cm" svg:y="11.788cm">
          <text:p text:style-name="P126"><text:span text:style-name="T300">LIB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11" draw:style-name="gr11" draw:text-style-name="P132" xml:id="id1" draw:id="id1" svg:width="4.268cm" svg:height="2.733cm" svg:x="11.836cm" svg:y="2.794cm">
          <text:p text:style-name="P121"><text:span text:style-name="T299">SECU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onnector draw:name="Line 12" draw:style-name="gr12" draw:text-style-name="P133" draw:type="curve" svg:x1="11.836cm" svg:y1="4.159cm" svg:x2="5.981cm" svg:y2="7.094cm" draw:start-shape="id1" draw:start-glue-point="3" draw:end-shape="id2" draw:end-glue-point="0" svg:d="M11836 4159c-3904 0-5855 977-5855 2935" svg:viewBox="0 0 5856 2937">
          <text:p/>
        </draw:connector>
        <draw:connector draw:name="Line 13" draw:style-name="gr12" draw:text-style-name="P133" draw:type="curve" svg:x1="11.837cm" svg:y1="4.159cm" svg:x2="11.336cm" svg:y2="7.094cm" draw:start-shape="id1" draw:start-glue-point="3" draw:end-shape="id3" draw:end-glue-point="0" svg:d="M11837 4159c-780 0-649 1076-581 1515 69 440 80 244 80 1420" svg:viewBox="0 0 635 2937">
          <text:p/>
        </draw:connector>
        <draw:connector draw:name="Line 14" draw:style-name="gr12" draw:text-style-name="P133" draw:type="curve" svg:x1="16.103cm" svg:y1="4.159cm" svg:x2="16.688cm" svg:y2="7.094cm" draw:start-shape="id1" draw:start-glue-point="1" draw:end-shape="id4" draw:end-glue-point="0" svg:d="M16103 4159c391 0 585 977 585 2935" svg:viewBox="0 0 587 2937">
          <text:p/>
        </draw:connector>
        <draw:connector draw:name="Line 15" draw:style-name="gr12" draw:text-style-name="P133" draw:type="curve" svg:x1="16.103cm" svg:y1="4.159cm" svg:x2="22.042cm" svg:y2="7.094cm" draw:start-shape="id1" draw:start-glue-point="1" draw:end-shape="id5" draw:end-glue-point="0" svg:d="M16103 4159c3959 0 5939 977 5939 2935" svg:viewBox="0 0 5941 2937">
          <text:p/>
        </draw:connector>
        <draw:connector draw:name="Line 16" draw:style-name="gr13" draw:text-style-name="P133" draw:type="curve" svg:x1="5.981cm" svg:y1="9.825cm" svg:x2="3.263cm" svg:y2="11.788cm" draw:start-shape="id2" draw:start-glue-point="2" draw:end-shape="id6" draw:end-glue-point="0" svg:d="M5981 9825c0 1471-2718 490-2718 1963" svg:viewBox="0 0 2720 1965">
          <text:p/>
        </draw:connector>
        <draw:connector draw:name="Line 17" draw:style-name="gr13" draw:text-style-name="P133" draw:type="curve" svg:x1="5.981cm" svg:y1="9.825cm" svg:x2="8.615cm" svg:y2="11.788cm" draw:start-shape="id2" draw:start-glue-point="2" draw:end-shape="id7" draw:end-glue-point="0" svg:d="M5981 9825c0 1471 2634 490 2634 1963" svg:viewBox="0 0 2635 1965">
          <text:p/>
        </draw:connector>
        <draw:connector draw:name="Line 18" draw:style-name="gr13" draw:text-style-name="P133" draw:type="curve" svg:x1="5.981cm" svg:y1="9.825cm" svg:x2="14.037cm" svg:y2="11.788cm" draw:start-shape="id2" draw:start-glue-point="2" draw:end-shape="id8" draw:end-glue-point="0" svg:d="M5981 9825c0 1471 8056 490 8056 1963" svg:viewBox="0 0 8057 1965">
          <text:p/>
        </draw:connector>
        <draw:connector draw:name="Line 19" draw:style-name="gr14" draw:text-style-name="P133" draw:type="curve" svg:x1="11.335cm" svg:y1="9.825cm" svg:x2="8.615cm" svg:y2="11.788cm" draw:start-shape="id3" draw:start-glue-point="2" draw:end-shape="id7" draw:end-glue-point="0" svg:d="M11335 9825c0 1471-2720 490-2720 1963" svg:viewBox="0 0 2722 1965">
          <text:p/>
        </draw:connector>
        <draw:connector draw:name="Line 20" draw:style-name="gr14" draw:text-style-name="P133" draw:type="curve" svg:x1="11.335cm" svg:y1="9.825cm" svg:x2="14.037cm" svg:y2="11.788cm" draw:start-shape="id3" draw:start-glue-point="2" draw:end-shape="id8" draw:end-glue-point="0" svg:d="M11335 9825c0 1471 2702 490 2702 1963" svg:viewBox="0 0 2704 1965">
          <text:p/>
        </draw:connector>
        <draw:connector draw:name="Line 21" draw:style-name="gr14" draw:text-style-name="P133" draw:type="curve" svg:x1="11.335cm" svg:y1="9.825cm" svg:x2="19.322cm" svg:y2="11.788cm" draw:start-shape="id3" draw:start-glue-point="2" draw:end-shape="id9" draw:end-glue-point="0" svg:d="M11335 9825c0 1471 7987 490 7987 1963" svg:viewBox="0 0 7989 1965">
          <text:p/>
        </draw:connector>
        <draw:connector draw:name="Line 22" draw:style-name="gr15" draw:text-style-name="P133" draw:type="curve" svg:x1="16.688cm" svg:y1="9.825cm" svg:x2="19.322cm" svg:y2="11.788cm" draw:start-shape="id4" draw:start-glue-point="2" draw:end-shape="id9" draw:end-glue-point="0" svg:d="M16688 9825c0 1471 2634 490 2634 1963" svg:viewBox="0 0 2635 1965">
          <text:p/>
        </draw:connector>
        <draw:connector draw:name="Line 23" draw:style-name="gr16" draw:text-style-name="P133" draw:type="curve" svg:x1="22.042cm" svg:y1="9.825cm" svg:x2="24.675cm" svg:y2="11.788cm" draw:start-shape="id5" draw:start-glue-point="2" draw:end-shape="id10" draw:end-glue-point="0" svg:d="M22042 9825c0 1471 2633 490 2633 1963" svg:viewBox="0 0 2635 1965">
          <text:p/>
        </draw:connector>
        <draw:connector draw:name="Line 24" draw:style-name="gr13" draw:text-style-name="P133" draw:type="curve" svg:x1="3.263cm" svg:y1="14.52cm" svg:x2="11.89cm" svg:y2="17.427cm" draw:start-shape="id6" draw:start-glue-point="2" draw:end-shape="id11" draw:end-glue-point="3" svg:d="M3263 14520c0 1939 2875 2907 8627 2907" svg:viewBox="0 0 8629 2909">
          <text:p/>
        </draw:connector>
        <draw:connector draw:name="Line 25" draw:style-name="gr17" draw:text-style-name="P133" draw:type="curve" svg:x1="8.615cm" svg:y1="14.52cm" svg:x2="11.89cm" svg:y2="17.427cm" draw:start-shape="id7" draw:start-glue-point="2" draw:end-shape="id11" draw:end-glue-point="3" svg:d="M8615 14520c0 1939 1092 2907 3275 2907" svg:viewBox="0 0 3277 2909">
          <text:p/>
        </draw:connector>
        <draw:connector draw:name="Line 26" draw:style-name="gr14" draw:text-style-name="P133" draw:type="curve" svg:x1="14.037cm" svg:y1="14.52cm" svg:x2="14.023cm" svg:y2="16.062cm" draw:start-shape="id8" draw:start-glue-point="2" draw:end-shape="id11" draw:end-glue-point="0" svg:d="M14037 14520c0 1154-14 383-14 1542" svg:viewBox="0 0 16 1543">
          <text:p/>
        </draw:connector>
        <draw:connector draw:name="Line 27" draw:style-name="gr15" draw:text-style-name="P133" draw:type="curve" svg:x1="19.322cm" svg:y1="14.52cm" svg:x2="16.157cm" svg:y2="17.427cm" draw:start-shape="id9" draw:start-glue-point="2" draw:end-shape="id11" draw:end-glue-point="1" svg:d="M19322 14520c0 1939-1055 2907-3165 2907" svg:viewBox="0 0 3166 2909">
          <text:p/>
        </draw:connector>
        <draw:connector draw:name="Line 28" draw:style-name="gr16" draw:text-style-name="P133" draw:type="curve" svg:x1="24.675cm" svg:y1="14.52cm" svg:x2="16.157cm" svg:y2="17.427cm" draw:start-shape="id10" draw:start-glue-point="2" draw:end-shape="id11" draw:end-glue-point="1" svg:d="M24675 14520c0 1939-2838 2907-8518 2907" svg:viewBox="0 0 8520 2909">
          <text:p/>
        </draw:connector>
        <draw:custom-shape draw:name="CustomShape 12" draw:style-name="gr11" draw:text-style-name="P134" xml:id="id11" draw:id="id11" svg:width="4.268cm" svg:height="2.733cm" svg:x="11.89cm" svg:y="16.062cm">
          <text:p text:style-name="P126"><text:span text:style-name="T300">MIIC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</draw:g>
      <draw:g text:anchor-type="page" text:anchor-page-number="8" draw:z-index="0" draw:name="Forma1" draw:style-name="gr1">
        <draw:custom-shape draw:style-name="gr18" draw:text-style-name="P136" xml:id="id12" draw:id="id12" svg:width="2.301cm" svg:height="2.285cm" svg:x="12.82cm" svg:y="2.794cm">
          <text:p text:style-name="P135"><text:span text:style-name="T301">SECU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38" xml:id="id14" draw:id="id14" svg:width="2.297cm" svg:height="2.287cm" svg:x="8.226cm" svg:y="7.364cm">
          <text:p text:style-name="P137"><text:span text:style-name="T302">BTE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40" xml:id="id20" draw:id="id20" svg:width="2.297cm" svg:height="2.287cm" svg:x="20.477cm" svg:y="7.364cm">
          <text:p text:style-name="P139"><text:span text:style-name="T303">BTG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1" xml:id="id15" draw:id="id15" svg:width="2.297cm" svg:height="2.287cm" svg:x="5.164cm" svg:y="7.364cm">
          <text:p text:style-name="P135"><text:span text:style-name="T301">BPC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2" xml:id="id13" draw:id="id13" svg:width="2.297cm" svg:height="2.287cm" svg:x="11.289cm" svg:y="7.364cm">
          <text:p text:style-name="P135"><text:span text:style-name="T301">BTC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3" xml:id="id21" draw:id="id21" svg:width="2.297cm" svg:height="2.287cm" svg:x="17.415cm" svg:y="7.403cm">
          <text:p text:style-name="P135"><text:span text:style-name="T301">BTP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44" xml:id="id19" draw:id="id19" svg:width="2.296cm" svg:height="2.287cm" svg:x="14.354cm" svg:y="7.364cm">
          <text:p text:style-name="P135"><text:span text:style-name="T301">BTE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2" xml:id="id27" draw:id="id27" svg:width="2.301cm" svg:height="2.287cm" svg:x="12.82cm" svg:y="11.938cm">
          <text:p text:style-name="P135"><text:span text:style-name="T301">LIG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45" xml:id="id24" draw:id="id24" svg:width="2.297cm" svg:height="2.287cm" svg:x="22.008cm" svg:y="11.938cm">
          <text:p text:style-name="P135"><text:span text:style-name="T301">LIB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6" xml:id="id18" draw:id="id18" svg:width="2.297cm" svg:height="2.287cm" svg:x="9.757cm" svg:y="11.938cm">
          <text:p text:style-name="P135"><text:span text:style-name="T301">LIT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4" xml:id="id23" draw:id="id23" svg:width="2.297cm" svg:height="2.287cm" svg:x="18.946cm" svg:y="11.938cm">
          <text:p text:style-name="P135"><text:span text:style-name="T301">LMI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38" xml:id="id17" draw:id="id17" svg:width="2.297cm" svg:height="2.287cm" svg:x="6.695cm" svg:y="11.938cm">
          <text:p text:style-name="P137"><text:span text:style-name="T302">LIT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6" xml:id="id25" draw:id="id25" svg:width="2.297cm" svg:height="2.287cm" svg:x="11.289cm" svg:y="16.508cm">
          <text:p text:style-name="P135"><text:span text:style-name="T301">MII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41" xml:id="id16" draw:id="id16" svg:width="2.296cm" svg:height="2.287cm" svg:x="3.635cm" svg:y="11.938cm">
          <text:p text:style-name="P135"><text:span text:style-name="T301">LI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48" xml:id="id22" draw:id="id22" svg:width="2.297cm" svg:height="2.287cm" svg:x="15.883cm" svg:y="11.938cm">
          <text:p text:style-name="P147"><text:span text:style-name="T304">LIE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149" draw:type="curve" svg:x1="12.819cm" svg:y1="3.937cm" svg:x2="12.436cm" svg:y2="7.364cm" draw:start-shape="id12" draw:start-glue-point="6" draw:end-shape="id13" draw:end-glue-point="4" svg:d="M12819 3937c-751 0-624 1144-533 1572 92 427 150 141 150 1855" svg:viewBox="0 0 605 3429">
          <text:p/>
        </draw:connector>
        <draw:connector draw:style-name="gr31" draw:text-style-name="P149" draw:type="curve" svg:x1="12.82cm" svg:y1="3.937cm" svg:x2="9.375cm" svg:y2="7.364cm" draw:start-shape="id12" draw:start-glue-point="6" draw:end-shape="id14" draw:end-glue-point="4" svg:d="M12820 3937c-2297 0-3445 1141-3445 3427" svg:viewBox="0 0 3447 3429">
          <text:p/>
        </draw:connector>
        <draw:connector draw:style-name="gr32" draw:text-style-name="P149" draw:type="curve" svg:x1="6.312cm" svg:y1="9.65cm" svg:x2="4.783cm" svg:y2="11.938cm" draw:start-shape="id15" draw:start-glue-point="8" draw:end-shape="id16" draw:end-glue-point="4" svg:d="M6312 9650c0 1717-1529 574-1529 2288" svg:viewBox="0 0 1531 2290">
          <text:p/>
        </draw:connector>
        <draw:connector draw:style-name="gr33" draw:text-style-name="P149" draw:type="curve" svg:x1="12.437cm" svg:y1="9.65cm" svg:x2="7.844cm" svg:y2="11.938cm" draw:start-shape="id13" draw:start-glue-point="8" draw:end-shape="id17" draw:end-glue-point="4" svg:d="M12437 9650c0 1717-4593 574-4593 2288" svg:viewBox="0 0 4595 2290">
          <text:p/>
        </draw:connector>
        <draw:connector draw:style-name="gr34" draw:text-style-name="P149" draw:type="curve" svg:x1="9.375cm" svg:y1="9.65cm" svg:x2="7.844cm" svg:y2="11.938cm" draw:start-shape="id14" draw:start-glue-point="8" draw:end-shape="id17" svg:d="M9375 9650c0 1717-1531 574-1531 2288" svg:viewBox="0 0 1533 2290">
          <text:p/>
        </draw:connector>
        <draw:connector draw:style-name="gr35" draw:text-style-name="P149" draw:type="curve" svg:x1="12.437cm" svg:y1="9.65cm" svg:x2="10.906cm" svg:y2="11.938cm" draw:start-shape="id13" draw:start-glue-point="8" draw:end-shape="id18" draw:end-glue-point="4" svg:d="M12437 9650c0 1717-1531 574-1531 2288" svg:viewBox="0 0 1533 2290">
          <text:p/>
        </draw:connector>
        <draw:connector draw:style-name="gr36" draw:text-style-name="P149" draw:type="curve" svg:x1="9.375cm" svg:y1="9.65cm" svg:x2="10.906cm" svg:y2="11.938cm" draw:start-shape="id14" draw:start-glue-point="8" draw:end-shape="id18" draw:end-glue-point="4" svg:d="M9375 9650c0 1717 1531 574 1531 2288" svg:viewBox="0 0 1533 2290">
          <text:p/>
        </draw:connector>
        <draw:connector draw:style-name="gr37" draw:text-style-name="P149" draw:type="curve" svg:x1="9.374cm" svg:y1="9.65cm" svg:x2="4.783cm" svg:y2="11.938cm" draw:start-shape="id14" draw:start-glue-point="8" draw:end-shape="id16" draw:end-glue-point="4" svg:d="M9374 9650c0 1717-4591 574-4591 2288" svg:viewBox="0 0 4593 2290">
          <text:p/>
        </draw:connector>
        <draw:connector draw:style-name="gr38" draw:text-style-name="P149" draw:type="curve" svg:x1="12.82cm" svg:y1="3.937cm" svg:x2="6.313cm" svg:y2="7.364cm" draw:start-shape="id12" draw:start-glue-point="6" draw:end-shape="id15" draw:end-glue-point="4" svg:d="M12820 3937c-4339 0-6507 1141-6507 3427" svg:viewBox="0 0 6509 3429">
          <text:p/>
        </draw:connector>
        <draw:connector draw:style-name="gr39" draw:text-style-name="P149" draw:type="curve" svg:x1="15.12cm" svg:y1="3.937cm" svg:x2="15.503cm" svg:y2="7.364cm" draw:start-shape="id12" draw:start-glue-point="10" draw:end-shape="id19" draw:end-glue-point="4" svg:d="M15120 3937c753 0 627 1144 535 1572-93 427-152 141-152 1855" svg:viewBox="0 0 607 3429">
          <text:p/>
        </draw:connector>
        <draw:connector draw:style-name="gr40" draw:text-style-name="P149" draw:type="curve" svg:x1="15.12cm" svg:y1="3.937cm" svg:x2="21.625cm" svg:y2="7.364cm" draw:start-shape="id12" draw:start-glue-point="10" draw:end-shape="id20" draw:end-glue-point="4" svg:d="M15120 3937c4337 0 6505 1141 6505 3427" svg:viewBox="0 0 6507 3429">
          <text:p/>
        </draw:connector>
        <draw:connector draw:style-name="gr41" draw:text-style-name="P149" draw:type="curve" svg:x1="15.12cm" svg:y1="3.937cm" svg:x2="18.563cm" svg:y2="7.403cm" draw:start-shape="id12" draw:start-glue-point="10" draw:end-shape="id21" draw:end-glue-point="4" svg:d="M15120 3937c2297 0 3443 1155 3443 3466" svg:viewBox="0 0 3445 3468">
          <text:p/>
        </draw:connector>
        <draw:connector draw:style-name="gr42" draw:text-style-name="P149" draw:type="curve" svg:x1="12.437cm" svg:y1="9.65cm" svg:x2="17.032cm" svg:y2="11.938cm" draw:start-shape="id13" draw:start-glue-point="8" draw:end-shape="id22" draw:end-glue-point="4" svg:d="M12437 9650c0 1717 4595 574 4595 2288" svg:viewBox="0 0 4597 2290">
          <text:p/>
        </draw:connector>
        <draw:connector draw:style-name="gr43" draw:text-style-name="P149" draw:type="curve" svg:x1="9.375cm" svg:y1="9.65cm" svg:x2="17.032cm" svg:y2="11.938cm" draw:start-shape="id14" draw:start-glue-point="8" draw:end-shape="id22" draw:end-glue-point="4" svg:d="M9375 9650c0 1717 7657 574 7657 2288" svg:viewBox="0 0 7659 2290">
          <text:p/>
        </draw:connector>
        <draw:connector draw:style-name="gr44" draw:text-style-name="P149" draw:type="curve" svg:x1="6.313cm" svg:y1="9.65cm" svg:x2="17.032cm" svg:y2="11.938cm" draw:start-shape="id15" draw:start-glue-point="8" draw:end-shape="id22" draw:end-glue-point="4" svg:d="M6313 9650c0 1717 10719 574 10719 2288" svg:viewBox="0 0 10721 2290">
          <text:p/>
        </draw:connector>
        <draw:connector draw:style-name="gr45" draw:text-style-name="P149" draw:type="curve" svg:x1="15.502cm" svg:y1="9.65cm" svg:x2="17.031cm" svg:y2="11.938cm" draw:start-shape="id19" draw:start-glue-point="8" draw:end-shape="id22" draw:end-glue-point="4" svg:d="M15502 9650c0 1717 1529 574 1529 2288" svg:viewBox="0 0 1531 2290">
          <text:p/>
        </draw:connector>
        <draw:connector draw:style-name="gr46" draw:text-style-name="P149" draw:type="curve" svg:x1="18.563cm" svg:y1="9.689cm" svg:x2="17.032cm" svg:y2="11.938cm" draw:start-shape="id21" draw:start-glue-point="8" draw:end-shape="id22" draw:end-glue-point="4" svg:d="M18563 9689c0 1688-1531 564-1531 2249" svg:viewBox="0 0 1533 2251">
          <text:p/>
        </draw:connector>
        <draw:connector draw:style-name="gr47" draw:text-style-name="P149" draw:type="curve" svg:x1="15.502cm" svg:y1="9.65cm" svg:x2="20.093cm" svg:y2="11.938cm" draw:start-shape="id19" draw:start-glue-point="8" draw:end-shape="id23" draw:end-glue-point="4" svg:d="M15502 9650c0 1717 4591 574 4591 2288" svg:viewBox="0 0 4593 2290">
          <text:p/>
        </draw:connector>
        <draw:connector draw:style-name="gr48" draw:text-style-name="P149" draw:type="curve" svg:x1="18.563cm" svg:y1="9.689cm" svg:x2="20.094cm" svg:y2="11.938cm" draw:start-shape="id21" draw:start-glue-point="8" draw:end-shape="id23" draw:end-glue-point="4" svg:d="M18563 9689c0 1688 1531 564 1531 2249" svg:viewBox="0 0 1533 2251">
          <text:p/>
        </draw:connector>
        <draw:connector draw:style-name="gr49" draw:text-style-name="P149" draw:type="curve" svg:x1="15.502cm" svg:y1="9.65cm" svg:x2="23.155cm" svg:y2="11.938cm" draw:start-shape="id19" draw:start-glue-point="8" draw:end-shape="id24" draw:end-glue-point="4" svg:d="M15502 9650c0 1717 7653 574 7653 2288" svg:viewBox="0 0 7655 2290">
          <text:p/>
        </draw:connector>
        <draw:connector draw:style-name="gr50" draw:text-style-name="P149" draw:type="curve" svg:x1="18.563cm" svg:y1="9.689cm" svg:x2="23.156cm" svg:y2="11.938cm" draw:start-shape="id21" draw:start-glue-point="8" draw:end-shape="id24" draw:end-glue-point="4" svg:d="M18563 9689c0 1688 4593 564 4593 2249" svg:viewBox="0 0 4595 2251">
          <text:p/>
        </draw:connector>
        <draw:connector draw:style-name="gr51" draw:text-style-name="P149" draw:type="curve" svg:x1="21.625cm" svg:y1="9.65cm" svg:x2="23.156cm" svg:y2="11.938cm" draw:start-shape="id20" draw:start-glue-point="8" draw:end-shape="id24" draw:end-glue-point="4" svg:d="M21625 9650c0 1717 1531 574 1531 2288" svg:viewBox="0 0 1533 2290">
          <text:p/>
        </draw:connector>
        <draw:connector draw:style-name="gr52" draw:text-style-name="P149" draw:type="curve" svg:x1="21.625cm" svg:y1="9.65cm" svg:x2="17.032cm" svg:y2="11.938cm" draw:start-shape="id20" draw:start-glue-point="8" draw:end-shape="id22" draw:end-glue-point="4" svg:d="M21625 9650c0 1717-4593 574-4593 2288" svg:viewBox="0 0 4595 2290">
          <text:p/>
        </draw:connector>
        <draw:connector draw:style-name="gr53" draw:text-style-name="P149" draw:type="curve" svg:x1="10.906cm" svg:y1="14.224cm" svg:x2="12.437cm" svg:y2="16.508cm" draw:start-shape="id18" draw:start-glue-point="8" draw:end-shape="id25" draw:end-glue-point="4" svg:d="M10906 14224c0 1715 1531 573 1531 2284" svg:viewBox="0 0 1533 2286">
          <text:p/>
        </draw:connector>
        <draw:connector draw:style-name="gr54" draw:text-style-name="P149" draw:type="curve" svg:x1="7.844cm" svg:y1="14.224cm" svg:x2="12.437cm" svg:y2="16.508cm" draw:start-shape="id17" draw:start-glue-point="8" draw:end-shape="id25" draw:end-glue-point="4" svg:d="M7844 14224c0 1715 4593 573 4593 2284" svg:viewBox="0 0 4595 2286">
          <text:p/>
        </draw:connector>
        <draw:connector draw:style-name="gr55" draw:text-style-name="P149" draw:type="curve" svg:x1="4.783cm" svg:y1="14.224cm" svg:x2="12.436cm" svg:y2="16.508cm" draw:start-shape="id16" draw:start-glue-point="8" draw:end-shape="id25" draw:end-glue-point="4" svg:d="M4783 14224c0 1715 7653 573 7653 2284" svg:viewBox="0 0 7655 2286">
          <text:p/>
        </draw:connector>
        <draw:connector draw:style-name="gr56" draw:text-style-name="P149" draw:type="curve" svg:x1="20.093cm" svg:y1="14.224cm" svg:x2="15.502cm" svg:y2="16.508cm" draw:start-shape="id23" draw:start-glue-point="8" draw:end-shape="id26" draw:end-glue-point="4" svg:d="M20093 14224c0 1715-4591 573-4591 2284" svg:viewBox="0 0 4593 2286">
          <text:p/>
        </draw:connector>
        <draw:connector draw:style-name="gr57" draw:text-style-name="P149" draw:type="curve" svg:x1="23.155cm" svg:y1="14.224cm" svg:x2="15.502cm" svg:y2="16.508cm" draw:start-shape="id24" draw:start-glue-point="8" draw:end-shape="id26" draw:end-glue-point="4" svg:d="M23155 14224c0 1715-7653 573-7653 2284" svg:viewBox="0 0 7655 2286">
          <text:p/>
        </draw:connector>
        <draw:connector draw:style-name="gr58" draw:text-style-name="P149" draw:type="curve" svg:x1="12.437cm" svg:y1="9.65cm" svg:x2="13.97cm" svg:y2="11.938cm" draw:start-shape="id13" draw:start-glue-point="8" draw:end-shape="id27" draw:end-glue-point="4" svg:d="M12437 9650c0 1717 1533 574 1533 2288" svg:viewBox="0 0 1535 2290">
          <text:p/>
        </draw:connector>
        <draw:custom-shape draw:style-name="gr59" draw:text-style-name="P145" xml:id="id26" draw:id="id26" svg:width="2.296cm" svg:height="2.287cm" svg:x="14.354cm" svg:y="16.508cm">
          <text:p text:style-name="P135"><text:span text:style-name="T301">MCT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0" draw:text-style-name="P149" draw:type="curve" svg:x1="13.97cm" svg:y1="14.224cm" svg:x2="15.503cm" svg:y2="16.508cm" draw:start-shape="id27" draw:start-glue-point="8" draw:end-shape="id26" draw:end-glue-point="4" svg:d="M13970 14224c0 1715 1533 573 1533 2284" svg:viewBox="0 0 1535 2286">
          <text:p/>
        </draw:connector>
        <draw:connector draw:style-name="gr57" draw:text-style-name="P149" draw:type="curve" svg:x1="23.156cm" svg:y1="14.224cm" svg:x2="12.437cm" svg:y2="16.508cm" draw:start-shape="id24" draw:start-glue-point="8" draw:end-shape="id25" draw:end-glue-point="4" svg:d="M23156 14224c0 1715-10719 573-10719 2284" svg:viewBox="0 0 10721 2286">
          <text:p/>
        </draw:connector>
        <draw:connector draw:style-name="gr61" draw:text-style-name="P149" draw:type="curve" svg:x1="17.032cm" svg:y1="14.224cm" svg:x2="12.437cm" svg:y2="16.508cm" draw:start-shape="id22" draw:start-glue-point="8" draw:end-shape="id25" draw:end-glue-point="4" svg:d="M17032 14224c0 1715-4595 573-4595 2284" svg:viewBox="0 0 4597 2286">
          <text:p/>
        </draw:connector>
        <draw:connector draw:style-name="gr60" draw:text-style-name="P149" draw:type="curve" svg:x1="13.97cm" svg:y1="14.224cm" svg:x2="12.437cm" svg:y2="16.508cm" draw:start-shape="id27" draw:start-glue-point="8" draw:end-shape="id25" draw:end-glue-point="4" svg:d="M13970 14224c0 1715-1533 573-1533 2284" svg:viewBox="0 0 1535 2286">
          <text:p/>
        </draw:connector>
      </draw:g>
      <text:p text:style-name="P1">Universidad de Temascaltepec de González <text:span text:style-name="T6">(UTG)</text:span></text:p>
      <text:p text:style-name="P4">Fase 1</text:p>
      <text:p text:style-name="P27"><text:span text:style-name="T230">El</text:span><text:span text:style-name="T91"> ayuntamiento de Temascaltepec de González posee diversas áreas de oportunidad a nivel económico, social, </text:span><text:span text:style-name="T125">ecológico, sustentable</text:span><text:span text:style-name="T91"> y municipal, las cuales </text:span><text:span text:style-name="T238">requieren más atención profesional</text:span><text:span text:style-name="T91">; y las instituciones educativas de la zona ofrecen educación privada con formación académica e intelectual </text:span><text:span text:style-name="T229">con considerables áreas de mejora</text:span><text:span text:style-name="T91">, o educación pública de calidad pero costosa para la liquidez de la población. </text:span><text:span text:style-name="T231">Por ello </text:span><text:span text:style-name="T244">primeramente</text:span><text:span text:style-name="T231"> s</text:span><text:span text:style-name="T91">e crea mediante decreto </text:span><text:span text:style-name="T253">estatal</text:span><text:span text:style-name="T91"> la Universidad de Temascaltepec de González (UTG); </text:span><text:span text:style-name="T145">este organismo</text:span><text:span text:style-name="T91"> será </text:span><text:span text:style-name="T146">autónomo</text:span><text:span text:style-name="T145"> con patrimonio y carácter jurídicos propios; donde s</text:span><text:span text:style-name="T91">e ofertará educación de Nivel </text:span><text:span text:style-name="T191">Bachillerato</text:span><text:span text:style-name="T91"> Técnico, </text:span><text:span text:style-name="T191">de </text:span><text:span text:style-name="T91">Nive</text:span><text:span text:style-name="T191">l </text:span><text:span text:style-name="T91">Licenciatura en Ingeniería y </text:span><text:span text:style-name="T191">de</text:span><text:span text:style-name="T91"> Nivel </text:span><text:span text:style-name="T189">Maestría</text:span><text:span text:style-name="T91"> </text:span><text:span text:style-name="T190">e</text:span><text:span text:style-name="T91">n </text:span><text:span text:style-name="T255">Ingeniería</text:span><text:span text:style-name="T91">.</text:span></text:p>
      <text:p text:style-name="P28"><text:span text:style-name="T244">Más adelante y, </text:span><text:span text:style-name="T247">una vez que</text:span><text:span text:style-name="T244"> se haya establecido adecuadamente la universidad como anteriormente se tiene planificado, será necesario definir cuál será su oferta académica la cual será impartida dentro de las instalaciones. Por ello, l</text:span><text:span text:style-name="T91">a oferta educativa de la UTG se detalla a continuación:</text:span></text:p>
      <text:list xml:id="list3578392472" text:style-name="L9">
        <text:list-item>
          <text:p text:style-name="P31">Nivel Medio:</text:p>
          <text:list>
            <text:list-item>
              <text:p text:style-name="P31">Grado de secundaria <text:span text:style-name="T289">equivalente o </text:span><text:span text:style-name="T290">con re-validación</text:span><text:span text:style-name="T289"> </text:span>ante la SEP (SECU).</text:p>
            </text:list-item>
          </text:list>
        </text:list-item>
        <text:list-item>
          <text:p text:style-name="P31">Nivel Medio Superior:</text:p>
          <text:list>
            <text:list-item>
              <text:p text:style-name="P87"><text:span text:style-name="T91">Bachillerato Técnico en Criminalística y </text:span><text:span text:style-name="T224">Seguridad</text:span><text:span text:style-name="T91"> (BTC</text:span><text:span text:style-name="T224">S</text:span><text:span text:style-name="T91">).</text:span></text:p>
            </text:list-item>
            <text:list-item>
              <text:p text:style-name="P31">Bachillerato Técnico en Construcción y Mecánica (BTCM).</text:p>
            </text:list-item>
            <text:list-item>
              <text:p text:style-name="P31">Bachillerato Técnico en Gastronomía y Alimentos (BTGA).</text:p>
            </text:list-item>
            <text:list-item>
              <text:p text:style-name="P31">Bachillerato Técnico en Electricidad y Cómputo (BTEC).</text:p>
            </text:list-item>
          </text:list>
        </text:list-item>
        <text:list-item>
          <text:p text:style-name="P31">Nivel Superior:</text:p>
          <text:list>
            <text:list-item>
              <text:p text:style-name="P31">Licenciatura en Ingeniería Textil y en Diseño (LITD).</text:p>
            </text:list-item>
            <text:list-item>
              <text:p text:style-name="P32">Licenciatura en Ingeniería <text:span text:style-name="T296">Geológica</text:span> y Ambiental (LIGA).</text:p>
            </text:list-item>
            <text:list-item>
              <text:p text:style-name="P31">Licenciatura en Ingeniería Telemática e Hidroeléctrica (LITH).</text:p>
            </text:list-item>
            <text:list-item>
              <text:p text:style-name="P33">Licenciatura en Ingeniería <text:span text:style-name="T27">en Biotecnología</text:span> y Alimentos (LIBA).</text:p>
            </text:list-item>
            <text:list-item>
              <text:p text:style-name="P31">Licenciatura en Ingeniería en Ciberseguridad y Estrategia (LICE).</text:p>
            </text:list-item>
          </text:list>
        </text:list-item>
        <text:list-item>
          <text:p text:style-name="P31">Nivel Posgrado:</text:p>
          <text:list>
            <text:list-item>
              <text:p text:style-name="P31">Maestría en <text:span text:style-name="T297">Ingeniería</text:span><text:span text:style-name="T44"> </text:span>en <text:span text:style-name="T297">Infraestructura</text:span> <text:span text:style-name="T45">y Complejidad</text:span> (MIIC).</text:p>
            </text:list-item>
          </text:list>
        </text:list-item>
      </text:list>
      <text:p text:style-name="P23"><text:span text:style-name="T91">La UTG garantizará la gratuidad de la universidad, sus servicios, </text:span><text:span text:style-name="T245">así como </text:span><text:span text:style-name="T91">facilidades y </text:span><text:span text:style-name="T246">apoyos</text:span><text:span text:style-name="T91"> para la permanencia de los alumnos para transporte </text:span><text:span text:style-name="T246">o</text:span><text:span text:style-name="T91"> alimentos, </text:span><text:span text:style-name="T246">igual garantizara</text:span><text:span text:style-name="T91"> una planta docente de perfil</text:span><text:span text:style-name="T246">es</text:span><text:span text:style-name="T91"> afines a las trayectorias académicas.</text:span></text:p>
      <text:p text:style-name="P23"><text:span text:style-name="T91">De manera extraordinaria, el Bachillerato Técnico en Criminalística y </text:span><text:span text:style-name="T224">Seguridad</text:span><text:span text:style-name="T91"> y la Licenciatura en Ingeniería en Ciberseguridad y Estrategia; serán las únicas trayectorias en las cuales algunas asignaturas serán impartidas por egresados de las </text:span><text:span text:style-name="T225">u</text:span><text:span text:style-name="T91">niversidades </text:span><text:span text:style-name="T225">de p</text:span><text:span text:style-name="T91">olicía de </text:span><text:span text:style-name="T225">toda la República </text:span><text:span text:style-name="T91">M</text:span><text:span text:style-name="T225">e</text:span><text:span text:style-name="T91">xic</text:span><text:span text:style-name="T225">ana</text:span><text:span text:style-name="T91">, el Instituto Nacional de Ciencias Penales </text:span><text:span text:style-name="T225">(INACIPE)</text:span><text:span text:style-name="T91">, la Escuela Militar de Ingenieros </text:span><text:span text:style-name="T225">(EMI)</text:span><text:span text:style-name="T91">, el Centro de Estudios Superiores Navales </text:span><text:span text:style-name="T225">(CESNAV), entre otr</text:span><text:span text:style-name="T226">a</text:span><text:span text:style-name="T225">s </text:span><text:span text:style-name="T227">instituciones</text:span><text:span text:style-name="T225"> afines.</text:span></text:p>
      <text:p text:style-name="P8">Los egresados de la UTG gozarán de los siguientes pases reglamentados:</text:p>
      <text:list xml:id="list1273760933" text:style-name="L10">
        <text:list-item>
          <text:p text:style-name="P38">SECU: Pase directo hacia BTCM, BTGA, BTEC y BTCS.</text:p>
        </text:list-item>
        <text:list-item>
          <text:p text:style-name="P38">BTCM: Pase directo hacia LITD, LIGA y LITH.</text:p>
        </text:list-item>
        <text:list-item>
          <text:p text:style-name="P38">BTGA: Pase directo hacia LIBA. </text:p>
        </text:list-item>
        <text:list-item>
          <text:p text:style-name="P38">BTEC: Pase directo hacia LITD, LITH y LICE.</text:p>
        </text:list-item>
        <text:list-item>
          <text:p text:style-name="P38">BTCS: Pase directo hacia LICE.</text:p>
        </text:list-item>
        <text:list-item>
          <text:p text:style-name="P39">LITD, LIGA, LITH, LIBA, LICE: Pase directo a <text:span text:style-name="T79">MIIC</text:span>.</text:p>
        </text:list-item>
      </text:list>
      <text:p text:style-name="P9">Para cualquier otro aspirante sin relación académica a la UTG, así como los casos sin pase reglamentado, el <text:span text:style-name="T291">único</text:span> medio de ingreso <text:span text:style-name="T292">suficiente y necesario</text:span> será <text:span text:style-name="T284">exclusivamente</text:span> mediante examen de admisión.</text:p>
      <text:p text:style-name="P61">Organizador gráfico de pases directos (Fase 1):</text:p>
      <text:p text:style-name="P10"/>
      <text:p text:style-name="P93"><text:span text:style-name="T235">Al tomar en cuenta</text:span><text:span text:style-name="T91"> que la UTG </text:span><text:span text:style-name="T115">aspira a </text:span><text:span text:style-name="T232">generar</text:span><text:span text:style-name="T115"> </text:span><text:span text:style-name="T91">más </text:span><text:span text:style-name="T115">competencias</text:span><text:span text:style-name="T116">,</text:span><text:span text:style-name="T91"> contempla que todas sus trayectorias académicas de bachillerato </text:span><text:span text:style-name="T192">técnico</text:span><text:span text:style-name="T91">, </text:span><text:span text:style-name="T117">de</text:span><text:span text:style-name="T91"> licenciatura en ingeniería </text:span><text:span text:style-name="T117">y de maestría en </text:span><text:span text:style-name="T255">ingeniería</text:span><text:span text:style-name="T117">,</text:span><text:span text:style-name="T91"> tengan formación «bipartita»; por ello los estudiantes </text:span><text:span text:style-name="T118">de todos los niveles</text:span><text:span text:style-name="T91"> se formarán y egresarán en 2 áreas del conocimi</text:span><text:span text:style-name="T119">e</text:span><text:span text:style-name="T91">nto distintas. </text:span><text:span text:style-name="T118">Para el caso de los bachilleratos técnicos la trayectoria a seguir estará bien definida mediante las unidades de aprendizaje establecidas </text:span><text:span text:style-name="T233">al ser</text:span><text:span text:style-name="T118"> todas obligatorias «</text:span><text:span text:style-name="T278">per se</text:span><text:span text:style-name="T118">». </text:span><text:span text:style-name="T120">En cambio, tanto en las licenciaturas en ingeniería </text:span><text:span text:style-name="T121">como </text:span><text:span text:style-name="T122">en la</text:span><text:span text:style-name="T121"> maestría en </text:span><text:span text:style-name="T255">ingeniería</text:span><text:span text:style-name="T121"> </text:span><text:span text:style-name="T120">se establecerán </text:span><text:span text:style-name="T123">unidades de aprendizaje optativa</text:span><text:span text:style-name="T121">s;</text:span><text:span text:style-name="T147"> </text:span><text:span text:style-name="T121">para el nivel licenciatura </text:span><text:span text:style-name="T233">deber</text:span><text:span text:style-name="T256">á</text:span><text:span text:style-name="T233"> cumplirse</text:span><text:span text:style-name="T256"> el</text:span><text:span text:style-name="T124"> cursar al menos </text:span><text:span text:style-name="T125">un</text:span><text:span text:style-name="T124"> área del conocimiento relativa a sus </text:span><text:span text:style-name="T125">dos</text:span><text:span text:style-name="T124"> formaciones, es decir, elegir</text:span><text:span text:style-name="T233">á</text:span><text:span text:style-name="T126"> 9 unidades de aprendizaje relativas a </text:span><text:span text:style-name="T125">un</text:span><text:span text:style-name="T126"> área del conocimiento y 9 relativas a la otra área del conocimiento; </text:span><text:span text:style-name="T121">mientras que</text:span><text:span text:style-name="T126"> en el nivel correspondiente a la maestría en </text:span><text:span text:style-name="T255">ingeniería</text:span><text:span text:style-name="T126">, el alumno deberá elegir solo </text:span><text:span text:style-name="T125">una</text:span><text:span text:style-name="T126"> área de especialización.<text:tab/></text:span></text:p>
      <text:p text:style-name="P14"/>
      <text:p text:style-name="P14">Para los casos de las Licenciaturas en Ingeniería así como de la Maestría en <text:span text:style-name="T297">Ingeniería</text:span>, las áreas de<text:span text:style-name="T42">l conocimiento</text:span> así como las á<text:span text:style-name="T283">reas </text:span>de especialización <text:span text:style-name="T80">(respectivamente) </text:span>se listan a continuación:</text:p>
      <text:p text:style-name="P14"/>
      <table:table table:name="LITD" table:style-name="LITD">
        <table:table-column table:style-name="LITD.A"/>
        <table:table-column table:style-name="LITD.B"/>
        <table:table-row>
          <table:table-cell table:style-name="LITD.A1" table:number-columns-spanned="2" office:value-type="string">
            <text:p text:style-name="P97">Licenciatura en Ingeniería Textil y en Diseño (LITD)</text:p>
          </table:table-cell>
          <table:covered-table-cell/>
        </table:table-row>
        <table:table-row>
          <table:table-cell table:style-name="LITD.A2" office:value-type="string">
            <text:list xml:id="list2882853950" text:style-name="L1">
              <text:list-header>
                <text:p text:style-name="P98">Ingeniería textil:</text:p>
              </text:list-header>
              <text:list-item>
                <text:p text:style-name="P41">Instrumentación y control para máquinas. *</text:p>
              </text:list-item>
              <text:list-item>
                <text:p text:style-name="P41">Química <text:span text:style-name="T282">de</text:span> materiales.</text:p>
              </text:list-item>
              <text:list-item>
                <text:p text:style-name="P94"><text:span text:style-name="T96">F</text:span><text:span text:style-name="T91">ísica </text:span><text:span text:style-name="T96">de</text:span><text:span text:style-name="T91"> materiales.</text:span></text:p>
              </text:list-item>
            </text:list>
          </table:table-cell>
          <table:table-cell table:style-name="LITD.B2" office:value-type="string">
            <text:list text:style-name="L2">
              <text:list-header>
                <text:p text:style-name="P99">Ingeniería en diseño:</text:p>
              </text:list-header>
              <text:list-item>
                <text:p text:style-name="P52">Visualización de datos.</text:p>
              </text:list-item>
              <text:list-item>
                <text:p text:style-name="P52">Diseño industrial y asistido por cómputo.</text:p>
              </text:list-item>
            </text:list>
          </table:table-cell>
        </table:table-row>
      </table:table>
      <text:p text:style-name="P22"/>
      <table:table table:name="LICA" table:style-name="LICA">
        <table:table-column table:style-name="LICA.A"/>
        <table:table-column table:style-name="LICA.B"/>
        <table:table-row>
          <table:table-cell table:style-name="LICA.A1" table:number-columns-spanned="2" office:value-type="string">
            <text:p text:style-name="P118"><text:span text:style-name="T294">Licenciatura en Ingeniería </text:span><text:span text:style-name="T295">Geológica</text:span><text:span text:style-name="T294"> y Ambiental (LIGA).</text:span></text:p>
          </table:table-cell>
          <table:covered-table-cell/>
        </table:table-row>
        <table:table-row>
          <table:table-cell table:style-name="LICA.A2" office:value-type="string">
            <text:list xml:id="list22414048955076" text:continue-list="list2882853950" text:style-name="L1">
              <text:list-header>
                <text:p text:style-name="P119"><text:span text:style-name="T293">Ingeniería </text:span><text:span text:style-name="T295">geológica</text:span><text:span text:style-name="T293">:</text:span></text:p>
              </text:list-header>
              <text:list-item text:start-value="1">
                <text:p text:style-name="P42">Desarrollo urbano y municipal.</text:p>
              </text:list-item>
              <text:list-item>
                <text:p text:style-name="P42">Hidrografía e hidráulica. *</text:p>
              </text:list-item>
              <text:list-item>
                <text:p text:style-name="P42">Geofísica y geología.</text:p>
              </text:list-item>
            </text:list>
          </table:table-cell>
          <table:table-cell table:style-name="LICA.B2" office:value-type="string">
            <text:list text:style-name="L3">
              <text:list-header>
                <text:p text:style-name="P100">Ingeniería ambiental:</text:p>
              </text:list-header>
              <text:list-item>
                <text:p text:style-name="P53">Auditorías y derecho ecológico.</text:p>
              </text:list-item>
              <text:list-item>
                <text:p text:style-name="P53">Genómicas y biología experimental. *</text:p>
              </text:list-item>
              <text:list-item>
                <text:p text:style-name="P53">Producción sustentable de la industria.</text:p>
              </text:list-item>
            </text:list>
          </table:table-cell>
        </table:table-row>
      </table:table>
      <text:p text:style-name="P22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101">Licenciatura en Ingeniería Telemática e Hidroeléctrica (LITH).</text:p>
          </table:table-cell>
          <table:covered-table-cell/>
        </table:table-row>
        <table:table-row>
          <table:table-cell table:style-name="Tabla1.A2" office:value-type="string">
            <text:list xml:id="list22415045938126" text:continue-list="list22414048955076" text:style-name="L1">
              <text:list-header>
                <text:p text:style-name="P102">Ingeniería telemática:</text:p>
              </text:list-header>
              <text:list-item text:start-value="1">
                <text:p text:style-name="P43">Cómputo embebido y <text:span text:style-name="T28">sistemas digitales en FPGA</text:span>.</text:p>
              </text:list-item>
              <text:list-item>
                <text:p text:style-name="P43">Redes de cómputo y <text:span text:style-name="T1">de tele</text:span>comunicaciones. *</text:p>
              </text:list-item>
              <text:list-item>
                <text:p text:style-name="P43">Matemática algorítmica.</text:p>
              </text:list-item>
            </text:list>
          </table:table-cell>
          <table:table-cell table:style-name="Tabla1.B2" office:value-type="string">
            <text:list text:style-name="L4">
              <text:list-header>
                <text:p text:style-name="P103">Ingeniería hidroeléctrica:</text:p>
              </text:list-header>
              <text:list-item>
                <text:p text:style-name="P54">Instrumentación y control para máquinas. *</text:p>
              </text:list-item>
              <text:list-item>
                <text:p text:style-name="P54">Electricidad y electrónica de potencia.</text:p>
              </text:list-item>
              <text:list-item>
                <text:p text:style-name="P54">Hidrografía e hidráulica. *</text:p>
              </text:list-item>
              <text:list-item>
                <text:p text:style-name="P54">Termofluídos.</text:p>
              </text:list-item>
            </text:list>
          </table:table-cell>
        </table:table-row>
      </table:table>
      <text:p text:style-name="P22"/>
      <table:table table:name="Tabla3" table:style-name="Tabla3">
        <table:table-column table:style-name="Tabla3.A"/>
        <table:table-column table:style-name="Tabla3.B"/>
        <table:table-row>
          <table:table-cell table:style-name="Tabla3.A1" table:number-columns-spanned="2" office:value-type="string">
            <text:p text:style-name="P86"><text:span text:style-name="T2">Licenciatura en Ingeniería en Ciberseguridad y Estrategia (</text:span><text:span text:style-name="T3">LICE</text:span><text:span text:style-name="T2">).</text:span></text:p>
          </table:table-cell>
          <table:covered-table-cell/>
        </table:table-row>
        <table:table-row>
          <table:table-cell table:style-name="Tabla3.A2" office:value-type="string">
            <text:list xml:id="list22414545938362" text:continue-list="list22415045938126" text:style-name="L1">
              <text:list-header>
                <text:p text:style-name="P104">Ingeniería en ciberseguridad:</text:p>
              </text:list-header>
              <text:list-item text:start-value="1">
                <text:p text:style-name="P44">Redes de cómputo y <text:span text:style-name="T1">de tele</text:span>comunicaciones. *</text:p>
              </text:list-item>
              <text:list-item>
                <text:p text:style-name="P44">Seguridad de la información.</text:p>
              </text:list-item>
              <text:list-item>
                <text:p text:style-name="P44">Cibernética forense.</text:p>
              </text:list-item>
            </text:list>
          </table:table-cell>
          <table:table-cell table:style-name="Tabla3.B2" office:value-type="string">
            <text:list text:style-name="L5">
              <text:list-header>
                <text:p text:style-name="P120">Ingeniería en Estrategia:</text:p>
              </text:list-header>
              <text:list-item>
                <text:p text:style-name="P55">Derecho penal y política criminal.</text:p>
              </text:list-item>
              <text:list-item>
                <text:p text:style-name="P55">Seguridad ciudadana y pública.**</text:p>
              </text:list-item>
              <text:list-item>
                <text:p text:style-name="P55">Seguridad nacional.***</text:p>
              </text:list-item>
            </text:list>
          </table:table-cell>
        </table:table-row>
      </table:table>
      <text:p text:style-name="P22"/>
      <text:p text:style-name="P21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106"><text:span text:style-name="T8">Licenciatura en Ingeniería </text:span><text:span text:style-name="T15">en</text:span><text:span text:style-name="T8"> Bio</text:span><text:span text:style-name="T15">tecnología</text:span><text:span text:style-name="T8"> y</text:span><text:span text:style-name="T16"> </text:span><text:span text:style-name="T8">Alimentos (LIBA).</text:span></text:p>
          </table:table-cell>
          <table:covered-table-cell/>
        </table:table-row>
        <table:table-row>
          <table:table-cell table:style-name="Tabla2.A2" office:value-type="string">
            <text:list xml:id="list22413270792371" text:continue-list="list22414545938362" text:style-name="L1">
              <text:list-header>
                <text:p text:style-name="P108"><text:span text:style-name="T7">Ingeniería </text:span><text:span text:style-name="T15">en </text:span><text:span text:style-name="T7">bio</text:span><text:span text:style-name="T15">tecnologí</text:span><text:span text:style-name="T17">a:</text:span></text:p>
              </text:list-header>
              <text:list-item text:start-value="1">
                <text:p text:style-name="P62">Bioelectrónica.</text:p>
              </text:list-item>
              <text:list-item>
                <text:p text:style-name="P44"><text:span text:style-name="T37">F</text:span>ísica biomédica.</text:p>
              </text:list-item>
              <text:list-item>
                <text:p text:style-name="P63">Antropología biológica.</text:p>
              </text:list-item>
              <text:list-item>
                <text:p text:style-name="P45">Neurociencias y <text:span text:style-name="T5">bioalgoritmos</text:span>.</text:p>
              </text:list-item>
              <text:list-item>
                <text:p text:style-name="P46">Genómica<text:span text:style-name="T4">s</text:span> y biología experimental. *</text:p>
              </text:list-item>
            </text:list>
          </table:table-cell>
          <table:table-cell table:style-name="Tabla2.B2" office:value-type="string">
            <text:list text:style-name="L6">
              <text:list-header>
                <text:p text:style-name="P105">Ingeniería en alimentos:</text:p>
              </text:list-header>
              <text:list-item>
                <text:p text:style-name="P56">Industria agrónoma alimentaria.</text:p>
              </text:list-item>
              <text:list-item>
                <text:p text:style-name="P56">Industria alimentaria.</text:p>
              </text:list-item>
              <text:list-item>
                <text:p text:style-name="P56">Salud nutricional.</text:p>
              </text:list-item>
            </text:list>
          </table:table-cell>
        </table:table-row>
      </table:table>
      <text:p text:style-name="P12"/>
      <table:table table:name="Tabla6" table:style-name="Tabla6">
        <table:table-column table:style-name="Tabla6.A"/>
        <table:table-column table:style-name="Tabla6.B"/>
        <table:table-row>
          <table:table-cell table:style-name="Tabla6.A1" table:number-columns-spanned="2" office:value-type="string">
            <text:p text:style-name="P111"><text:span text:style-name="T8">Maestría en </text:span><text:span text:style-name="T21">Ingeniería en</text:span><text:span text:style-name="T8"> </text:span><text:span text:style-name="T21">Infraestrucura</text:span><text:span text:style-name="T8"> y Complejidad </text:span><text:span text:style-name="T7">(M</text:span><text:span text:style-name="T21">II</text:span><text:span text:style-name="T7">C</text:span><text:span text:style-name="T12">).</text:span></text:p>
          </table:table-cell>
          <table:covered-table-cell/>
        </table:table-row>
        <table:table-row>
          <table:table-cell table:style-name="Tabla6.A2" office:value-type="string">
            <text:list xml:id="list892976986" text:style-name="L7">
              <text:list-header>
                <text:p text:style-name="P110"><text:span text:style-name="T298">Infraestructura</text:span> y Complejidad:</text:p>
              </text:list-header>
              <text:list-item text:start-value="1">
                <text:p text:style-name="P65">Matemáticas.</text:p>
              </text:list-item>
              <text:list-item>
                <text:p text:style-name="P66">Computación.</text:p>
              </text:list-item>
              <text:list-item>
                <text:p text:style-name="P57"><text:span text:style-name="T41">Biomatemáticas</text:span>.</text:p>
              </text:list-item>
            </text:list>
          </table:table-cell>
          <table:table-cell table:style-name="Tabla6.B2" office:value-type="string">
            <text:list xml:id="list22414674385632" text:continue-numbering="true" text:style-name="L7">
              <text:list-item>
                <text:p text:style-name="P67"><text:span text:style-name="T285">Sistemas</text:span><text:span text:style-name="T41"> Complej</text:span><text:span text:style-name="T285">os</text:span><text:span text:style-name="T41">.</text:span></text:p>
              </text:list-item>
              <text:list-item>
                <text:p text:style-name="P68">Economía y Finanzas.</text:p>
              </text:list-item>
              <text:list-item>
                <text:p text:style-name="P70">Geociencias Ambientales.</text:p>
              </text:list-item>
              <text:list-item>
                <text:p text:style-name="P68">Probabilidad y Estadística.</text:p>
              </text:list-item>
            </text:list>
          </table:table-cell>
        </table:table-row>
      </table:table>
      <text:p text:style-name="P12"/>
      <text:p text:style-name="P29"><text:span text:style-name="T91">*: Indica que dicha área del conocimiento es compartida entre al menos </text:span><text:span text:style-name="T159">dos</text:span><text:span text:style-name="T91"> </text:span><text:span text:style-name="T160">trayectorias académicas</text:span><text:span text:style-name="T91">.</text:span></text:p>
      <text:p text:style-name="P15">**: Indica que dicha área del conocimiento solo será impartida a fuerzas policiales y militares.</text:p>
      <text:p text:style-name="P15">***: Indica que dicha área del conocimiento solo será impartida a fuerzas militares.</text:p>
      <text:p text:style-name="P2">Universidad de Temascaltepec de González <text:span text:style-name="T6">(UTG)</text:span></text:p>
      <text:p text:style-name="P5"><text:span text:style-name="T43">Justificación </text:span><text:span text:style-name="T86">sintética </text:span><text:span text:style-name="T43">de las trayectorias académicas de la f</text:span>ase 1</text:p>
      <text:p text:style-name="P7"/>
      <text:p text:style-name="P24"><text:span text:style-name="T50">Las trayectorias académicas de la fase 1 para la creación de la UTG, encuentra</text:span><text:span text:style-name="T58">n su</text:span><text:span text:style-name="T50"> justificación ya que son puramente trayectorias académicas que están enfocadas en el desarrollo e implementación de la infraestructura </text:span><text:span text:style-name="T59">en</text:span><text:span text:style-name="T50"> regiones en donde incluso la infraestructura más elemental esté carente, tales como infraestructura en telecomunicaciones, electricidad, alimentos, </text:span><text:span text:style-name="T60">cuidado ambiental,</text:span><text:span text:style-name="T50"> entre muchas otras que actualmente son indispensables dentro de</text:span><text:span text:style-name="T75">l</text:span><text:span text:style-name="T50"> contexto histórico y social actual:</text:span></text:p>
      <text:list xml:id="list22415291527125" text:continue-list="list3578392472" text:style-name="L9">
        <text:list-item>
          <text:p text:style-name="P82">Nivel Medio Básico:</text:p>
          <text:list>
            <text:list-item>
              <text:p text:style-name="P88"><text:span text:style-name="T261">Grado de secundaria sin validez pero equivalente ante la SEP (SECU):</text:span><text:span text:style-name="T91"> </text:span><text:span text:style-name="T148">N</text:span><text:span text:style-name="T149">ace de la necesidad de ofrecer a la </text:span><text:span text:style-name="T168">población</text:span><text:span text:style-name="T149"> una alternativa </text:span><text:span text:style-name="T150">educativa y formativa fresca, </text:span><text:span text:style-name="T149">donde existan más espacios para los recién egresados del nivel primaria y </text:span><text:span text:style-name="T112">reciban</text:span><text:span text:style-name="T150"> una educación más «</text:span><text:span text:style-name="T281">ad hoc</text:span><text:span text:style-name="T150">» a su futuro próximo en el nivel medio superior</text:span><text:span text:style-name="T151">.</text:span></text:p>
            </text:list-item>
          </text:list>
        </text:list-item>
        <text:list-item>
          <text:p text:style-name="P82">Nivel Medio Superior:</text:p>
          <text:list>
            <text:list-item>
              <text:p text:style-name="P88"><text:span text:style-name="T261">Bachillerato Técnico en Criminalística y </text:span><text:span text:style-name="T275">Seguridad</text:span><text:span text:style-name="T261"> (B</text:span><text:span text:style-name="T274">T</text:span><text:span text:style-name="T261">C</text:span><text:span text:style-name="T275">S</text:span><text:span text:style-name="T261">):</text:span><text:span text:style-name="T91"> </text:span><text:span text:style-name="T169">El Bachillerato Técnico nace de la necesidad </text:span><text:span text:style-name="T170">indispensable</text:span><text:span text:style-name="T169"> de </text:span><text:span text:style-name="T171">cualquier</text:span><text:span text:style-name="T169"> pueblo y comunidad al rededor del mundo de </text:span><text:span text:style-name="T170">contar</text:span><text:span text:style-name="T169"> una fuerza de vigilancia y orden. Dado que el ayuntamiento de Temascaltepec de González </text:span><text:span text:style-name="T236">posee igualmente esta necesidad</text:span><text:span text:style-name="T169">, esta trayectoria académica </text:span><text:span text:style-name="T236">llega para</text:span><text:span text:style-name="T169"> formar un cuerpo policial que </text:span><text:span text:style-name="T173">se encuentre </text:span><text:span text:style-name="T239">más que solo</text:span><text:span text:style-name="T169"> «capacitado», </text:span><text:span text:style-name="T239">se busca</text:span><text:span text:style-name="T169"> que de manera integral pueda poseer una formación que le permita un ejercicio más profesional y amplio de su labor. </text:span></text:p>
            </text:list-item>
            <text:list-item>
              <text:p text:style-name="P88"><text:span text:style-name="T261">Bachillerato Técnico en Construcción y Mecánica (BTCM): </text:span><text:span text:style-name="T170">Esta trayectoria nace </text:span><text:span text:style-name="T174">dado</text:span><text:span text:style-name="T170"> que </text:span><text:span text:style-name="T237">el</text:span><text:span text:style-name="T170"> desarrollo industrial </text:span><text:span text:style-name="T237">e</text:span><text:span text:style-name="T170"> inmobiliario en el ayuntamiento </text:span><text:span text:style-name="T237">necesita impulso.</text:span><text:span text:style-name="T170"> </text:span><text:span text:style-name="T237">Se busca</text:span><text:span text:style-name="T170"> formar </text:span><text:span text:style-name="T237">a</text:span><text:span text:style-name="T170"> quieres puedan empezar con la implementación y desarrollo de maquinas industriales, así como la edificación y mantenimiento de obras tanto públicas (como autopistas, calles, parques y áreas comunes) como privadas (casas, locales de comercio…).</text:span></text:p>
            </text:list-item>
            <text:list-item>
              <text:p text:style-name="P88"><text:span text:style-name="T261">Bachillerato Técnico en Gastronomía y Alimentos (BTGA):</text:span><text:span text:style-name="T91"> </text:span><text:span text:style-name="T233">Al tener</text:span><text:span text:style-name="T148"> en cuenta que todo asentamiento humano al rededor del mundo tiene por necesidad la alimentación, se crea esta trayectoria académica con el único objetivo de </text:span><text:span text:style-name="T214">otorgar al estudiante una formación introductoria, tanto al ámbito de las cadenas de suministro y preservación de alimentos e insumos así como a la trayectoria de la preparación de dichos alimentos, de tal forma que conozca de manera sólida los fundamentos de dichas áreas que continuará en estudios de nivel licenciatura</text:span><text:span text:style-name="T148">.</text:span></text:p>
            </text:list-item>
            <text:list-item>
              <text:p text:style-name="P88"><text:span text:style-name="T261">Bachillerato Técnico en Electricidad y Cómputo (BTEC):</text:span><text:span text:style-name="T91"> </text:span><text:span text:style-name="T97">Es bien sabido que desde hace casi 2 siglos la electricidad com</text:span><text:span text:style-name="T215">i</text:span><text:span text:style-name="T97">enza a ser objeto de estudio, </text:span><text:span text:style-name="T234">al desembocar </text:span><text:span text:style-name="T215">a</text:span><text:span text:style-name="T97">ctualmente</text:span><text:span text:style-name="T215"> en</text:span><text:span text:style-name="T97"> el desarrollo de otras áreas como el cómputo. Esta trayectoria nace de la necesidad de </text:span><text:span text:style-name="T216">formar profesionales</text:span><text:span text:style-name="T97"> que conozca</text:span><text:span text:style-name="T216">n</text:span><text:span text:style-name="T97"> ambas áreas para la implementación de proyectos tecnológicos en electricidad </text:span><text:span text:style-name="T217">y</text:span><text:span text:style-name="T97"> en cómputo; </text:span><text:span text:style-name="T216">tanto </text:span><text:span text:style-name="T217">de mantenimiento</text:span><text:span text:style-name="T97"> de infraestructura exist</text:span><text:span text:style-name="T218">ente; </text:span><text:span text:style-name="T216">como de </text:span><text:span text:style-name="T217">implementación de </text:span><text:span text:style-name="T216">nueva</text:span><text:span text:style-name="T215"> infraestructura </text:span><text:span text:style-name="T219">eléctrica y de cómputo</text:span><text:span text:style-name="T97">.</text:span></text:p>
            </text:list-item>
          </text:list>
        </text:list-item>
        <text:list-item>
          <text:p text:style-name="P82">Nivel Superior:</text:p>
          <text:list>
            <text:list-item>
              <text:p text:style-name="P88"><text:span text:style-name="T261">Licenciatura en Ingeniería </text:span><text:span text:style-name="T276">Geológica</text:span><text:span text:style-name="T261"> y Ambiental (LIGA):</text:span><text:span text:style-name="T91"> </text:span><text:span text:style-name="T97">Esta licenciatura nace de la necesidad de formar profesionales quienes </text:span><text:span text:style-name="T248">posean conocimientos </text:span><text:span text:style-name="T249">relativos al planeta Tierra en si, así como su composición, estructura evolución, historia, y los procesos que han llevado al planeta a su estado actual para poder aplicarlos tanto en sectores sociales de alto impacto como la construcción o la exploración y búsqueda de recursos naturales, así como la prevención de desastres y en general, cualquiera que requiera el cuidado de infraestructura terrestre</text:span><text:span text:style-name="T97">. </text:span><text:span text:style-name="T152">Por otra</text:span><text:span text:style-name="T127"> parte. </text:span><text:span text:style-name="T152">la</text:span><text:span text:style-name="T127"> Ingeniería Ambiental compaginará de </text:span><text:span text:style-name="T172">tal modo</text:span><text:span text:style-name="T127"> que estos profesionistas posean también conocimiento en estudios de </text:span><text:span text:style-name="T161">la </text:span><text:span text:style-name="T127">índole ambiental, ecológic</text:span><text:span text:style-name="T158">a</text:span><text:span text:style-name="T127"> y sustentable, que proyectarán a los proyectos de infraestructura </text:span><text:span text:style-name="T233">al contribuir</text:span><text:span text:style-name="T127"> </text:span><text:span text:style-name="T220">así </text:span><text:span text:style-name="T127">al desarrollo </text:span><text:span text:style-name="T152">científico y tecnológico</text:span><text:span text:style-name="T127"> con conciencia medioambiental.</text:span></text:p>
            </text:list-item>
            <text:list-item>
              <text:p text:style-name="P88"><text:soft-page-break/><text:span text:style-name="T261">Licenciatura en Ingeniería Textil y en Diseño (LITD):</text:span><text:span text:style-name="T91"> </text:span><text:span text:style-name="T97">Esta licenciatura nace de la necesidad indispensable de formar expertos en industria textil a nivel nacional, </text:span><text:span text:style-name="T113">así como</text:span><text:span text:style-name="T97"> del diseño </text:span><text:span text:style-name="T221">en sus ramas las cuales tengan mayor impacto social</text:span><text:span text:style-name="T97">. </text:span><text:span text:style-name="T234">Al considerar</text:span><text:span text:style-name="T97"> que en </text:span><text:span text:style-name="T153">México</text:span><text:span text:style-name="T97"> </text:span><text:span text:style-name="T237">son carentes </text:span><text:span text:style-name="T97">instituciones que impartan una ingeniería textil de calidad que compagine sus conocimientos </text:span><text:span text:style-name="T221">primigenios</text:span><text:span text:style-name="T97"> y </text:span><text:span text:style-name="T188">fundamentales</text:span><text:span text:style-name="T97"> con los saberes de la industria </text:span><text:span text:style-name="T128">5</text:span><text:span text:style-name="T97">.0, esta área del conocimiento ha quedado rezagada </text:span><text:span text:style-name="T234">y</text:span><text:span text:style-name="T97"> en simbiosis </text:span><text:span text:style-name="T234">ha llevado a estancarse</text:span><text:span text:style-name="T97"> a su mercado e industria. Por ello </text:span><text:span text:style-name="T153">se</text:span><text:span text:style-name="T97"> creará una licenciatura que tenga </text:span><text:span text:style-name="T221">saberes</text:span><text:span text:style-name="T97"> de</text:span><text:span text:style-name="T96">l ramo</text:span><text:span text:style-name="T97"> textil, la industria </text:span><text:span text:style-name="T153">5.</text:span><text:span text:style-name="T97">0 y lo complementará con una ingeniería en diseño que permita garantizar una formación bipartita de profesionistas interdisciplinarios </text:span><text:span text:style-name="T154">quienes, con conocimientos de <text:s/>diseño apliquen la estética como complemento a proyectos de infraestructura.</text:span></text:p>
            </text:list-item>
            <text:list-item>
              <text:p text:style-name="P88"><text:span text:style-name="T261">Licenciatura en Ingeniería Telemática e Hidroeléctrica (LITH):</text:span><text:span text:style-name="T91"> </text:span><text:span text:style-name="T97">Esta licenciatura nace de la necesidad de formar profesionales quienes sepan </text:span><text:span text:style-name="T98">de</text:span><text:span text:style-name="T97"> </text:span><text:span text:style-name="T175">implementación </text:span><text:span text:style-name="T250">y desarrollo de nuevas tecnologías tanto en telecomunicaciones como en materia energética relativa a sistemas hidráulicos, hidromecánicos y eléctricos, así como </text:span><text:span text:style-name="T97">también </text:span><text:span text:style-name="T175">se </text:span><text:span text:style-name="T97">formen </text:span><text:span text:style-name="T175">como </text:span><text:span text:style-name="T97">profesionales especializados en </text:span><text:span text:style-name="T98">nuevas tecnologías </text:span><text:span text:style-name="T222">y</text:span><text:span text:style-name="T112"> </text:span><text:span text:style-name="T250">relativas</text:span><text:span text:style-name="T222"> a </text:span><text:span text:style-name="T250">las</text:span><text:span text:style-name="T96"> redes de</text:span><text:span text:style-name="T98"> telecomunicaciones, </text:span><text:span text:style-name="T250">las redes de cómputo y el desarrollo de tecnología de infraestructura como los sistemas operativos o el diseño de dispositivos de hardware a diversos niveles.</text:span></text:p>
            </text:list-item>
            <text:list-item>
              <text:p text:style-name="P88"><text:span text:style-name="T261">Licenciatura en Ingeniería </text:span><text:span text:style-name="T271">en Biotecnología</text:span><text:span text:style-name="T261"> y Alimentos (LIBA):</text:span><text:span text:style-name="T91"> </text:span><text:span text:style-name="T98">Esta licenciatura nace de la necesidad de poseer profesionales dedicados al mantenimiento de cadenas de suministros </text:span><text:span text:style-name="T128">y</text:span><text:span text:style-name="T98"> alimentos y </text:span><text:span text:style-name="T176">también </text:span><text:span text:style-name="T98">de formar profesionales especializados en infraestructura y tecnologías alimentarias, así como en otros aspectos relativos a la conservación de la vida tanto la humana como la del entorno, </text:span><text:span text:style-name="T233">al permitir</text:span><text:span text:style-name="T98"> así un desarrollo más próspero de la población local y de este modo </text:span><text:span text:style-name="T235">mejorar</text:span><text:span text:style-name="T98"> </text:span><text:span text:style-name="T128">la</text:span><text:span text:style-name="T98"> calidad de vida a corto, mediano y largo plazo.</text:span></text:p>
            </text:list-item>
            <text:list-item>
              <text:p text:style-name="P88"><text:span text:style-name="T261">Licenciatura en Ingeniería en Ciberseguridad y Estrategia (LICE):</text:span><text:span text:style-name="T91"> </text:span><text:span text:style-name="T155">Esta licenciatura nace de la necesidad <text:line-break/>actual y vigente en la que la infraestructura crítica cibernética ya necesita protección contra vulnerabilidades y ataques, así como de la necesidad de formar a profesionales que posean formación para la atención de emergencias ciudadanas. Esta licenciatura promete la formación de profesionales con conocimientos para proteger </text:span><text:span text:style-name="T177">a </text:span><text:span text:style-name="T156">la población </text:span><text:span text:style-name="T155">que se les ha encomendado, tanto de forma personal como de forma cibernética.</text:span></text:p>
            </text:list-item>
          </text:list>
        </text:list-item>
        <text:list-item>
          <text:p text:style-name="P83">Nivel Posgrado:</text:p>
          <text:list>
            <text:list-item>
              <text:p text:style-name="P89"><text:span text:style-name="T46">Maestría en </text:span><text:span text:style-name="T49">Ingeniería</text:span><text:span text:style-name="T47"> </text:span><text:span text:style-name="T46">en </text:span><text:span text:style-name="T49">Infraestructura</text:span><text:span text:style-name="T46"> </text:span><text:span text:style-name="T48">y Complejidad</text:span><text:span text:style-name="T46"> (M</text:span><text:span text:style-name="T49">II</text:span><text:span text:style-name="T46">C):</text:span><text:span text:style-name="T50"> </text:span><text:span text:style-name="T51">Esta maestría nace </text:span><text:span text:style-name="T54">para atender</text:span><text:span text:style-name="T51"> </text:span><text:span text:style-name="T54">y</text:span><text:span text:style-name="T51"> </text:span><text:span text:style-name="T55">confrontar</text:span><text:span text:style-name="T51"> diversas necesidades. Primordialmente hay que rememorar que la UTG, si bien cuenta (hasta el momento) solamente </text:span><text:span text:style-name="T55">con </text:span><text:span text:style-name="T51">trayectorias académicas de </text:span><text:span text:style-name="T62">área 1</text:span><text:span text:style-name="T51"> (incluso a nivel técnico), algunas de ellas son interdisciplinarias (como </text:span><text:span text:style-name="T67">la Licenciatura en </text:span><text:span text:style-name="T55">Ingeniería en</text:span><text:span text:style-name="T51"> Biotecnología </text:span><text:span text:style-name="T67">y Alimentos</text:span><text:span text:style-name="T51"> o </text:span><text:span text:style-name="T67">la Licenciatura en</text:span><text:span text:style-name="T51"> </text:span><text:span text:style-name="T55">Ingeniería </text:span><text:span text:style-name="T67">Textil y</text:span><text:span text:style-name="T55"> en </text:span><text:span text:style-name="T51">Diseño). Por ello, y al poseer la UTG titulación por créditos de posgrado, </text:span><text:span text:style-name="T52">se buscará crear</text:span><text:span text:style-name="T51"> un posgrado que sea complementario,</text:span><text:span text:style-name="T55"> </text:span><text:span text:style-name="T51">afín </text:span><text:span text:style-name="T55">e </text:span><text:span text:style-name="T51">interdisciplinar, de tal suerte que pueda compaginar </text:span><text:span text:style-name="T55">y</text:span><text:span text:style-name="T51"> hermanar la mayoría de trayectorias académicas </text:span><text:span text:style-name="T56">de</text:span><text:span text:style-name="T51"> los </text:span><text:span text:style-name="T56">otros</text:span><text:span text:style-name="T51"> niveles </text:span><text:span text:style-name="T61">académicos.</text:span><text:span text:style-name="T51"> </text:span><text:span text:style-name="T53">A</text:span><text:span text:style-name="T51">l ser la </text:span><text:span text:style-name="T76">infraestructura</text:span><text:span text:style-name="T51"> </text:span><text:span text:style-name="T76">objetivo</text:span><text:span text:style-name="T51"> </text:span><text:span text:style-name="T77">inalienable</text:span><text:span text:style-name="T51"> </text:span><text:span text:style-name="T53">de</text:span><text:span text:style-name="T51"> </text:span><text:span text:style-name="T76">la</text:span><text:span text:style-name="T51"> ingeniería, es que se piensa en un posgrado </text:span><text:span text:style-name="T76">en infraestructura</text:span><text:span text:style-name="T51"> que </text:span><text:span text:style-name="T78">pretenda</text:span><text:span text:style-name="T51"> involucrarse </text:span><text:span text:style-name="T76">en desarrollos de ingeniería civil, telecomunicaciones, </text:span><text:span text:style-name="T77">energía, y de recursos acuíferos </text:span><text:span text:style-name="T78">o</text:span><text:span text:style-name="T77"> naturales. Igualmente se busca</text:span><text:span text:style-name="T52"> </text:span><text:span text:style-name="T77">alcanzar</text:span><text:span text:style-name="T57"> a la par</text:span><text:span text:style-name="T55"> a egresados</text:span><text:span text:style-name="T51"> de otras instituciones</text:span><text:span text:style-name="T52"> </text:span><text:span text:style-name="T55">qu</text:span><text:span text:style-name="T77">ienes</text:span><text:span text:style-name="T55"> </text:span><text:span text:style-name="T52">sean </text:span><text:span text:style-name="T78">de profesión</text:span><text:span text:style-name="T51"> matemáticos, físicos, actuarios </text:span><text:span text:style-name="T77">(</text:span><text:span text:style-name="T51">entre otros </text:span><text:span text:style-name="T68">afines</text:span><text:span text:style-name="T51">…); </text:span><text:span text:style-name="T77">de manera que se formen como</text:span><text:span text:style-name="T53"> especialistas en</text:span><text:span text:style-name="T51"> sistemas complejos que puedan </text:span><text:span text:style-name="T55">trabajar </text:span><text:span text:style-name="T51">conocimientos teóricos </text:span><text:span text:style-name="T78">o</text:span><text:span text:style-name="T51"> experimentales de su formación científica </text:span><text:span text:style-name="T77">o</text:span><text:span text:style-name="T51"> tecnológica </text:span><text:span text:style-name="T78">y aplicar dichos conocimientos hacia la creación e implementación de</text:span><text:span text:style-name="T51"> proyectos </text:span><text:span text:style-name="T56">de </text:span><text:span text:style-name="T69">mejora e impacto</text:span><text:span text:style-name="T51"> </text:span><text:span text:style-name="T53">social</text:span><text:span text:style-name="T51">.</text:span></text:p>
            </text:list-item>
          </text:list>
        </text:list-item>
      </text:list>
      <text:p text:style-name="P3">Universidad de Temascaltepec de González <text:span text:style-name="T6">(UTG)</text:span></text:p>
      <text:p text:style-name="P6"><text:span text:style-name="T38">Fase</text:span> 2</text:p>
      <text:p text:style-name="P26"><text:span text:style-name="T129">Una vez</text:span><text:span text:style-name="T91"> que la UTG </text:span><text:span text:style-name="T203">se ha consolidado </text:span><text:span text:style-name="T204">como institución educativa y a su vez, </text:span><text:span text:style-name="T205">se han </text:span><text:span text:style-name="T204">consolidado sus </text:span><text:span text:style-name="T205">primeros </text:span><text:span text:style-name="T204">programas académicos actuales, se</text:span><text:span text:style-name="T203"> </text:span><text:span text:style-name="T205">buscará</text:span><text:span text:style-name="T130"> extender su oferta académica </text:span><text:span text:style-name="T203">sin dejar de tener en cuenta la consideración de</text:span><text:span text:style-name="T202"> que, </text:span><text:span text:style-name="T205">toda trayectoria académica</text:span><text:span text:style-name="T132"> </text:span><text:span text:style-name="T205">ofertada</text:span><text:span text:style-name="T179"> </text:span><text:span text:style-name="T206">requerir</text:span><text:span text:style-name="T205">á para su apertura como</text:span><text:span text:style-name="T131"> </text:span><text:span text:style-name="T178">condici</text:span><text:span text:style-name="T179">o</text:span><text:span text:style-name="T178">n</text:span><text:span text:style-name="T179">es</text:span><text:span text:style-name="T131"> </text:span><text:span text:style-name="T279">«</text:span><text:span text:style-name="T280">sine qua non</text:span><text:span text:style-name="T279">»</text:span><text:span text:style-name="T131"> </text:span><text:span text:style-name="T205">el que dichas </text:span><text:span text:style-name="T204">trayectorias académicas atiendan </text:span><text:span text:style-name="T131">e</text:span><text:span text:style-name="T133">l </text:span><text:span text:style-name="T131">menester y</text:span><text:span text:style-name="T130"> bienestar </text:span><text:span text:style-name="T131">del ayuntamiento</text:span><text:span text:style-name="T210"> y de su población</text:span><text:span text:style-name="T134">. </text:span><text:span text:style-name="T210">P</text:span><text:span text:style-name="T203">or ello</text:span><text:span text:style-name="T134"> </text:span><text:span text:style-name="T135">se añaden </text:span><text:span text:style-name="T137">trayectoria</text:span><text:span text:style-name="T138">s</text:span><text:span text:style-name="T139"> </text:span><text:span text:style-name="T138">de bachillerato técnico, de </text:span><text:span text:style-name="T136">licenciatura </text:span><text:span text:style-name="T140">y de maestría</text:span><text:span text:style-name="T131"> </text:span><text:span text:style-name="T206">adicionales a las ya existentes, las cuales </text:span><text:span text:style-name="T240">lejos de</text:span><text:span text:style-name="T206"> contra</text:span><text:span text:style-name="T258">ponerse</text:span><text:span text:style-name="T206"> los objetivos universitarios </text:span><text:span text:style-name="T240">o</text:span><text:span text:style-name="T206"> a las trayectorias académicas </text:span><text:span text:style-name="T209">ya puestas en marcha, </text:span><text:span text:style-name="T259">las</text:span><text:span text:style-name="T206"> complementa</text:span><text:span text:style-name="T240">n</text:span><text:span text:style-name="T206"> </text:span><text:span text:style-name="T207">y</text:span><text:span text:style-name="T206"> </text:span><text:span text:style-name="T209">a su vez </text:span><text:span text:style-name="T206">at</text:span><text:span text:style-name="T259">ienden</text:span><text:span text:style-name="T206"> nuevas necesidades que anteriormente </text:span><text:span text:style-name="T243">era imposible</text:span><text:span text:style-name="T206"> </text:span><text:span text:style-name="T207">abordar con las trayectorias académicas </text:span><text:span text:style-name="T209">existentes</text:span><text:span text:style-name="T203">.</text:span></text:p>
      <text:p text:style-name="P26"><text:span text:style-name="T141">La </text:span><text:span text:style-name="T208">nueva</text:span><text:span text:style-name="T141"> oferta educativa de la UTG </text:span><text:span text:style-name="T208">que se añadirá </text:span><text:span text:style-name="T211">junto</text:span><text:span text:style-name="T208"> </text:span><text:span text:style-name="T211">a </text:span><text:span text:style-name="T208">las trayectorias anteriores </text:span><text:span text:style-name="T141">se detalla a continuación:</text:span></text:p>
      <text:list xml:id="list22413632058290" text:continue-numbering="true" text:style-name="L9">
        <text:list-item>
          <text:p text:style-name="P34">Nivel Medio Superior:</text:p>
          <text:list>
            <text:list-item>
              <text:p text:style-name="P35">Bachillerato Técnico <text:span text:style-name="T30">en </text:span>Enfermería <text:span text:style-name="T31">y Nutrición </text:span><text:span text:style-name="T23">(BTEN)</text:span>.</text:p>
            </text:list-item>
            <text:list-item>
              <text:p text:style-name="P35">Bachillerato Técnico <text:span text:style-name="T30">como</text:span> <text:span text:style-name="T32">Paramédico</text:span> y <text:span text:style-name="T33">Brigadista (BTPB)</text:span>.</text:p>
            </text:list-item>
          </text:list>
        </text:list-item>
        <text:list-item>
          <text:p text:style-name="P34">Nivel Superior:</text:p>
          <text:list>
            <text:list-item>
              <text:p text:style-name="P36"><text:span text:style-name="T35">Licenciatura en </text:span>Ingeniería <text:span text:style-name="T23">Estadística</text:span> y <text:span text:style-name="T23">Económica</text:span> (LI<text:span text:style-name="T23">EE</text:span>).</text:p>
            </text:list-item>
            <text:list-item>
              <text:p text:style-name="P71">Licenciatura en <text:span text:style-name="T23">Medicina </text:span><text:span text:style-name="T29">e Investigación Biomédica</text:span> (<text:span text:style-name="T23">L</text:span><text:span text:style-name="T26">M</text:span><text:span text:style-name="T29">IB</text:span>).</text:p>
            </text:list-item>
          </text:list>
        </text:list-item>
        <text:list-item>
          <text:p text:style-name="P72">Nivel Posgrado:</text:p>
          <text:list>
            <text:list-item>
              <text:p text:style-name="P37"><text:span text:style-name="T82">Maestría en Ciencias en </text:span><text:span text:style-name="T83">Toxicología </text:span><text:span text:style-name="T82">y </text:span><text:span text:style-name="T83">Farmacología</text:span><text:span text:style-name="T82">.</text:span></text:p>
            </text:list-item>
          </text:list>
        </text:list-item>
      </text:list>
      <text:p text:style-name="P16">Con la añadidura de las trayectorias académicas anteriores, los egresados de la UTG gozarán de los siguientes pases reglamentados:</text:p>
      <text:list xml:id="list22414341014141" text:continue-list="list1273760933" text:style-name="L10">
        <text:list-item>
          <text:p text:style-name="P95"><text:span text:style-name="T91">SECU: Pase directo hacia BTCM, BTGA, BTEC, BTC</text:span><text:span text:style-name="T224">S</text:span><text:span text:style-name="T91">, </text:span><text:span text:style-name="T228">BTEN y BTPB</text:span><text:span text:style-name="T91">.</text:span></text:p>
        </text:list-item>
        <text:list-item>
          <text:p text:style-name="P40">BTCM: Pase directo hacia LITD, LIGA, LITH <text:span text:style-name="T25">y LIEE</text:span>.</text:p>
        </text:list-item>
        <text:list-item>
          <text:p text:style-name="P40">BTGA: Pase directo hacia LIBA <text:span text:style-name="T25">y LIEE</text:span>. </text:p>
        </text:list-item>
        <text:list-item>
          <text:p text:style-name="P40">BTEC: Pase directo hacia LITD, LITH, LICE <text:span text:style-name="T25">y LIEE</text:span>.</text:p>
        </text:list-item>
        <text:list-item>
          <text:p text:style-name="P95"><text:span text:style-name="T91">BTC</text:span><text:span text:style-name="T224">S</text:span><text:span text:style-name="T91">: Pase directo hacia LICE </text:span><text:span text:style-name="T228">y LIEE</text:span><text:span text:style-name="T91">.</text:span></text:p>
        </text:list-item>
        <text:list-item>
          <text:p text:style-name="P73">BTEN: Pase directo hacia LIBA, LMIB y LIEE.</text:p>
        </text:list-item>
        <text:list-item>
          <text:p text:style-name="P73">BTPB: Pase directo hacia LIBA, LMIB y LIEE.</text:p>
        </text:list-item>
        <text:list-item>
          <text:p text:style-name="P60"><text:span text:style-name="T23">LITD, LIGA, LITH, LIBA, LICE </text:span><text:span text:style-name="T81">y</text:span><text:span text:style-name="T23"> </text:span><text:span text:style-name="T25">LIEE</text:span><text:span text:style-name="T23">: Pase directo a MIIC.</text:span></text:p>
        </text:list-item>
        <text:list-item>
          <text:p text:style-name="P74">LIBA, <text:span text:style-name="T34">LIGA</text:span> y LMIB: Pase directo a MC<text:span text:style-name="T40">TF</text:span>.</text:p>
        </text:list-item>
      </text:list>
      <text:p text:style-name="P11">Para cualquier otro aspirante sin relación académica a la UTG, así como los casos sin pase reglamentado, el medio de ingreso será <text:span text:style-name="T284">exclusivamente</text:span> mediante examen de admisión.</text:p>
      <text:p text:style-name="P96"><text:span text:style-name="T165">Organizador gráfico de pases directos (Fase </text:span><text:span text:style-name="T166">2</text:span><text:span text:style-name="T165">):</text:span></text:p>
      <text:p text:style-name="P19"/>
      <text:p text:style-name="P19"/>
      <text:p text:style-name="P92"><text:span text:style-name="T92">A</text:span><text:span text:style-name="T212">l igual que</text:span><text:span text:style-name="T92"> las trayectorias académicas de </text:span><text:span text:style-name="T103">Bachillerato Técnico, </text:span><text:span text:style-name="T92">Licenciatura </text:span><text:span text:style-name="T157">en Ingeniería </text:span><text:span text:style-name="T104">y</text:span><text:span text:style-name="T212"> Maestría en </text:span><text:span text:style-name="T260">Ingeniería</text:span><text:span text:style-name="T212"> </text:span><text:span text:style-name="T213">anteriormente </text:span><text:span text:style-name="T212">y</text:span><text:span text:style-name="T104">a establecidas</text:span><text:span text:style-name="T92">, estás nuevas trayectorias </text:span><text:span text:style-name="T105">tendrán formaci</text:span><text:span text:style-name="T180">ón</text:span><text:span text:style-name="T105"> bipartita en </text:span><text:span text:style-name="T162">dos</text:span><text:span text:style-name="T105"> áreas del conocimiento. </text:span><text:span text:style-name="T106">Para las trayectorias </text:span><text:span text:style-name="T212">de reciente creación tanto</text:span><text:span text:style-name="T157"> </text:span><text:span text:style-name="T106">de </text:span><text:span text:style-name="T92">Licenciatura</text:span><text:span text:style-name="T212"> como</text:span><text:span text:style-name="T103"> </text:span><text:span text:style-name="T109">de </text:span><text:span text:style-name="T107">M</text:span><text:span text:style-name="T109">aestría en </text:span><text:span text:style-name="T107">C</text:span><text:span text:style-name="T109">iencias</text:span><text:span text:style-name="T106">, se contemplan la</text:span><text:span text:style-name="T110">s siguientes </text:span><text:span text:style-name="T109">áreas de</text:span><text:span text:style-name="T111">l</text:span><text:span text:style-name="T109"> </text:span><text:span text:style-name="T111">conocimiento</text:span><text:span text:style-name="T109"> así como área</text:span><text:span text:style-name="T108">s</text:span><text:span text:style-name="T109"> de </text:span><text:span text:style-name="T107">especialización</text:span><text:span text:style-name="T109"> (respectivamente)</text:span><text:span text:style-name="T110">:</text:span></text:p>
      <text:p text:style-name="P17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table:number-columns-spanned="2" office:value-type="string">
            <text:p text:style-name="P112"><text:span text:style-name="T8">Licenciatura en </text:span><text:span text:style-name="T18">Medicina e</text:span><text:span text:style-name="T8"> </text:span><text:span text:style-name="T15">Investivación Biomédica</text:span><text:span text:style-name="T8"> (L</text:span><text:span text:style-name="T18">M</text:span><text:span text:style-name="T8">IB).</text:span></text:p>
          </table:table-cell>
          <table:covered-table-cell/>
        </table:table-row>
        <table:table-row>
          <table:table-cell table:style-name="Tabla4.A2" office:value-type="string">
            <text:list xml:id="list22414146819142" text:continue-list="list22413270792371" text:style-name="L1">
              <text:list-header>
                <text:p text:style-name="P113"><text:span text:style-name="T8">In</text:span><text:span text:style-name="T15">vestigación</text:span><text:span text:style-name="T19"> </text:span><text:span text:style-name="T15">biomédica</text:span><text:span text:style-name="T19">:</text:span></text:p>
              </text:list-header>
              <text:list-item text:start-value="1">
                <text:p text:style-name="P47">Física biomédica. *</text:p>
              </text:list-item>
              <text:list-item>
                <text:p text:style-name="P75"><text:span text:style-name="T39">Antropología biológica</text:span>. *</text:p>
              </text:list-item>
            </text:list>
          </table:table-cell>
          <table:table-cell table:style-name="Tabla4.B2" office:value-type="string">
            <text:list xml:id="list22414821876466" text:continue-numbering="true" text:style-name="L1">
              <text:list-item>
                <text:p text:style-name="P64"><text:span text:style-name="T288">Gestión y docencia en salud</text:span>.</text:p>
              </text:list-item>
              <text:list-item>
                <text:p text:style-name="P48"><text:span text:style-name="T22">Neurociencias y </text:span><text:span text:style-name="T5">bioalgoritmos</text:span><text:span text:style-name="T22">. *</text:span></text:p>
              </text:list-item>
              <text:list-item>
                <text:p text:style-name="P49">Genómica<text:span text:style-name="T4">s</text:span> y biología experimental. *</text:p>
              </text:list-item>
            </text:list>
          </table:table-cell>
        </table:table-row>
      </table:table>
      <text:p text:style-name="Text_20_body"/>
      <table:table table:name="Tabla5" table:style-name="Tabla5">
        <table:table-column table:style-name="Tabla5.A"/>
        <table:table-column table:style-name="Tabla5.B"/>
        <table:table-row>
          <table:table-cell table:style-name="Tabla5.A1" table:number-columns-spanned="2" office:value-type="string">
            <text:p text:style-name="P114"><text:span text:style-name="T8">Licenciatura en Ingeniería </text:span><text:span text:style-name="T9">Estadística</text:span><text:span text:style-name="T8"> y E</text:span><text:span text:style-name="T9">co</text:span><text:span text:style-name="T11">nómica </text:span><text:span text:style-name="T8">(</text:span><text:span text:style-name="T10">LI</text:span><text:span text:style-name="T9">E</text:span><text:span text:style-name="T10">E</text:span><text:span text:style-name="T8">).</text:span></text:p>
          </table:table-cell>
          <table:covered-table-cell/>
        </table:table-row>
        <table:table-row>
          <table:table-cell table:style-name="Tabla5.A2" office:value-type="string">
            <text:list xml:id="list22413823105204" text:continue-numbering="true" text:style-name="L1">
              <text:list-header>
                <text:p text:style-name="P115"><text:span text:style-name="T7">Ingeniería en </text:span><text:span text:style-name="T20">Economía</text:span><text:span text:style-name="T7">:</text:span></text:p>
              </text:list-header>
              <text:list-item text:start-value="1">
                <text:p text:style-name="P50">Econ<text:span text:style-name="T36">o</text:span>mí<text:span text:style-name="T36">a</text:span>.</text:p>
              </text:list-item>
              <text:list-item>
                <text:p text:style-name="P51">Finan<text:span text:style-name="T36">zas</text:span>.</text:p>
              </text:list-item>
              <text:list-item>
                <text:p text:style-name="P76">Actuaría.</text:p>
              </text:list-item>
            </text:list>
          </table:table-cell>
          <table:table-cell table:style-name="Tabla5.B2" office:value-type="string">
            <text:list text:style-name="L8">
              <text:list-header>
                <text:p text:style-name="P116"><text:span text:style-name="T7">Ingeniería en </text:span><text:span text:style-name="T20">Estadística</text:span><text:span text:style-name="T7">:</text:span></text:p>
              </text:list-header>
              <text:list-item>
                <text:p text:style-name="P59"><text:span text:style-name="T24">Matemática algorítmica</text:span>. *</text:p>
              </text:list-item>
              <text:list-item>
                <text:p text:style-name="P77">Visualización de datos. *</text:p>
              </text:list-item>
            </text:list>
          </table:table-cell>
        </table:table-row>
      </table:table>
      <text:p text:style-name="Text_20_body"/>
      <table:table table:name="Tabla7" table:style-name="Tabla7">
        <table:table-column table:style-name="Tabla7.A"/>
        <table:table-column table:style-name="Tabla7.B"/>
        <table:table-row>
          <table:table-cell table:style-name="Tabla7.A1" table:number-columns-spanned="2" office:value-type="string">
            <text:p text:style-name="P107"><text:span text:style-name="T8">Maestría en Ciencias en </text:span><text:span text:style-name="T13">Toxicología y Farmacología</text:span><text:span text:style-name="T8"> </text:span><text:span text:style-name="T14">(MC</text:span><text:span text:style-name="T13">TF</text:span><text:span text:style-name="T12">).</text:span></text:p>
          </table:table-cell>
          <table:covered-table-cell/>
        </table:table-row>
        <table:table-row table:style-name="Tabla7.2">
          <table:table-cell table:style-name="Tabla7.A2" office:value-type="string">
            <text:list xml:id="list22414527571591" text:continue-list="list22414674385632" text:style-name="L7">
              <text:list-header>
                <text:p text:style-name="P109"><text:span text:style-name="T13">Toxicología y Farmacología</text:span><text:span text:style-name="T12">:</text:span></text:p>
              </text:list-header>
              <text:list-item text:start-value="1">
                <text:p text:style-name="P78">Toxicología.</text:p>
              </text:list-item>
              <text:list-item>
                <text:p text:style-name="P78">Inmunología.</text:p>
              </text:list-item>
              <text:list-item>
                <text:p text:style-name="P79">Farmacología.</text:p>
              </text:list-item>
            </text:list>
          </table:table-cell>
          <table:table-cell table:style-name="Tabla7.B2" office:value-type="string">
            <text:list xml:id="list22414030861836" text:continue-numbering="true" text:style-name="L7">
              <text:list-item>
                <text:p text:style-name="P80">Biomatemáticas. *</text:p>
              </text:list-item>
              <text:list-item>
                <text:p text:style-name="P69"><text:span text:style-name="T287">Gestión del agua</text:span>.</text:p>
              </text:list-item>
              <text:list-item>
                <text:p text:style-name="P58"><text:span text:style-name="T84">Ciencias Genómicas</text:span><text:span text:style-name="T85">.</text:span></text:p>
              </text:list-item>
              <text:list-item>
                <text:p text:style-name="P81">Geociencias Ambientales. *</text:p>
              </text:list-item>
            </text:list>
          </table:table-cell>
        </table:table-row>
      </table:table>
      <text:p text:style-name="P13"/>
      <text:p text:style-name="P30"><text:span text:style-name="T91">*: Indica que dicha área del conocimiento es compartida entre al menos 2 </text:span><text:span text:style-name="T160">trayectorias académicas</text:span><text:span text:style-name="T186">.</text:span></text:p>
      <text:p text:style-name="P117">Universidad de Temascaltepec de González <text:span text:style-name="T6">(UTG)</text:span></text:p>
      <text:p text:style-name="P18"><text:span text:style-name="T89">Justificación </text:span><text:span text:style-name="T87">sintética </text:span><text:span text:style-name="T89">de las trayectorias académicas de la f</text:span><text:span text:style-name="T88">ase </text:span><text:span text:style-name="T90">2</text:span></text:p>
      <text:p text:style-name="P25"><text:span text:style-name="T50">Las trayectorias académicas de la fase 1 para la creación de la UTG, encuentra</text:span><text:span text:style-name="T58">n su</text:span><text:span text:style-name="T50"> justificación ya que son puramente trayectorias académicas que están enfocadas en el desarrollo e implementación de la infraestructura region</text:span><text:span text:style-name="T70">al</text:span><text:span text:style-name="T58">. La parte 2</text:span><text:span text:style-name="T63"> </text:span><text:span text:style-name="T65">atiende a otras necesidades, </text:span><text:span text:style-name="T63">ya</text:span><text:span text:style-name="T58"> que el bienestar </text:span><text:span text:style-name="T74">ofrecido al ayuntamiento</text:span><text:span text:style-name="T58"> </text:span><text:span text:style-name="T72">tiene alcance limitado para la solución de otros problemas y necesidades incluso</text:span><text:span text:style-name="T58"> mediante la vía </text:span><text:span text:style-name="T64">ya </text:span><text:span text:style-name="T58">puesta por el desarrollo e implementación de la infraestructura </text:span><text:span text:style-name="T64">solamente</text:span><text:span text:style-name="T58">, también es necesario el cuidado </text:span><text:span text:style-name="T71">integral y salubre</text:span><text:span text:style-name="T58"> de la </text:span><text:span text:style-name="T54">población.</text:span><text:span text:style-name="T58"> Por ello, la UTG </text:span><text:span text:style-name="T73">ahora impartirá </text:span><text:span text:style-name="T66">siguientes</text:span><text:span text:style-name="T58"> </text:span><text:span text:style-name="T73">trayectorias académicas</text:span><text:span text:style-name="T141">:</text:span></text:p>
      <text:list xml:id="list22414649387329" text:continue-list="list22413632058290" text:style-name="L9">
        <text:list-item>
          <text:p text:style-name="P84">Nivel Medio Superior:</text:p>
          <text:list>
            <text:list-item>
              <text:p text:style-name="P90"><text:span text:style-name="T261">Bachillerato Técnico </text:span><text:span text:style-name="T262">en </text:span><text:span text:style-name="T261">Enfermería </text:span><text:span text:style-name="T263">y Nutrición </text:span><text:span text:style-name="T264">(BTEN):</text:span><text:span text:style-name="T92"> </text:span><text:span text:style-name="T99">E</text:span><text:span text:style-name="T93">sta trayectoria nace de la necesidad de buscar, confrontar y atender las dolencias </text:span><text:span text:style-name="T181">salubres </text:span><text:span text:style-name="T93">de </text:span><text:span text:style-name="T99">la </text:span><text:span text:style-name="T93">población. Dad</text:span><text:span text:style-name="T197">o que</text:span><text:span text:style-name="T93"> la variedad de malestares </text:span><text:span text:style-name="T99">contemplados pueden abarcar</text:span><text:span text:style-name="T93"> </text:span><text:span text:style-name="T99">desde </text:span><text:span text:style-name="T93">problemas </text:span><text:span text:style-name="T99">dietéticos o </text:span><text:span text:style-name="T93">derivados de la alimentación </text:span><text:span text:style-name="T99">(</text:span><text:span text:style-name="T142">tales como</text:span><text:span text:style-name="T99"> </text:span><text:span text:style-name="T93">sobrepeso </text:span><text:span text:style-name="T142">o</text:span><text:span text:style-name="T93"> desnutrición) así como </text:span><text:span text:style-name="T198">de</text:span><text:span text:style-name="T93"> </text:span><text:span text:style-name="T99">enfermedades</text:span><text:span text:style-name="T93"> </text:span><text:span text:style-name="T198">las cuales</text:span><text:span text:style-name="T93"> requieran </text:span><text:span text:style-name="T99">servicio</text:span><text:span text:style-name="T181">s</text:span><text:span text:style-name="T99"> </text:span><text:span text:style-name="T181">de</text:span><text:span text:style-name="T142"> </text:span><text:span text:style-name="T199">atención </text:span><text:span text:style-name="T200">y asistencia</text:span><text:span text:style-name="T199"> </text:span><text:span text:style-name="T223">a</text:span><text:span text:style-name="T199"> la salud</text:span><text:span text:style-name="T142">; </text:span><text:span text:style-name="T93">es que se busca la formación de profesionales en enfermería y nutrición.</text:span></text:p>
            </text:list-item>
            <text:list-item>
              <text:p text:style-name="P90"><text:span text:style-name="T261">Bachillerato Técnico </text:span><text:span text:style-name="T262">como</text:span><text:span text:style-name="T261"> </text:span><text:span text:style-name="T265">Paramédico</text:span><text:span text:style-name="T261"> y </text:span><text:span text:style-name="T266">Brigadista (BTPB):</text:span><text:span text:style-name="T94"> </text:span><text:span text:style-name="T93">Esta trayectoria nace de la necesidad de contar con médicos de primer impacto para situaciones imprevistas, de emergencia y de urgencia médica, en las cuales se necesita forzosamente de un profesional que pueda proporcionar atención médica </text:span><text:span text:style-name="T99">prehospitalaria</text:span><text:span text:style-name="T93">. Así mismo bajo la enmienda del brigadismo, </text:span><text:span text:style-name="T99">este mismo </text:span><text:span text:style-name="T201">perfil </text:span><text:span text:style-name="T99">profesional </text:span><text:span text:style-name="T93">tendrá conocimientos complementarios a otras trayectorias para planificación en caso de emergencias del entorno tales como incendios o exposición a materiales tóxicos, </text:span><text:span text:style-name="T233">al poder</text:span><text:span text:style-name="T93"> </text:span><text:span text:style-name="T114">organizar</text:span><text:span text:style-name="T93"> y manejar a la población </text:span><text:span text:style-name="T251">en función d</text:span><text:span text:style-name="T182">el</text:span><text:span text:style-name="T93"> cuidado colectivo.</text:span></text:p>
            </text:list-item>
          </text:list>
        </text:list-item>
        <text:list-item>
          <text:p text:style-name="P84">Nivel Superior:</text:p>
          <text:list>
            <text:list-item>
              <text:p text:style-name="P90"><text:span text:style-name="T267">Licenciatura en </text:span><text:span text:style-name="T261">Ingeniería </text:span><text:span text:style-name="T264">Estadística</text:span><text:span text:style-name="T261"> y </text:span><text:span text:style-name="T264">Económica</text:span><text:span text:style-name="T261"> (LI</text:span><text:span text:style-name="T264">EE</text:span><text:span text:style-name="T261">):</text:span><text:span text:style-name="T91"> </text:span><text:span text:style-name="T93">Esta trayectoria nace de </text:span><text:span text:style-name="T194">una</text:span><text:span text:style-name="T193"> necesidad dado</text:span><text:span text:style-name="T93"> que <text:s/>en el ayuntamiento faltan especialistas en t</text:span><text:span text:style-name="T183">emas</text:span><text:span text:style-name="T93"> de matemáticas aplicadas al desarrollo económico y </text:span><text:span text:style-name="T95">estadístico</text:span><text:span text:style-name="T93">. Por ello, esta trayectoria bipartita se enfocará en </text:span><text:span text:style-name="T100">formar</text:span><text:span text:style-name="T93"> </text:span><text:span text:style-name="T95">profesionales con énfasis </text:span><text:span text:style-name="T183">para</text:span><text:span text:style-name="T95"> implementar y desarrollar planes tanto en instancia económica como estadística, </text:span><text:span text:style-name="T252">igualmente tendrá conocimiento</text:span><text:span text:style-name="T95"> para monitorear el desarrollo económico y financiero local, </text:span><text:span text:style-name="T143">así </text:span><text:span text:style-name="T95">como para </text:span><text:span text:style-name="T100">monitorear</text:span><text:span text:style-name="T95"> el desarrollo demográfico </text:span><text:span text:style-name="T254">del ayuntamiento</text:span><text:span text:style-name="T95"> </text:span><text:span text:style-name="T143">y </text:span><text:span text:style-name="T183">otros</text:span><text:span text:style-name="T143"> fenómenos derivados de</text:span><text:span text:style-name="T195">l</text:span><text:span text:style-name="T143"> desarrollo demográfico</text:span><text:span text:style-name="T95">.</text:span></text:p>
            </text:list-item>
            <text:list-item>
              <text:p text:style-name="P90"><text:span text:style-name="T268">Licenciatura en </text:span><text:span text:style-name="T264">Medicina </text:span><text:span text:style-name="T269">e Investigación Biomédica</text:span><text:span text:style-name="T268"> (</text:span><text:span text:style-name="T264">L</text:span><text:span text:style-name="T270">M</text:span><text:span text:style-name="T269">IB</text:span><text:span text:style-name="T268">):</text:span><text:span text:style-name="T101"> </text:span><text:span text:style-name="T95">Esta licenciatura se forma dado que, una necesidad pri</text:span><text:span text:style-name="T167">oritaria</text:span><text:span text:style-name="T95"> del </text:span><text:span text:style-name="T102">humano</text:span><text:span text:style-name="T95"> es </text:span><text:span text:style-name="T102">la</text:span><text:span text:style-name="T95"> salud, </text:span><text:span text:style-name="T184">la cual</text:span><text:span text:style-name="T95"> </text:span><text:span text:style-name="T241">es imposible</text:span><text:span text:style-name="T95"> ser sustituida, sustraída o suplantada con proyectos de infraestructura (los cuales solo pueden mejorar </text:span><text:span text:style-name="T144">la</text:span><text:span text:style-name="T95"> calidad de vida </text:span><text:span text:style-name="T242">pero sin </text:span><text:span text:style-name="T95">atender </text:span><text:span text:style-name="T144">la</text:span><text:span text:style-name="T95"> </text:span><text:span text:style-name="T196">salud humana</text:span><text:span text:style-name="T95">). </text:span><text:span text:style-name="T184">E</text:span><text:span text:style-name="T95">sta trayectoria </text:span><text:span text:style-name="T184">nace</text:span><text:span text:style-name="T95"> con </text:span><text:span text:style-name="T184">la prioridad </text:span><text:span text:style-name="T95">de salvaguardar la vida humana y también con el fin de desarrollar </text:span><text:span text:style-name="T196">investigación</text:span><text:span text:style-name="T95"> <text:s/>científica </text:span><text:span text:style-name="T185">en el ámbito de la medicina.</text:span></text:p>
            </text:list-item>
          </text:list>
        </text:list-item>
        <text:list-item>
          <text:p text:style-name="P85">Nivel Posgrado:</text:p>
          <text:list>
            <text:list-item>
              <text:p text:style-name="P91"><text:span text:style-name="T272">Maestría en Ciencias en </text:span><text:span text:style-name="T273">Toxicología </text:span><text:span text:style-name="T272">y </text:span><text:span text:style-name="T273">Farmacología </text:span><text:span text:style-name="T277">(MCTF)</text:span><text:span text:style-name="T273">: </text:span><text:span text:style-name="T95">Este posgrado nace de la necesidad de estudiar, entender y mejorar la vida, tanto la humana como del entorno vivo mismo, </text:span><text:span text:style-name="T102">con</text:span><text:span text:style-name="T95"> el cual se busca</text:span><text:span text:style-name="T102">rán</text:span><text:span text:style-name="T95"> que factores pueden ayudar a favorecerl</text:span><text:span text:style-name="T163">es</text:span><text:span text:style-name="T95"> para propiciarl</text:span><text:span text:style-name="T163">e</text:span><text:span text:style-name="T95">s, así como otros factores que puedan perjudicar la vida para buscar maneras de prevenirlos, acotarlos, o mitigarlos </text:span><text:span text:style-name="T187">sin daños colaterales a la vida o medio ambiente</text:span><text:span text:style-name="T95">; mediante el desarrollo de estudios en biol</text:span><text:span text:style-name="T164">o</text:span><text:span text:style-name="T95">gía y química que se complementen y puedan llevar al ayuntamiento a un bienestar que complemente </text:span><text:span text:style-name="T102">las</text:span><text:span text:style-name="T95"> </text:span><text:span text:style-name="T102">investigaciones y</text:span><text:span text:style-name="T95"> desarrollo</text:span><text:span text:style-name="T102">s</text:span><text:span text:style-name="T95"> de la</text:span><text:span text:style-name="T102">s</text:span><text:span text:style-name="T95"> de las otras áreas de estudio de la UTG.</text:span></text:p>
            </text:list-item>
          </text:list>
        </text:list-item>
      </text:list>
      <text:p text:style-name="P20">Esta ho<text:span text:style-name="T286">j</text:span>a se deja intencionalmente vacía salvo este text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2">
  <office:font-face-decls>
    <style:font-face style:name="Arial" svg:font-family="Arial"/>
    <style:font-face style:name="Arial1" svg:font-family="Arial" style:font-pitch="variable"/>
    <style:font-face style:name="DejaVu Sans" svg:font-family="'DejaVu Sans'"/>
    <style:font-face style:name="DejaVu Sans1" svg:font-family="'DejaVu Sans'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styles>
    <draw:fill-image draw:name="UTG_5f_4dk3" draw:display-name="UTG_4dk3" xlink:href="Pictures/1000000100000DAC00000DAC16C9D0C269E714AF.png" xlink:type="simple" xlink:show="embed" xlink:actuate="onLoad"/>
    <draw:marker draw:name="Puntas_20_de_20_flecha_20_17" draw:display-name="Puntas de flecha 17" svg:viewBox="0 0 20 20" svg:d="M0 20l10-20 10 20z"/>
    <draw:marker draw:name="Puntas_20_de_20_flecha_20_2" draw:display-name="Puntas de flecha 2" svg:viewBox="0 0 20 20" svg:d="M0 20l10-20 10 20z"/>
    <draw:marker draw:name="Puntas_20_de_20_flecha_20_28" draw:display-name="Puntas de flecha 28" svg:viewBox="0 0 20 20" svg:d="M0 20l10-20 10 20z"/>
    <draw:marker draw:name="Puntas_20_de_20_flecha_20_3" draw:display-name="Puntas de flecha 3" svg:viewBox="0 0 20 20" svg:d="M0 20l10-20 10 20z"/>
    <draw:marker draw:name="Puntas_20_de_20_flecha_20_30" draw:display-name="Puntas de flecha 30" svg:viewBox="0 0 20 20" svg:d="M0 20l10-20 10 20z"/>
    <draw:marker draw:name="Puntas_20_de_20_flecha_20_31" draw:display-name="Puntas de flecha 31" svg:viewBox="0 0 20 20" svg:d="M0 20l10-20 10 20z"/>
    <draw:marker draw:name="Puntas_20_de_20_flecha_20_32" draw:display-name="Puntas de flecha 32" svg:viewBox="0 0 20 20" svg:d="M0 20l10-20 10 20z"/>
    <draw:marker draw:name="Puntas_20_de_20_flecha_20_33" draw:display-name="Puntas de flecha 33" svg:viewBox="0 0 20 20" svg:d="M0 20l10-20 10 20z"/>
    <draw:marker draw:name="Puntas_20_de_20_flecha_20_34" draw:display-name="Puntas de flecha 34" svg:viewBox="0 0 20 20" svg:d="M0 20l10-20 10 20z"/>
    <draw:marker draw:name="Puntas_20_de_20_flecha_20_35" draw:display-name="Puntas de flecha 35" svg:viewBox="0 0 20 20" svg:d="M0 20l10-20 10 20z"/>
    <draw:marker draw:name="Puntas_20_de_20_flecha_20_36" draw:display-name="Puntas de flecha 36" svg:viewBox="0 0 20 20" svg:d="M0 20l10-20 10 20z"/>
    <draw:marker draw:name="Puntas_20_de_20_flecha_20_38" draw:display-name="Puntas de flecha 38" svg:viewBox="0 0 20 20" svg:d="M0 20l10-20 10 20z"/>
    <draw:marker draw:name="Puntas_20_de_20_flecha_20_39" draw:display-name="Puntas de flecha 39" svg:viewBox="0 0 20 20" svg:d="M0 20l10-20 10 20z"/>
    <draw:marker draw:name="Puntas_20_de_20_flecha_20_40" draw:display-name="Puntas de flecha 40" svg:viewBox="0 0 20 20" svg:d="M0 20l10-20 10 20z"/>
    <draw:marker draw:name="Puntas_20_de_20_flecha_20_41" draw:display-name="Puntas de flecha 41" svg:viewBox="0 0 20 20" svg:d="M0 20l10-20 10 20z"/>
    <draw:marker draw:name="Puntas_20_de_20_flecha_20_42" draw:display-name="Puntas de flecha 42" svg:viewBox="0 0 20 20" svg:d="M0 20l10-20 10 20z"/>
    <draw:marker draw:name="Puntas_20_de_20_flecha_20_43" draw:display-name="Puntas de flecha 43" svg:viewBox="0 0 20 20" svg:d="M0 20l10-20 10 20z"/>
    <draw:marker draw:name="Puntas_20_de_20_flecha_20_44" draw:display-name="Puntas de flecha 44" svg:viewBox="0 0 20 20" svg:d="M0 20l10-20 10 20z"/>
    <draw:marker draw:name="Puntas_20_de_20_flecha_20_45" draw:display-name="Puntas de flecha 45" svg:viewBox="0 0 20 20" svg:d="M0 20l10-20 10 20z"/>
    <draw:marker draw:name="Puntas_20_de_20_flecha_20_46" draw:display-name="Puntas de flecha 46" svg:viewBox="0 0 20 20" svg:d="M0 20l10-20 10 20z"/>
    <draw:marker draw:name="Puntas_20_de_20_flecha_20_47" draw:display-name="Puntas de flecha 47" svg:viewBox="0 0 20 20" svg:d="M0 20l10-20 10 20z"/>
    <draw:marker draw:name="Puntas_20_de_20_flecha_20_48" draw:display-name="Puntas de flecha 48" svg:viewBox="0 0 20 20" svg:d="M0 20l10-20 10 20z"/>
    <draw:marker draw:name="Puntas_20_de_20_flecha_20_50" draw:display-name="Puntas de flecha 50" svg:viewBox="0 0 20 20" svg:d="M0 20l10-20 10 20z"/>
    <draw:marker draw:name="Puntas_20_de_20_flecha_20_51" draw:display-name="Puntas de flecha 51" svg:viewBox="0 0 20 20" svg:d="M0 20l10-20 10 20z"/>
    <draw:marker draw:name="Puntas_20_de_20_flecha_20_52" draw:display-name="Puntas de flecha 52" svg:viewBox="0 0 20 20" svg:d="M0 20l10-20 10 20z"/>
    <draw:marker draw:name="Puntas_20_de_20_flecha_20_53" draw:display-name="Puntas de flecha 53" svg:viewBox="0 0 20 20" svg:d="M0 20l10-20 10 20z"/>
    <draw:marker draw:name="Puntas_20_de_20_flecha_20_54" draw:display-name="Puntas de flecha 54" svg:viewBox="0 0 20 20" svg:d="M0 20l10-20 10 20z"/>
    <draw:marker draw:name="Puntas_20_de_20_flecha_20_55" draw:display-name="Puntas de flecha 55" svg:viewBox="0 0 20 20" svg:d="M0 20l10-20 10 20z"/>
    <draw:marker draw:name="Puntas_20_de_20_flecha_20_56" draw:display-name="Puntas de flecha 56" svg:viewBox="0 0 20 20" svg:d="M0 20l10-20 10 20z"/>
    <draw:marker draw:name="Puntas_20_de_20_flecha_20_57" draw:display-name="Puntas de flecha 57" svg:viewBox="0 0 20 20" svg:d="M0 20l10-20 10 20z"/>
    <draw:marker draw:name="Puntas_20_de_20_flecha_20_58" draw:display-name="Puntas de flecha 58" svg:viewBox="0 0 20 20" svg:d="M0 20l10-20 10 20z"/>
    <draw:marker draw:name="msArrowEnd_20_5" draw:display-name="msArrowEnd 5" svg:viewBox="0 0 300 300" svg:d="M150 0l150 300h-300z"/>
    <draw:stroke-dash draw:name="Dash_20_1" draw:display-name="Dash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2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fo:color="#ff8000" loext:opacity="100%" style:font-name="Times New Roman" fo:font-family="'Times New Roman'" style:font-family-generic="roman" style:font-pitch="variable" fo:font-size="9.5pt" fo:font-weight="bold" style:font-name-asian="OpenSymbol" style:font-family-asian="OpenSymbol" style:font-charset-asian="x-symbol" style:font-size-asian="8.30000019073486pt" style:font-weight-asian="bold" style:font-name-complex="OpenSymbol" style:font-family-complex="OpenSymbol" style:font-charset-complex="x-symbol" style:font-size-complex="9.5pt" style:font-weight-complex="bold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ize="9.5pt" style:font-size-asian="8.30000019073486pt" style:font-size-complex="9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UTG_5f_4dk3" draw:fill-image-width="9.999cm" draw:fill-image-height="9.999cm" style:repeat="no-repeat" draw:fill-image-ref-point-x="0%" draw:fill-image-ref-point-y="0%" draw:fill-image-ref-point="center" draw:tile-repeat-offset="0% vertical" style:footnote-max-height="0cm" loext:margin-gutter="0cm">
        <style:background-image xlink:href="Pictures/1000000100000DAC00000DAC16C9D0C269E714AF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UTG_5f_4dk3" draw:fill-image-width="9.999cm" draw:fill-image-height="9.999cm" style:repeat="no-repeat" draw:fill-image-ref-point-x="0%" draw:fill-image-ref-point-y="0%" draw:fill-image-ref-point="center" draw:tile-repeat-offset="0% vertical" style:footnote-max-height="0cm" loext:margin-gutter="0cm">
        <style:background-image xlink:href="Pictures/1000000100000DAC00000DAC16C9D0C269E714AF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Right_20_Page" style:display-name="Right Page" style:page-layout-name="Mpm3" style:next-style-name="Left_20_Page"/>
    <style:master-page style:name="Left_20_Page" style:display-name="Left Page" style:page-layout-name="Mpm4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4-03-24T22:44:47.642410140</meta:creation-date>
    <dc:date>2025-01-25T02:24:12.570091878</dc:date>
    <meta:editing-duration>P1DT5H58M7S</meta:editing-duration>
    <meta:editing-cycles>332</meta:editing-cycles>
    <meta:generator>LibreOffice/7.4.7.2$Linux_X86_64 LibreOffice_project/40$Build-2</meta:generator>
    <meta:document-statistic meta:table-count="9" meta:image-count="0" meta:object-count="0" meta:page-count="11" meta:paragraph-count="171" meta:word-count="3166" meta:character-count="21128" meta:non-whitespace-character-count="18242"/>
  </office:meta>
</office:document-meta>
</file>